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Économie de l'ingénieur</text:title></text:p>
      <text:p text:style-name="OrgTitle"/>
      <text:p text:style-name="OrgSubtitle"><text:initial-creator>Philippe Carphin</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79b373">1. Économie de l'ingénieur</text:a></text:p>
          <text:p text:style-name="Contents_20_2"><text:a xlink:type="simple" xlink:href="#orged91392">1.1. Cours</text:a></text:p>
          <text:p text:style-name="Contents_20_3"><text:a xlink:type="simple" xlink:href="#orga7d23d3">1.1.1. Cours 1</text:a></text:p>
          <text:p text:style-name="Contents_20_3"><text:a xlink:type="simple" xlink:href="#org35d1835">1.1.2. Cours 2 État des flux de trésorie &amp; Ratios financiers</text:a></text:p>
          <text:p text:style-name="Contents_20_3"><text:a xlink:type="simple" xlink:href="#org1c2cd71">1.1.3. Cours 3 Immobilisations et amortissement</text:a></text:p>
          <text:p text:style-name="Contents_20_3"><text:a xlink:type="simple" xlink:href="#org6414f27">1.1.4. Cours 4 Intérêt et valeur de l'argent dans le temps</text:a></text:p>
          <text:p text:style-name="Contents_20_3"><text:a xlink:type="simple" xlink:href="#orge466234">1.1.5. Cours 5 Taux d'intérêts nominal et réel</text:a></text:p>
          <text:p text:style-name="Contents_20_3"><text:a xlink:type="simple" xlink:href="#orgc22a235">1.1.6. Cours 6 Seuil de rentabilité = Point Mort et analyse marginale</text:a></text:p>
          <text:p text:style-name="Contents_20_3"><text:a xlink:type="simple" xlink:href="#org72c5d8f">1.1.7. Cours 7 VAN, IR, DR, TRI, TRIM</text:a></text:p>
          <text:p text:style-name="Contents_20_3"><text:a xlink:type="simple" xlink:href="#orgf2b060b">1.1.8. Cours 8(Anas)</text:a></text:p>
          <text:p text:style-name="Contents_20_3"><text:a xlink:type="simple" xlink:href="#orgfd9cc2b">1.1.9. Cours 8 Métriques de comparaison (AE, CAE, RC, DUE), remplacement</text:a></text:p>
          <text:p text:style-name="Contents_20_3"><text:a xlink:type="simple" xlink:href="#org15d1f60">1.1.10. Cours 9,10 : Impôt</text:a></text:p>
          <text:p text:style-name="Contents_20_3"><text:a xlink:type="simple" xlink:href="#org4bb1a26">1.1.11. Cours 11,12 : Risque</text:a></text:p>
          <text:p text:style-name="Contents_20_2"><text:a xlink:type="simple" xlink:href="#org4aa548d">1.2. Don't forget:</text:a></text:p>
          <text:p text:style-name="Contents_20_2"><text:a xlink:type="simple" xlink:href="#orgbe11510">1.3. Matière</text:a></text:p>
          <text:p text:style-name="Contents_20_3"><text:a xlink:type="simple" xlink:href="#orgf6a678f">1.3.1. États financiers</text:a></text:p>
          <text:p text:style-name="Contents_20_3"><text:a xlink:type="simple" xlink:href="#org4336302">1.3.2. Ratios : Voir Cours 2.1 Ratios.pdf</text:a></text:p>
          <text:p text:style-name="Contents_20_3"><text:a xlink:type="simple" xlink:href="#orgbe3374d">1.3.3. Immobilisations et amortissement</text:a></text:p>
          <text:p text:style-name="Contents_20_3"><text:a xlink:type="simple" xlink:href="#org491b6f1">1.3.4. Intérêt et valeur de l'argent dans le temps</text:a></text:p>
          <text:p text:style-name="Contents_20_3"><text:a xlink:type="simple" xlink:href="#orgaada651">1.3.5. Interpolations:</text:a></text:p>
          <text:p text:style-name="Contents_20_2"><text:a xlink:type="simple" xlink:href="#org77714b8">1.4. Travaux Pratiques (TP)</text:a></text:p>
          <text:p text:style-name="Contents_20_2"><text:a xlink:type="simple" xlink:href="#orgc3efdf0">1.5. Feuille de formules</text:a></text:p>
        </text:index-body>
      </text:table-of-content>
      <text:h text:style-name="Heading_20_1" text:outline-level="1" text:is-list-header="false">
<text:bookmark-start text:name="OrgXref.orgc79b373"/>
<text:bookmark text:name="orgc79b373"/>Économie de l'ingénieur
<text:bookmark-end text:name="OrgXref.orgc79b373"/></text:h>
      <text:h text:style-name="Heading_20_2" text:outline-level="2" text:is-list-header="false">
<text:bookmark-start text:name="OrgXref.orged91392"/>
<text:bookmark text:name="orged91392"/>Cours
<text:bookmark-end text:name="OrgXref.orged91392"/></text:h>
      <text:h text:style-name="Heading_20_3" text:outline-level="3" text:is-list-header="false">
<text:bookmark-start text:name="OrgXref.orga7d23d3"/>
<text:bookmark text:name="orga7d23d3"/>Cours 1
<text:bookmark-end text:name="OrgXref.orga7d23d3"/></text:h>
      <text:p text:style-name="Text_20_body"><text:span text:style-name="Bold">J'ai manqué ce cours</text:span>.
Le sujet est les états financiers.
</text:p>
      <text:list text:style-name="OrgNumberedList" text:continue-numbering="false">
        <text:list-item>
          <text:p text:style-name="Text_20_body">
<text:bookmark-start text:name="OrgXref.org58bb0c7"/>
<text:bookmark text:name="org58bb0c7"/>Plan
<text:bookmark-end text:name="OrgXref.org58bb0c7"/></text:p>
          <text:list text:style-name="OrgBulletedList" text:continue-numbering="false">
            <text:list-item>
              <text:p text:style-name="Text_20_body">Introduction
</text:p>
            </text:list-item>
            <text:list-item>
              <text:p text:style-name="Text_20_body">Objectifs Généraux du cours
</text:p>
            </text:list-item>
            <text:list-item>
              <text:p text:style-name="Text_20_body">Formes d'entreprise
</text:p>
            </text:list-item>
            <text:list-item>
              <text:p text:style-name="Text_20_body">États financiers (présentation)
</text:p>
              <text:list text:style-name="OrgBulletedList" text:continue-numbering="true">
                <text:list-item>
                  <text:p text:style-name="Text_20_body">État de la situation financière
</text:p>
                </text:list-item>
                <text:list-item>
                  <text:p text:style-name="Text_20_body">État des résultats
</text:p>
                </text:list-item>
                <text:list-item>
                  <text:p text:style-name="Text_20_body">État des variations des capitaux propres
</text:p>
                </text:list-item>
                <text:list-item>
                  <text:p text:style-name="Text_20_body">État des flux de trésorie (prochain cours)
</text:p>
                </text:list-item>
              </text:list>
            </text:list-item>
            <text:list-item>
              <text:p text:style-name="Text_20_body">Exemple
</text:p>
            </text:list-item>
          </text:list>
        </text:list-item>
        <text:list-item>
          <text:p text:style-name="Text_20_body">
<text:bookmark-start text:name="OrgXref.org0846dc7"/>
<text:bookmark text:name="org0846dc7"/>Formes d'entreprise
<text:bookmark-end text:name="OrgXref.org0846dc7"/></text:p>
          <text:list text:style-name="OrgNumberedList" text:continue-numbering="true">
            <text:list-item>
              <text:p text:style-name="Text_20_body">
<text:bookmark-start text:name="OrgXref.org4622fd5"/>
<text:bookmark text:name="org4622fd5"/>Formes Juridiques
<text:bookmark-end text:name="OrgXref.org4622fd5"/></text:p>
              <text:list text:style-name="OrgNumberedList" text:continue-numbering="true">
                <text:list-item>
                  <text:p text:style-name="Text_20_body">
<text:bookmark-start text:name="OrgXref.org2a73b90"/>
<text:bookmark text:name="org2a73b90"/>Entreprise individuelle
<text:bookmark-end text:name="OrgXref.org2a73b90"/></text:p>
                </text:list-item>
                <text:list-item>
                  <text:p text:style-name="Text_20_body">
<text:bookmark-start text:name="OrgXref.org7648b11"/>
<text:bookmark text:name="org7648b11"/>Société de personnes
<text:bookmark-end text:name="OrgXref.org7648b11"/></text:p>
                </text:list-item>
                <text:list-item>
                  <text:p text:style-name="Text_20_body">
<text:bookmark-start text:name="OrgXref.orge9e0e82"/>
<text:bookmark text:name="orge9e0e82"/>Société de capitaux
<text:bookmark-end text:name="OrgXref.orge9e0e82"/></text:p>
                </text:list-item>
                <text:list-item>
                  <text:p text:style-name="Text_20_body">
<text:bookmark-start text:name="OrgXref.org2c9999f"/>
<text:bookmark text:name="org2c9999f"/>Coopérative
<text:bookmark-end text:name="OrgXref.org2c9999f"/></text:p>
                </text:list-item>
              </text:list>
            </text:list-item>
            <text:list-item>
              <text:p text:style-name="Text_20_body">
<text:bookmark-start text:name="OrgXref.orgaa3c79c"/>
<text:bookmark text:name="orgaa3c79c"/>Formes économiques
<text:bookmark-end text:name="OrgXref.orgaa3c79c"/></text:p>
              <text:list text:style-name="OrgNumberedList" text:continue-numbering="true">
                <text:list-item>
                  <text:p text:style-name="Text_20_body">
<text:bookmark-start text:name="OrgXref.org775d77c"/>
<text:bookmark text:name="org775d77c"/>Entreprise industrielle
<text:bookmark-end text:name="OrgXref.org775d77c"/></text:p>
                </text:list-item>
                <text:list-item>
                  <text:p text:style-name="Text_20_body">
<text:bookmark-start text:name="OrgXref.org2b7d22c"/>
<text:bookmark text:name="org2b7d22c"/>Entreprise comemrciale
<text:bookmark-end text:name="OrgXref.org2b7d22c"/></text:p>
                </text:list-item>
                <text:list-item>
                  <text:p text:style-name="Text_20_body">
<text:bookmark-start text:name="OrgXref.org60e4c63"/>
<text:bookmark text:name="org60e4c63"/>Entreprise de services
<text:bookmark-end text:name="OrgXref.org60e4c63"/></text:p>
                </text:list-item>
              </text:list>
            </text:list-item>
            <text:list-item>
              <text:p text:style-name="Text_20_body">
<text:bookmark-start text:name="OrgXref.org46a66b7"/>
<text:bookmark text:name="org46a66b7"/>Tableau sur les formes juridiques
<text:bookmark-end text:name="OrgXref.org46a66b7"/></text:p>
            </text:list-item>
          </text:list>
        </text:list-item>
        <text:list-item>
          <text:p text:style-name="Text_20_body">
<text:bookmark-start text:name="OrgXref.org960ee95"/>
<text:bookmark text:name="org960ee95"/>Comptabilité
<text:bookmark-end text:name="OrgXref.org960ee95"/></text:p>
          <text:list text:style-name="OrgNumberedList" text:continue-numbering="true">
            <text:list-item>
              <text:p text:style-name="Text_20_body">
<text:bookmark-start text:name="OrgXref.org20cc48d"/>
<text:bookmark text:name="org20cc48d"/>Définition
<text:bookmark-end text:name="OrgXref.org20cc48d"/></text:p>
              <text:p text:style-name="Text_20_body">C’est unsystème d’informationfinancière permettant de:
-enregistrerles opérations d’une entreprise
-lesregrouper
-les classer
-les présenter(dans les états financiers É/F) pour eninterpréter les résultats.
</text:p>
            </text:list-item>
            <text:list-item>
              <text:p text:style-name="Text_20_body">
<text:bookmark-start text:name="OrgXref.org8ddbf13"/>
<text:bookmark text:name="org8ddbf13"/>Rôle
<text:bookmark-end text:name="OrgXref.org8ddbf13"/></text:p>
              <text:p text:style-name="Text_20_body">Transformerl’ensemble des données financières en informations utiles et
pertinentes(É/F) pour les divers groupes qui forment l’environnement économique
de l’entreprise.
</text:p>
              <text:p text:style-name="Text_20_body">Depuis janvier 2011, les sociétés ouvertes (cotées en bourse) doivent adopter
les Normes internationales d'information financière (IFRS).
</text:p>
            </text:list-item>
          </text:list>
        </text:list-item>
        <text:list-item>
          <text:p text:style-name="Text_20_body">
<text:bookmark-start text:name="OrgXref.org3cbbbf2"/>
<text:bookmark text:name="org3cbbbf2"/>Notions de base
<text:bookmark-end text:name="OrgXref.org3cbbbf2"/></text:p>
          <text:list text:style-name="OrgBulletedList" text:continue-numbering="false">
            <text:list-item>
              <text:p text:style-name="Text_20_body">Personnalité de l’entreprise (entité séparée)
</text:p>
            </text:list-item>
            <text:list-item>
              <text:p text:style-name="Text_20_body">Indépendance des exercices et rattachement des
charges aux produits
</text:p>
            </text:list-item>
            <text:list-item>
              <text:p text:style-name="Text_20_body">Coût historique (valeur d’acquisition)
</text:p>
            </text:list-item>
            <text:list-item>
              <text:p text:style-name="Text_20_body">Comptabilisation (constatation des produits et charges)
</text:p>
            </text:list-item>
            <text:list-item>
              <text:p text:style-name="Text_20_body">Permanence des méthodes comptables
</text:p>
            </text:list-item>
            <text:list-item>
              <text:p text:style-name="Text_20_body">Prudence
</text:p>
            </text:list-item>
          </text:list>
        </text:list-item>
        <text:list-item>
          <text:p text:style-name="Text_20_body">
<text:bookmark-start text:name="OrgXref.org53b93ee"/>
<text:bookmark text:name="org53b93ee"/>étapes du système comptable
<text:bookmark-end text:name="OrgXref.org53b93ee"/></text:p>
          <text:p text:style-name="Text_20_body"><text:span text:style-name="Bold">NOTE</text:span> Seule la partie «Établissement des états financiers» sera traitée dans ce cours
</text:p>
          <text:list text:style-name="OrgNumberedList" text:continue-numbering="true">
            <text:list-item>
              <text:p text:style-name="Text_20_body">
<text:bookmark-start text:name="OrgXref.org87d5b41"/>
<text:bookmark text:name="org87d5b41"/>enregistrement des opérations
<text:bookmark-end text:name="OrgXref.org87d5b41"/></text:p>
              <text:p text:style-name="Text_20_body">journal général
</text:p>
            </text:list-item>
            <text:list-item>
              <text:p text:style-name="Text_20_body">
<text:bookmark-start text:name="OrgXref.orgd0d49ba"/>
<text:bookmark text:name="orgd0d49ba"/>report dans le grand livre général
<text:bookmark-end text:name="OrgXref.orgd0d49ba"/></text:p>
              <text:p text:style-name="Text_20_body">comptes en T
</text:p>
            </text:list-item>
            <text:list-item>
              <text:p text:style-name="Text_20_body">
<text:bookmark-start text:name="OrgXref.org7d3b05d"/>
<text:bookmark text:name="org7d3b05d"/>Établissement de la balance de vérification
<text:bookmark-end text:name="OrgXref.org7d3b05d"/></text:p>
            </text:list-item>
            <text:list-item>
              <text:p text:style-name="Text_20_body">
<text:bookmark-start text:name="OrgXref.orgad60773"/>
<text:bookmark text:name="orgad60773"/>Régularisation et clôture des comptes
<text:bookmark-end text:name="OrgXref.orgad60773"/></text:p>
              <text:p text:style-name="Text_20_body">Charges, Produits
</text:p>
            </text:list-item>
            <text:list-item>
              <text:p text:style-name="Text_20_body">
<text:bookmark-start text:name="OrgXref.orgeeb9e15"/>
<text:bookmark text:name="orgeeb9e15"/>Établissement des états financiers
<text:bookmark-end text:name="OrgXref.orgeeb9e15"/></text:p>
              <text:list text:style-name="OrgBulletedList" text:continue-numbering="false">
                <text:list-item>
                  <text:p text:style-name="Text_20_body">état des résultats
</text:p>
                </text:list-item>
                <text:list-item>
                  <text:p text:style-name="Text_20_body">état des variations des capitatux propres
</text:p>
                </text:list-item>
                <text:list-item>
                  <text:p text:style-name="Text_20_body">état de la situation financière
</text:p>
                </text:list-item>
                <text:list-item>
                  <text:p text:style-name="Text_20_body">état des flux de trésorerie
</text:p>
                </text:list-item>
              </text:list>
            </text:list-item>
          </text:list>
        </text:list-item>
        <text:list-item>
          <text:p text:style-name="Text_20_body">
<text:bookmark-start text:name="OrgXref.org3dd5359"/>
<text:bookmark text:name="org3dd5359"/>Compte en T
<text:bookmark-end text:name="OrgXref.org3dd5359"/></text:p>
        </text:list-item>
        <text:list-item>
          <text:p text:style-name="Text_20_body">
<text:bookmark-start text:name="OrgXref.org5f1f487"/>
<text:bookmark text:name="org5f1f487"/>Présentation des états financiers
<text:bookmark-end text:name="OrgXref.org5f1f487"/></text:p>
          <text:list text:style-name="OrgNumberedList" text:continue-numbering="true">
            <text:list-item>
              <text:p text:style-name="Text_20_body">
<text:bookmark-start text:name="OrgXref.org93168b6"/>
<text:bookmark text:name="org93168b6"/>État des résultats
<text:bookmark-end text:name="OrgXref.org93168b6"/></text:p>
              <text:list text:style-name="OrgNumberedList" text:continue-numbering="true">
                <text:list-item>
                  <text:p text:style-name="Text_20_body">
<text:bookmark-start text:name="OrgXref.org1a45bf9"/>
<text:bookmark text:name="org1a45bf9"/>Tableau
<text:bookmark-end text:name="OrgXref.org1a45bf9"/></text:p>
                </text:list-item>
              </text:list>
            </text:list-item>
          </text:list>
        </text:list-item>
      </text:list>
      <text:section text:style-name="OrgIndentedSection-Level-3" text:name="Section1">
        <table:table table:style-name="OrgTable">
          <table:table-column table:style-name="OrgTableColumn"/>
          <table:table-column table:style-name="OrgTableColumn"/>
          <table:table-header-rows>
            <table:table-row>
              <table:table-cell table:style-name="OrgTblCellT">
                <text:p text:style-name="OrgTableHeadingLeft">&lt;Nom compagnie&gt;</text:p>
              </table:table-cell>
              <table:table-cell table:style-name="OrgTblCellT">
                <text:p text:style-name="OrgTableHeadingLeft"/>
              </table:table-cell>
            </table:table-row>
            <table:table-row>
              <table:table-cell table:style-name="OrgTblCell">
                <text:p text:style-name="OrgTableHeadingLeft">État des résultats</text:p>
              </table:table-cell>
              <table:table-cell table:style-name="OrgTblCell">
                <text:p text:style-name="OrgTableHeadingLeft"/>
              </table:table-cell>
            </table:table-row>
            <table:table-row>
              <table:table-cell table:style-name="OrgTblCellB">
                <text:p text:style-name="OrgTableHeadingLeft">du j j-mm-aaaa au jj-mm-aaaa</text:p>
              </table:table-cell>
              <table:table-cell table:style-name="OrgTblCellB">
                <text:p text:style-name="OrgTableHeadingLeft"/>
              </table:table-cell>
            </table:table-row>
          </table:table-header-rows>
          <table:table-rows>
            <table:table-row>
              <table:table-cell table:style-name="OrgTblCellT">
                <text:p text:style-name="OrgTableContentsLeft"><text:span text:style-name="Underline">produits</text:span></text:p>
              </table:table-cell>
              <table:table-cell table:style-name="OrgTblCellT">
                <text:p text:style-name="OrgTableContentsLeft"/>
              </table:table-cell>
            </table:table-row>
            <table:table-row>
              <table:table-cell table:style-name="OrgTblCell">
                <text:p text:style-name="OrgTableContentsLeft">+ Ventes</text:p>
              </table:table-cell>
              <table:table-cell table:style-name="OrgTblCell">
                <text:p text:style-name="OrgTableContentsLeft">x</text:p>
              </table:table-cell>
            </table:table-row>
            <table:table-row>
              <table:table-cell table:style-name="OrgTblCell">
                <text:p text:style-name="OrgTableContentsLeft">- Couts des ventes</text:p>
              </table:table-cell>
              <table:table-cell table:style-name="OrgTblCell">
                <text:p text:style-name="OrgTableContentsLeft">(x)</text:p>
              </table:table-cell>
            </table:table-row>
            <table:table-row>
              <table:table-cell table:style-name="OrgTblCell">
                <text:p text:style-name="OrgTableContentsLeft"><text:span text:style-name="Bold">Résultats bruts</text:span></text:p>
              </table:table-cell>
              <table:table-cell table:style-name="OrgTblCell">
                <text:p text:style-name="OrgTableContentsLeft">XX</text:p>
              </table:table-cell>
            </table:table-row>
            <table:table-row>
              <table:table-cell table:style-name="OrgTblCell">
                <text:p text:style-name="OrgTableContentsLeft">+ Produits de location</text:p>
              </table:table-cell>
              <table:table-cell table:style-name="OrgTblCell">
                <text:p text:style-name="OrgTableContentsLeft">x</text:p>
              </table:table-cell>
            </table:table-row>
            <table:table-row>
              <table:table-cell table:style-name="OrgTblCell">
                <text:p text:style-name="OrgTableContentsLeft">+ Produits d'intérêts</text:p>
              </table:table-cell>
              <table:table-cell table:style-name="OrgTblCell">
                <text:p text:style-name="OrgTableContentsLeft">x</text:p>
              </table:table-cell>
            </table:table-row>
            <table:table-row>
              <table:table-cell table:style-name="OrgTblCell">
                <text:p text:style-name="OrgTableContentsLeft">+ Gains sur disposition (prix de vente - valeur comptable)</text:p>
              </table:table-cell>
              <table:table-cell table:style-name="OrgTblCell">
                <text:p text:style-name="OrgTableContentsLeft">x</text:p>
              </table:table-cell>
            </table:table-row>
            <table:table-row>
              <table:table-cell table:style-name="OrgTblCell">
                <text:p text:style-name="OrgTableContentsLeft"><text:span text:style-name="Underline">Charges</text:span></text:p>
              </table:table-cell>
              <table:table-cell table:style-name="OrgTblCell">
                <text:p text:style-name="OrgTableContentsLeft"/>
              </table:table-cell>
            </table:table-row>
            <table:table-row>
              <table:table-cell table:style-name="OrgTblCell">
                <text:p text:style-name="OrgTableContentsLeft">+ Écliectricité</text:p>
              </table:table-cell>
              <table:table-cell table:style-name="OrgTblCell">
                <text:p text:style-name="OrgTableContentsLeft">x</text:p>
              </table:table-cell>
            </table:table-row>
            <table:table-row>
              <table:table-cell table:style-name="OrgTblCell">
                <text:p text:style-name="OrgTableContentsLeft">+ Salaires</text:p>
              </table:table-cell>
              <table:table-cell table:style-name="OrgTblCell">
                <text:p text:style-name="OrgTableContentsLeft">x</text:p>
              </table:table-cell>
            </table:table-row>
            <table:table-row>
              <table:table-cell table:style-name="OrgTblCell">
                <text:p text:style-name="OrgTableContentsLeft">+ Assurances</text:p>
              </table:table-cell>
              <table:table-cell table:style-name="OrgTblCell">
                <text:p text:style-name="OrgTableContentsLeft">x</text:p>
              </table:table-cell>
            </table:table-row>
            <table:table-row>
              <table:table-cell table:style-name="OrgTblCell">
                <text:p text:style-name="OrgTableContentsLeft">+ Amortissement (Sans effet sur la trésorie)</text:p>
              </table:table-cell>
              <table:table-cell table:style-name="OrgTblCell">
                <text:p text:style-name="OrgTableContentsLeft">x</text:p>
              </table:table-cell>
            </table:table-row>
            <table:table-row>
              <table:table-cell table:style-name="OrgTblCell">
                <text:p text:style-name="OrgTableContentsLeft">+ Dépréciation des comptes client (Sans effet sur la trésorie)</text:p>
              </table:table-cell>
              <table:table-cell table:style-name="OrgTblCell">
                <text:p text:style-name="OrgTableContentsLeft">x</text:p>
              </table:table-cell>
            </table:table-row>
            <table:table-row>
              <table:table-cell table:style-name="OrgTblCell">
                <text:p text:style-name="OrgTableContentsLeft">+ Pertes sur disposition d'actif</text:p>
              </table:table-cell>
              <table:table-cell table:style-name="OrgTblCell">
                <text:p text:style-name="OrgTableContentsLeft">x</text:p>
              </table:table-cell>
            </table:table-row>
            <table:table-row>
              <table:table-cell table:style-name="OrgTblCell">
                <text:p text:style-name="OrgTableContentsLeft"><text:span text:style-name="Underline">Resultat net</text:span></text:p>
              </table:table-cell>
              <table:table-cell table:style-name="OrgTblCell">
                <text:p text:style-name="OrgTableContentsLeft"/>
              </table:table-cell>
            </table:table-row>
            <table:table-row>
              <table:table-cell table:style-name="OrgTblCell">
                <text:p text:style-name="OrgTableContentsLeft">= Sum(Produits) - Somme(Charges)</text:p>
              </table:table-cell>
              <table:table-cell table:style-name="OrgTblCell">
                <text:p text:style-name="OrgTableContentsLeft">XX</text:p>
              </table:table-cell>
            </table:table-row>
            <table:table-row>
              <table:table-cell table:style-name="OrgTblCell">
                <text:p text:style-name="OrgTableContentsLeft"><text:span text:style-name="Underline">Resultat net après impôts</text:span></text:p>
              </table:table-cell>
              <table:table-cell table:style-name="OrgTblCell">
                <text:p text:style-name="OrgTableContentsLeft"/>
              </table:table-cell>
            </table:table-row>
            <table:table-row>
              <table:table-cell table:style-name="OrgTblCellB">
                <text:p text:style-name="OrgTableContentsLeft">= Resultat net - impot</text:p>
              </table:table-cell>
              <table:table-cell table:style-name="OrgTblCellB">
                <text:p text:style-name="OrgTableContentsLeft">XX</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header>

</text:list-header>
                <text:list-item>
                  <text:p text:style-name="Text_20_body">
<text:bookmark-start text:name="OrgXref.org1f0f0e1"/>
<text:bookmark text:name="org1f0f0e1"/>Composantes
<text:bookmark-end text:name="OrgXref.org1f0f0e1"/></text:p>
                  <text:list text:style-name="OrgBulletedList" text:continue-numbering="false">
                    <text:list-item>
                      <text:p text:style-name="Text_20_body">Actifs(A):ressources économiques que l’entreprise possède ou sur lesquelles
elle exerce un contrôle et qui devraient lui procurer des avantages
économiques maintenant ou dans le futur.
</text:p>
                    </text:list-item>
                    <text:list-item>
                      <text:p text:style-name="Text_20_body">Passifs(P):obligations qu’a l’entreprise envers des tiers et dont le
règlement se fera par transfert d’actifs, la prestation de services ou tout
autre avantage.
</text:p>
                    </text:list-item>
                    <text:list-item>
                      <text:p text:style-name="Text_20_body">Capitauxpropres(C): mise(s) defonds du(des) propriétaire(s) auxquelles
s’ajoutent les résultats non distribués aux actionnaires sous forme de
dividendes (société par actions) et le surplus d’apport.
</text:p>
                    </text:list-item>
                  </text:list>
                </text:list-item>
                <text:list-item>
                  <text:p text:style-name="Text_20_body">
<text:bookmark-start text:name="OrgXref.org6ffeb15"/>
<text:bookmark text:name="org6ffeb15"/>Vérifications
<text:bookmark-end text:name="OrgXref.org6ffeb15"/></text:p>
                  <text:p text:style-name="Text_20_body">Les éléments ici influencent l'état de variations des capitaux propres et la
situation financière qui est vérifié avec l'équation comptable.
</text:p>
                </text:list-item>
              </text:list>
            </text:list-item>
            <text:list-item>
              <text:p text:style-name="Text_20_body">
<text:bookmark-start text:name="OrgXref.org3a5bfd0"/>
<text:bookmark text:name="org3a5bfd0"/>État des variations des capitaux propres
<text:bookmark-end text:name="OrgXref.org3a5bfd0"/></text:p>
              <text:list text:style-name="OrgNumberedList" text:continue-numbering="true">
                <text:list-item>
                  <text:p text:style-name="Text_20_body">
<text:bookmark-start text:name="OrgXref.orgd6afee9"/>
<text:bookmark text:name="orgd6afee9"/>Tableau
<text:bookmark-end text:name="OrgXref.orgd6afee9"/></text:p>
                </text:list-item>
              </text:list>
            </text:list-item>
          </text:list>
        </text:list-item>
      </text:list>
      <text:section text:style-name="OrgIndentedSection-Level-3" text:name="Section2">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
                <text:p text:style-name="OrgTableHeadingLeft">&lt;nom de la compagine&gt;</text:p>
              </table:table-cell>
              <table:table-cell table:style-name="OrgTblCellT">
                <text:p text:style-name="OrgTableHeadingLeft"/>
              </table:table-cell>
              <table:table-cell table:style-name="OrgTblCellT">
                <text:p text:style-name="OrgTableHeadingLeft"/>
              </table:table-cell>
              <table:table-cell table:style-name="OrgTblCellT">
                <text:p text:style-name="OrgTableHeadingLeft"/>
              </table:table-cell>
            </table:table-row>
            <table:table-row>
              <table:table-cell table:style-name="OrgTblCell">
                <text:p text:style-name="OrgTableHeadingLeft">État des variations des capitaux propres</text:p>
              </table:table-cell>
              <table:table-cell table:style-name="OrgTblCell">
                <text:p text:style-name="OrgTableHeadingLeft"/>
              </table:table-cell>
              <table:table-cell table:style-name="OrgTblCell">
                <text:p text:style-name="OrgTableHeadingLeft"/>
              </table:table-cell>
              <table:table-cell table:style-name="OrgTblCell">
                <text:p text:style-name="OrgTableHeadingLeft"/>
              </table:table-cell>
            </table:table-row>
            <table:table-row>
              <table:table-cell table:style-name="OrgTblCellB">
                <text:p text:style-name="OrgTableHeadingLeft">Période terminée le &lt;jj-mm-aa&gt;</text:p>
              </table:table-cell>
              <table:table-cell table:style-name="OrgTblCellB">
                <text:p text:style-name="OrgTableHeadingLeft"/>
              </table:table-cell>
              <table:table-cell table:style-name="OrgTblCellB">
                <text:p text:style-name="OrgTableHeadingLeft"/>
              </table:table-cell>
              <table:table-cell table:style-name="OrgTblCellB">
                <text:p text:style-name="OrgTableHeadingLeft"/>
              </table:table-cell>
            </table:table-row>
          </table:table-header-rows>
          <table:table-rows>
            <table:table-row>
              <table:table-cell table:style-name="OrgTblCellTB">
                <text:p text:style-name="OrgTableContentsLeft"/>
              </table:table-cell>
              <table:table-cell table:style-name="OrgTblCellTB">
                <text:p text:style-name="OrgTableContentsLeft">Capital Social</text:p>
              </table:table-cell>
              <table:table-cell table:style-name="OrgTblCellTB">
                <text:p text:style-name="OrgTableContentsLeft">RND</text:p>
              </table:table-cell>
              <table:table-cell table:style-name="OrgTblCellTB">
                <text:p text:style-name="OrgTableContentsLeft">Surplus d'apport</text:p>
              </table:table-cell>
            </table:table-row>
          </table:table-rows>
          <table:table-rows>
            <table:table-row>
              <table:table-cell table:style-name="OrgTblCellTB">
                <text:p text:style-name="OrgTableContentsLeft">Solde de début</text:p>
              </table:table-cell>
              <table:table-cell table:style-name="OrgTblCellTB">
                <text:p text:style-name="OrgTableContentsLeft">a</text:p>
              </table:table-cell>
              <table:table-cell table:style-name="OrgTblCellTB">
                <text:p text:style-name="OrgTableContentsLeft">b</text:p>
              </table:table-cell>
              <table:table-cell table:style-name="OrgTblCellTB">
                <text:p text:style-name="OrgTableContentsLeft">c</text:p>
              </table:table-cell>
            </table:table-row>
          </table:table-rows>
          <table:table-rows>
            <table:table-row>
              <table:table-cell table:style-name="OrgTblCellT">
                <text:p text:style-name="OrgTableContentsLeft">Surplus d'apport de la période</text:p>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h</text:p>
              </table:table-cell>
            </table:table-row>
            <table:table-row>
              <table:table-cell table:style-name="OrgTblCell">
                <text:p text:style-name="OrgTableContentsLeft">Emission d'actions</text:p>
              </table:table-cell>
              <table:table-cell table:style-name="OrgTblCell">
                <text:p text:style-name="OrgTableContentsLeft">d</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Rachat d'actions</text:p>
              </table:table-cell>
              <table:table-cell table:style-name="OrgTblCell">
                <text:p text:style-name="OrgTableContentsLeft">(e)</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Resultats de la periode</text:p>
              </table:table-cell>
              <table:table-cell table:style-name="OrgTblCell">
                <text:p text:style-name="OrgTableContentsLeft"/>
              </table:table-cell>
              <table:table-cell table:style-name="OrgTblCell">
                <text:p text:style-name="OrgTableContentsLeft">f</text:p>
              </table:table-cell>
              <table:table-cell table:style-name="OrgTblCell">
                <text:p text:style-name="OrgTableContentsLeft"/>
              </table:table-cell>
            </table:table-row>
            <table:table-row>
              <table:table-cell table:style-name="OrgTblCellB">
                <text:p text:style-name="OrgTableContentsLeft">Dividendes déclarés</text:p>
              </table:table-cell>
              <table:table-cell table:style-name="OrgTblCellB">
                <text:p text:style-name="OrgTableContentsLeft"/>
              </table:table-cell>
              <table:table-cell table:style-name="OrgTblCellB">
                <text:p text:style-name="OrgTableContentsLeft">(g)</text:p>
              </table:table-cell>
              <table:table-cell table:style-name="OrgTblCellB">
                <text:p text:style-name="OrgTableContentsLeft"/>
              </table:table-cell>
            </table:table-row>
          </table:table-rows>
          <table:table-rows>
            <table:table-row>
              <table:table-cell table:style-name="OrgTblCellTB">
                <text:p text:style-name="OrgTableContentsLeft">Solde de fin</text:p>
              </table:table-cell>
              <table:table-cell table:style-name="OrgTblCellTB">
                <text:p text:style-name="OrgTableContentsLeft">a + d - e</text:p>
              </table:table-cell>
              <table:table-cell table:style-name="OrgTblCellTB">
                <text:p text:style-name="OrgTableContentsLeft">b + f - g</text:p>
              </table:table-cell>
              <table:table-cell table:style-name="OrgTblCellTB">
                <text:p text:style-name="OrgTableContentsLeft">c + h</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header>

</text:list-header>
                <text:list-item>
                  <text:p text:style-name="Text_20_body">
<text:bookmark-start text:name="OrgXref.orgb6ee5df"/>
<text:bookmark text:name="orgb6ee5df"/>Explications
<text:bookmark-end text:name="OrgXref.orgb6ee5df"/></text:p>
                  <text:p text:style-name="Text_20_body">On prend a, b, c, de l'état des résultats.
</text:p>
                  <text:p text:style-name="Text_20_body">Émettre des actions augmente le capital social.  Les RDN de fin est notre RND
précédent plus nos résultats de la période moins la partie des résultats qu'on a
versé en dividendes.  Finalement le surplus d'apport est le surplus d'apport n-1
plus le surplus d'apport que les propriétaires on mis durant la période.
</text:p>
                </text:list-item>
                <text:list-item>
                  <text:p text:style-name="Text_20_body">
<text:bookmark-start text:name="OrgXref.org0d924c3"/>
<text:bookmark text:name="org0d924c3"/>Vérifications
<text:bookmark-end text:name="OrgXref.org0d924c3"/></text:p>
                  <text:p text:style-name="Text_20_body">Les éléments ici influencent l'état de la situation financière qui est vérifié
avec l'équation comptable.
</text:p>
                </text:list-item>
              </text:list>
            </text:list-item>
            <text:list-item>
              <text:p text:style-name="Text_20_body">
<text:bookmark-start text:name="OrgXref.org2c14bb4"/>
<text:bookmark text:name="org2c14bb4"/>État de la situation financière
<text:bookmark-end text:name="OrgXref.org2c14bb4"/></text:p>
              <text:list text:style-name="OrgNumberedList" text:continue-numbering="true">
                <text:list-item>
                  <text:p text:style-name="Text_20_body">
<text:bookmark-start text:name="OrgXref.orgfa4283a"/>
<text:bookmark text:name="orgfa4283a"/>Tableau
<text:bookmark-end text:name="OrgXref.orgfa4283a"/></text:p>
                </text:list-item>
              </text:list>
            </text:list-item>
          </text:list>
        </text:list-item>
      </text:list>
      <text:section text:style-name="OrgIndentedSection-Level-3" text:name="Section3">
        <table:table table:style-name="OrgTable">
          <table:table-column table:style-name="OrgTableColumn"/>
          <table:table-column table:style-name="OrgTableColumn"/>
          <table:table-column table:style-name="OrgTableColumn"/>
          <table:table-header-rows>
            <table:table-row>
              <table:table-cell table:style-name="OrgTblCellT">
                <text:p text:style-name="OrgTableHeadingLeft">&lt;Nom de la compagnie&gt;</text:p>
              </table:table-cell>
              <table:table-cell table:style-name="OrgTblCellT">
                <text:p text:style-name="OrgTableHeadingLeft"/>
              </table:table-cell>
              <table:table-cell table:style-name="OrgTblCellT">
                <text:p text:style-name="OrgTableHeadingLeft"/>
              </table:table-cell>
            </table:table-row>
            <table:table-row>
              <table:table-cell table:style-name="OrgTblCell">
                <text:p text:style-name="OrgTableHeadingLeft">État de la situation financière</text:p>
              </table:table-cell>
              <table:table-cell table:style-name="OrgTblCell">
                <text:p text:style-name="OrgTableHeadingLeft"/>
              </table:table-cell>
              <table:table-cell table:style-name="OrgTblCell">
                <text:p text:style-name="OrgTableHeadingLeft"/>
              </table:table-cell>
            </table:table-row>
            <table:table-row>
              <table:table-cell table:style-name="OrgTblCellB">
                <text:p text:style-name="OrgTableHeadingLeft">Au 31 décembre 2017</text:p>
              </table:table-cell>
              <table:table-cell table:style-name="OrgTblCellB">
                <text:p text:style-name="OrgTableHeadingLeft"/>
              </table:table-cell>
              <table:table-cell table:style-name="OrgTblCellB">
                <text:p text:style-name="OrgTableHeadingLeft"/>
              </table:table-cell>
            </table:table-row>
          </table:table-header-rows>
          <table:table-rows>
            <table:table-row>
              <table:table-cell table:style-name="OrgTblCellTB">
                <text:p text:style-name="OrgTableContentsLeft"/>
              </table:table-cell>
              <table:table-cell table:style-name="OrgTblCellTB">
                <text:p text:style-name="OrgTableContentsLeft">2017</text:p>
              </table:table-cell>
              <table:table-cell table:style-name="OrgTblCellTB">
                <text:p text:style-name="OrgTableContentsLeft">2018</text:p>
              </table:table-cell>
            </table:table-row>
          </table:table-rows>
          <table:table-rows>
            <table:table-row>
              <table:table-cell table:style-name="OrgTblCellTB">
                <text:p text:style-name="OrgTableContentsLeft"><text:span text:style-name="Underline">Actifs</text:span></text:p>
              </table:table-cell>
              <table:table-cell table:style-name="OrgTblCellTB">
                <text:p text:style-name="OrgTableContentsLeft"/>
              </table:table-cell>
              <table:table-cell table:style-name="OrgTblCellTB">
                <text:p text:style-name="OrgTableContentsLeft"/>
              </table:table-cell>
            </table:table-row>
          </table:table-rows>
          <table:table-rows>
            <table:table-row>
              <table:table-cell table:style-name="OrgTblCellT">
                <text:p text:style-name="OrgTableContentsLeft"><text:span text:style-name="Underline">Actifs courants</text:span> (&lt; 12 mois)</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Encaiss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Stock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Comptes Client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Placements à court term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Provision pour dépréciation des CC)</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Produits à recevoir</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Charges payées d'avanc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B">
                <text:p text:style-name="OrgTableContentsLeft"><text:span text:style-name="Bold">Total actifs courants</text:span></text:p>
              </table:table-cell>
              <table:table-cell table:style-name="OrgTblCellB">
                <text:p text:style-name="OrgTableContentsLeft">XX</text:p>
              </table:table-cell>
              <table:table-cell table:style-name="OrgTblCellB">
                <text:p text:style-name="OrgTableContentsLeft">XX</text:p>
              </table:table-cell>
            </table:table-row>
          </table:table-rows>
          <table:table-rows>
            <table:table-row>
              <table:table-cell table:style-name="OrgTblCellT">
                <text:p text:style-name="OrgTableContentsLeft"><text:span text:style-name="Underline">Actifs non-courants</text:span></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Immobilisation corporelle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Équipement/Machine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Amortissement cumulé Équipement/Machin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Immeuble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Amortissement cumulé immeuble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Immobilisations incorporelles (breuvets, licence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Placements à long term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B">
                <text:p text:style-name="OrgTableContentsLeft"><text:span text:style-name="Bold">Total actifs non-courants</text:span></text:p>
              </table:table-cell>
              <table:table-cell table:style-name="OrgTblCellB">
                <text:p text:style-name="OrgTableContentsLeft">XX</text:p>
              </table:table-cell>
              <table:table-cell table:style-name="OrgTblCellB">
                <text:p text:style-name="OrgTableContentsLeft">XX</text:p>
              </table:table-cell>
            </table:table-row>
          </table:table-rows>
          <table:table-rows>
            <table:table-row>
              <table:table-cell table:style-name="OrgTblCellTB">
                <text:p text:style-name="OrgTableContentsLeft"><text:span text:style-name="Bold">Total Actifs</text:span></text:p>
              </table:table-cell>
              <table:table-cell table:style-name="OrgTblCellTB">
                <text:p text:style-name="OrgTableContentsLeft">XXX</text:p>
              </table:table-cell>
              <table:table-cell table:style-name="OrgTblCellTB">
                <text:p text:style-name="OrgTableContentsLeft">XXX</text:p>
              </table:table-cell>
            </table:table-row>
          </table:table-rows>
          <table:table-rows>
            <table:table-row>
              <table:table-cell table:style-name="OrgTblCellTB">
                <text:p text:style-name="OrgTableContentsLeft">Passifs et Capitaux propres</text:p>
              </table:table-cell>
              <table:table-cell table:style-name="OrgTblCellTB">
                <text:p text:style-name="OrgTableContentsLeft"/>
              </table:table-cell>
              <table:table-cell table:style-name="OrgTblCellTB">
                <text:p text:style-name="OrgTableContentsLeft"/>
              </table:table-cell>
            </table:table-row>
          </table:table-rows>
          <table:table-rows>
            <table:table-row>
              <table:table-cell table:style-name="OrgTblCellT">
                <text:p text:style-name="OrgTableContentsLeft"><text:span text:style-name="Underline">Passifs courants</text:span></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Comptes fournisseur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Charges à payer</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Dividendes à payer</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Emprunts à court term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Obligations à court term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Produits différés (we owe merch to someon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B">
                <text:p text:style-name="OrgTableContentsLeft"><text:span text:style-name="Bold">Total pasifs courants</text:span></text:p>
              </table:table-cell>
              <table:table-cell table:style-name="OrgTblCellB">
                <text:p text:style-name="OrgTableContentsLeft">XX</text:p>
              </table:table-cell>
              <table:table-cell table:style-name="OrgTblCellB">
                <text:p text:style-name="OrgTableContentsLeft">XX</text:p>
              </table:table-cell>
            </table:table-row>
          </table:table-rows>
          <table:table-rows>
            <table:table-row>
              <table:table-cell table:style-name="OrgTblCellT">
                <text:p text:style-name="OrgTableContentsLeft"><text:span text:style-name="Underline">Passifs non courants</text:span></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Emprunts à long term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Hypothèqu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B">
                <text:p text:style-name="OrgTableContentsLeft"><text:span text:style-name="Bold">Total passifs non courants</text:span></text:p>
              </table:table-cell>
              <table:table-cell table:style-name="OrgTblCellB">
                <text:p text:style-name="OrgTableContentsLeft">XX</text:p>
              </table:table-cell>
              <table:table-cell table:style-name="OrgTblCellB">
                <text:p text:style-name="OrgTableContentsLeft">XX</text:p>
              </table:table-cell>
            </table:table-row>
          </table:table-rows>
          <table:table-rows>
            <table:table-row>
              <table:table-cell table:style-name="OrgTblCellT">
                <text:p text:style-name="OrgTableContentsLeft"><text:span text:style-name="Underline">Capitaux propres</text:span></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Capital social</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Résultats non distribué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Surplus d'apport</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B">
                <text:p text:style-name="OrgTableContentsLeft"><text:span text:style-name="Bold">Total Capitaux Propres</text:span></text:p>
              </table:table-cell>
              <table:table-cell table:style-name="OrgTblCellB">
                <text:p text:style-name="OrgTableContentsLeft">XX</text:p>
              </table:table-cell>
              <table:table-cell table:style-name="OrgTblCellB">
                <text:p text:style-name="OrgTableContentsLeft">XX</text:p>
              </table:table-cell>
            </table:table-row>
          </table:table-rows>
          <table:table-rows>
            <table:table-row>
              <table:table-cell table:style-name="OrgTblCellTB">
                <text:p text:style-name="OrgTableContentsLeft"><text:span text:style-name="Bold">Total passifs et capitaux propres</text:span></text:p>
              </table:table-cell>
              <table:table-cell table:style-name="OrgTblCellTB">
                <text:p text:style-name="OrgTableContentsLeft">XXX</text:p>
              </table:table-cell>
              <table:table-cell table:style-name="OrgTblCellTB">
                <text:p text:style-name="OrgTableContentsLeft">XXX</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header>

</text:list-header>
                <text:list-item>
                  <text:p text:style-name="Text_20_body">
<text:bookmark-start text:name="OrgXref.org0694e91"/>
<text:bookmark text:name="org0694e91"/>Vérifications:
<text:bookmark-end text:name="OrgXref.org0694e91"/></text:p>
                  <text:p text:style-name="Text_20_body">Voir équation comptable A = P + CP
Les éléments ici influencent l'état des flux de trésorie qui a ses propres vérifications.
</text:p>
                </text:list-item>
                <text:list-item>
                  <text:p text:style-name="Text_20_body">
<text:bookmark-start text:name="OrgXref.orgc9181e7"/>
<text:bookmark text:name="orgc9181e7"/>Remarques :
<text:bookmark-end text:name="OrgXref.orgc9181e7"/></text:p>
                  <text:p text:style-name="Text_20_body">Document de synthèse qui expose à une date donnée la situation financière d'une
entreprise en fournissant un résumé de l'ensemble de ses éléments d'actif (A),
de passif(P)et de capitaux propres (C).
</text:p>
                  <text:list text:style-name="OrgNumberedList" text:continue-numbering="false">
                    <text:list-item>
                      <text:p text:style-name="Text_20_body">La situation financière se compose de deux parties principales: les
éléments d'actif et les sources d'actif (passif et capitaux propres).
</text:p>
                    </text:list-item>
                    <text:list-item>
                      <text:p text:style-name="Text_20_body">Le total des éléments d'actif doit toujours égaler le total des sources
d'actif.
L'ÉQUATION COMPTABLE : A = P + C doit toujours être vérifiée.
</text:p>
                    </text:list-item>
                    <text:list-item>
                      <text:p text:style-name="Text_20_body">À tout moment, il est possible d'établir les capitaux propres d'une
entreprise.
A - P = C
</text:p>
                    </text:list-item>
                  </text:list>
                </text:list-item>
                <text:list-item>
                  <text:p text:style-name="Text_20_body">
<text:bookmark-start text:name="OrgXref.org6dca1a2"/>
<text:bookmark text:name="org6dca1a2"/>Équation comptable
<text:bookmark-end text:name="OrgXref.org6dca1a2"/></text:p>
                  <text:p text:style-name="Text_20_body">L'ÉQUATION COMPTABLE : A = P + C doit toujours être vérifiée.
</text:p>
                </text:list-item>
              </text:list>
            </text:list-item>
            <text:list-item>
              <text:p text:style-name="Text_20_body">
<text:bookmark-start text:name="OrgXref.orgaee0995"/>
<text:bookmark text:name="orgaee0995"/>État des flux de trésorie (prochain cours)
<text:bookmark-end text:name="OrgXref.orgaee0995"/></text:p>
              <text:list text:style-name="OrgNumberedList" text:continue-numbering="true">
                <text:list-item>
                  <text:p text:style-name="Text_20_body">
<text:bookmark-start text:name="OrgXref.org7d39d37"/>
<text:bookmark text:name="org7d39d37"/>Tableau
<text:bookmark-end text:name="OrgXref.org7d39d37"/></text:p>
                </text:list-item>
              </text:list>
            </text:list-item>
          </text:list>
        </text:list-item>
      </text:list>
      <text:section text:style-name="OrgIndentedSection-Level-3" text:name="Section4">
        <table:table table:style-name="OrgTable">
          <table:table-column table:style-name="OrgTableColumn"/>
          <table:table-column table:style-name="OrgTableColumn"/>
          <table:table-header-rows>
            <table:table-row>
              <table:table-cell table:style-name="OrgTblCellT">
                <text:p text:style-name="OrgTableHeadingLeft">Compagnie YY</text:p>
              </table:table-cell>
              <table:table-cell table:style-name="OrgTblCellT">
                <text:p text:style-name="OrgTableHeadingLeft"/>
              </table:table-cell>
            </table:table-row>
            <table:table-row>
              <table:table-cell table:style-name="OrgTblCell">
                <text:p text:style-name="OrgTableHeadingLeft">État des flux de trésorie (méthode indirecte)</text:p>
              </table:table-cell>
              <table:table-cell table:style-name="OrgTblCell">
                <text:p text:style-name="OrgTableHeadingLeft"/>
              </table:table-cell>
            </table:table-row>
            <table:table-row>
              <table:table-cell table:style-name="OrgTblCellB">
                <text:p text:style-name="OrgTableHeadingLeft">Du 1er Janvier au 31 décembre 2018</text:p>
              </table:table-cell>
              <table:table-cell table:style-name="OrgTblCellB">
                <text:p text:style-name="OrgTableHeadingLeft"/>
              </table:table-cell>
            </table:table-row>
          </table:table-header-rows>
          <table:table-rows>
            <table:table-row>
              <table:table-cell table:style-name="OrgTblCellTB">
                <text:p text:style-name="OrgTableContentsLeft">Activités de opérationnelles</text:p>
              </table:table-cell>
              <table:table-cell table:style-name="OrgTblCellTB">
                <text:p text:style-name="OrgTableContentsLeft"/>
              </table:table-cell>
            </table:table-row>
          </table:table-rows>
          <table:table-rows>
            <table:table-row>
              <table:table-cell table:style-name="OrgTblCellT">
                <text:p text:style-name="OrgTableContentsLeft">+ Resultat net</text:p>
              </table:table-cell>
              <table:table-cell table:style-name="OrgTblCellT">
                <text:p text:style-name="OrgTableContentsLeft">x</text:p>
              </table:table-cell>
            </table:table-row>
            <table:table-row>
              <table:table-cell table:style-name="OrgTblCell">
                <text:p text:style-name="OrgTableContentsLeft">+ Éléments sans effets sur la trésorie</text:p>
              </table:table-cell>
              <table:table-cell table:style-name="OrgTblCell">
                <text:p text:style-name="OrgTableContentsLeft">x</text:p>
              </table:table-cell>
            </table:table-row>
            <table:table-row>
              <table:table-cell table:style-name="OrgTblCell">
                <text:p text:style-name="OrgTableContentsLeft">(amortissement)</text:p>
              </table:table-cell>
              <table:table-cell table:style-name="OrgTblCell">
                <text:p text:style-name="OrgTableContentsLeft"/>
              </table:table-cell>
            </table:table-row>
            <table:table-row>
              <table:table-cell table:style-name="OrgTblCell">
                <text:p text:style-name="OrgTableContentsLeft">(Dépréciation des comptes clients)</text:p>
              </table:table-cell>
              <table:table-cell table:style-name="OrgTblCell">
                <text:p text:style-name="OrgTableContentsLeft"/>
              </table:table-cell>
            </table:table-row>
            <table:table-row>
              <table:table-cell table:style-name="OrgTblCell">
                <text:p text:style-name="OrgTableContentsLeft">+ Delta PC (Fin - Début) (exclure prov pour dépréc CC)</text:p>
              </table:table-cell>
              <table:table-cell table:style-name="OrgTblCell">
                <text:p text:style-name="OrgTableContentsLeft">x</text:p>
              </table:table-cell>
            </table:table-row>
            <table:table-row>
              <table:table-cell table:style-name="OrgTblCellB">
                <text:p text:style-name="OrgTableContentsLeft">+ Delta AC (Début - Fin) (exclure encaisse et placements CT)</text:p>
              </table:table-cell>
              <table:table-cell table:style-name="OrgTblCellB">
                <text:p text:style-name="OrgTableContentsLeft">x</text:p>
              </table:table-cell>
            </table:table-row>
          </table:table-rows>
          <table:table-rows>
            <table:table-row>
              <table:table-cell table:style-name="OrgTblCellTB">
                <text:p text:style-name="OrgTableContentsLeft"><text:span text:style-name="Bold">Total Activités Opérationnelles</text:span></text:p>
              </table:table-cell>
              <table:table-cell table:style-name="OrgTblCellTB">
                <text:p text:style-name="OrgTableContentsLeft">XX</text:p>
              </table:table-cell>
            </table:table-row>
          </table:table-rows>
          <table:table-rows>
            <table:table-row>
              <table:table-cell table:style-name="OrgTblCellTB">
                <text:p text:style-name="OrgTableContentsLeft">Activités de financement</text:p>
              </table:table-cell>
              <table:table-cell table:style-name="OrgTblCellTB">
                <text:p text:style-name="OrgTableContentsLeft"/>
              </table:table-cell>
            </table:table-row>
          </table:table-rows>
          <table:table-rows>
            <table:table-row>
              <table:table-cell table:style-name="OrgTblCellT">
                <text:p text:style-name="OrgTableContentsLeft">+ Émission d'actions</text:p>
              </table:table-cell>
              <table:table-cell table:style-name="OrgTblCellT">
                <text:p text:style-name="OrgTableContentsLeft">x</text:p>
              </table:table-cell>
            </table:table-row>
            <table:table-row>
              <table:table-cell table:style-name="OrgTblCell">
                <text:p text:style-name="OrgTableContentsLeft">- Versement de dividendes</text:p>
              </table:table-cell>
              <table:table-cell table:style-name="OrgTblCell">
                <text:p text:style-name="OrgTableContentsLeft">(x)</text:p>
              </table:table-cell>
            </table:table-row>
            <table:table-row>
              <table:table-cell table:style-name="OrgTblCell">
                <text:p text:style-name="OrgTableContentsLeft">+ Nouvel emprunts</text:p>
              </table:table-cell>
              <table:table-cell table:style-name="OrgTblCell">
                <text:p text:style-name="OrgTableContentsLeft">x</text:p>
              </table:table-cell>
            </table:table-row>
            <table:table-row>
              <table:table-cell table:style-name="OrgTblCell">
                <text:p text:style-name="OrgTableContentsLeft">- Remboursement d'emprunts</text:p>
              </table:table-cell>
              <table:table-cell table:style-name="OrgTblCell">
                <text:p text:style-name="OrgTableContentsLeft">(x)</text:p>
              </table:table-cell>
            </table:table-row>
            <table:table-row>
              <table:table-cell table:style-name="OrgTblCellB">
                <text:p text:style-name="OrgTableContentsLeft">- Frais financiers</text:p>
              </table:table-cell>
              <table:table-cell table:style-name="OrgTblCellB">
                <text:p text:style-name="OrgTableContentsLeft">(x)</text:p>
              </table:table-cell>
            </table:table-row>
          </table:table-rows>
          <table:table-rows>
            <table:table-row>
              <table:table-cell table:style-name="OrgTblCellTB">
                <text:p text:style-name="OrgTableContentsLeft"><text:span text:style-name="Bold">Total activités de financement</text:span></text:p>
              </table:table-cell>
              <table:table-cell table:style-name="OrgTblCellTB">
                <text:p text:style-name="OrgTableContentsLeft">XX</text:p>
              </table:table-cell>
            </table:table-row>
          </table:table-rows>
          <table:table-rows>
            <table:table-row>
              <table:table-cell table:style-name="OrgTblCellTB">
                <text:p text:style-name="OrgTableContentsLeft">Activité d'investissement</text:p>
              </table:table-cell>
              <table:table-cell table:style-name="OrgTblCellTB">
                <text:p text:style-name="OrgTableContentsLeft"/>
              </table:table-cell>
            </table:table-row>
          </table:table-rows>
          <table:table-rows>
            <table:table-row>
              <table:table-cell table:style-name="OrgTblCellT">
                <text:p text:style-name="OrgTableContentsLeft">- Achat d'actifs non courant</text:p>
              </table:table-cell>
              <table:table-cell table:style-name="OrgTblCellT">
                <text:p text:style-name="OrgTableContentsLeft">(x)</text:p>
              </table:table-cell>
            </table:table-row>
            <table:table-row>
              <table:table-cell table:style-name="OrgTblCellB">
                <text:p text:style-name="OrgTableContentsLeft">+ Disposition d'actif non courant</text:p>
              </table:table-cell>
              <table:table-cell table:style-name="OrgTblCellB">
                <text:p text:style-name="OrgTableContentsLeft">x</text:p>
              </table:table-cell>
            </table:table-row>
          </table:table-rows>
          <table:table-rows>
            <table:table-row>
              <table:table-cell table:style-name="OrgTblCellTB">
                <text:p text:style-name="OrgTableContentsLeft"><text:span text:style-name="Bold">Total Activités d'Investissement</text:span></text:p>
              </table:table-cell>
              <table:table-cell table:style-name="OrgTblCellTB">
                <text:p text:style-name="OrgTableContentsLeft">XX</text:p>
              </table:table-cell>
            </table:table-row>
          </table:table-rows>
          <table:table-rows>
            <table:table-row>
              <table:table-cell table:style-name="OrgTblCellT">
                <text:p text:style-name="OrgTableContentsLeft">Variation de la trésorie</text:p>
              </table:table-cell>
              <table:table-cell table:style-name="OrgTblCellT">
                <text:p text:style-name="OrgTableContentsLeft">XXX</text:p>
              </table:table-cell>
            </table:table-row>
            <table:table-row>
              <table:table-cell table:style-name="OrgTblCell">
                <text:p text:style-name="OrgTableContentsLeft">Trésorie de début</text:p>
              </table:table-cell>
              <table:table-cell table:style-name="OrgTblCell">
                <text:p text:style-name="OrgTableContentsLeft">XX</text:p>
              </table:table-cell>
            </table:table-row>
            <table:table-row>
              <table:table-cell table:style-name="OrgTblCellB">
                <text:p text:style-name="OrgTableContentsLeft">Trésorie de fin</text:p>
              </table:table-cell>
              <table:table-cell table:style-name="OrgTblCellB">
                <text:p text:style-name="OrgTableContentsLeft">XX</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header>

</text:list-header>
                <text:list-item>
                  <text:p text:style-name="Text_20_body">
<text:bookmark-start text:name="OrgXref.org27c3bfc"/>
<text:bookmark text:name="org27c3bfc"/>Vérifications
<text:bookmark-end text:name="OrgXref.org27c3bfc"/></text:p>
                  <text:p text:style-name="Quotations">Δ<text:span text:style-name="OrgSubscript">Tr</text:span> = Σ<text:span text:style-name="OrgSubscript">AO</text:span> + Σ<text:span text:style-name="OrgSubscript">AF</text:span> + Σ<text:span text:style-name="OrgSubscript">AI</text:span>
= Δ<text:span text:style-name="OrgSubscript">Encaisse</text:span> + Δ<text:span text:style-name="OrgSubscript">PlacementsCT</text:span>
</text:p>
                  <text:p text:style-name="Quotations">Tr<text:span text:style-name="OrgSubscript">Début</text:span> = Encaisse<text:span text:style-name="OrgSubscript">Début</text:span> + PlacementsCT<text:span text:style-name="OrgSubscript">Début</text:span>
</text:p>
                  <text:p text:style-name="Quotations">Tr<text:span text:style-name="OrgSubscript">Fin</text:span> = Encaisse<text:span text:style-name="OrgSubscript">Fin</text:span> + PlacementsCT<text:span text:style-name="OrgSubscript">Fin</text:span>
</text:p>
                </text:list-item>
              </text:list>
            </text:list-item>
          </text:list>
        </text:list-item>
      </text:list>
      <text:h text:style-name="Heading_20_3" text:outline-level="3" text:is-list-header="false">
<text:bookmark-start text:name="OrgXref.org35d1835"/>
<text:bookmark text:name="org35d1835"/>Cours 2 État des flux de trésorie &amp; Ratios financiers
<text:bookmark-end text:name="OrgXref.org35d1835"/></text:h>
      <text:list text:style-name="OrgNumberedList" text:continue-numbering="false">
        <text:list-item>
          <text:p text:style-name="Text_20_body">
<text:bookmark-start text:name="OrgXref.org87c5ee4"/>
<text:bookmark text:name="org87c5ee4"/>Etat de flux de trésorie mis avec les états financiers dans cours 1
<text:bookmark-end text:name="OrgXref.org87c5ee4"/></text:p>
        </text:list-item>
        <text:list-item>
          <text:p text:style-name="Text_20_body">
<text:bookmark-start text:name="OrgXref.orgfe3f309"/>
<text:bookmark text:name="orgfe3f309"/>Ratios : Voir <text:a xlink:type="simple" xlink:href="https://moodle.polymtl.ca/pluginfile.php/512706/mod_folder/content/0/Cours%25202.1%2520-%2520Ratios.pdf?forcedownload=0">Cours 2.1 Ratios.pdf</text:a>
<text:bookmark-end text:name="OrgXref.orgfe3f309"/></text:p>
          <text:list text:style-name="OrgNumberedList" text:continue-numbering="true">
            <text:list-item>
              <text:p text:style-name="Text_20_body">
<text:bookmark-start text:name="OrgXref.orga7ecb6d"/>
<text:bookmark text:name="orga7ecb6d"/>Ratios de liquidité
<text:bookmark-end text:name="OrgXref.orga7ecb6d"/></text:p>
              <text:list text:style-name="OrgNumberedList" text:continue-numbering="true">
                <text:list-item>
                  <text:p text:style-name="Text_20_body">
<text:bookmark-start text:name="OrgXref.orgf8d9619"/>
<text:bookmark text:name="orgf8d9619"/>Ratio de liquidité courante (ratio du fond de roulement)
<text:bookmark-end text:name="OrgXref.orgf8d9619"/></text:p>
                  <text:p text:style-name="OrgFixedWidthBlock">actif courants</text:p>
                  <text:p text:style-name="OrgFixedWidthBlock">---------------</text:p>
                  <text:p text:style-name="OrgFixedWidthBlockLastLine">passif courants</text:p>
                  <text:list text:style-name="OrgNumberedList" text:continue-numbering="true">
                    <text:list-item>
                      <text:p text:style-name="Text_20_body">
<text:bookmark-start text:name="OrgXref.org8803e7d"/>
<text:bookmark text:name="org8803e7d"/>Interprétation
<text:bookmark-end text:name="OrgXref.org8803e7d"/></text:p>
                      <text:p text:style-name="Text_20_body"><text:span text:style-name="Bold">Capacité d'une entreprise à faire face à ses obligations financières à court
terme lorsqu'elles viennent à échéance</text:span>
</text:p>
                      <text:list text:style-name="OrgBulletedList" text:continue-numbering="false">
                        <text:list-item>
                          <text:p text:style-name="Text_20_body">&lt; 1: la compagnie a de la misère à rembourser ses dettes
</text:p>
                        </text:list-item>
                        <text:list-item>
                          <text:p text:style-name="Text_20_body">&gt; 2: L'entreprise a trop de stocks
</text:p>
                        </text:list-item>
                        <text:list-item>
                          <text:p text:style-name="Text_20_body">[1.2, 2.0] : La majorité des analystes estiment que c'est idéal 
</text:p>
                        </text:list-item>
                      </text:list>
                    </text:list-item>
                  </text:list>
                </text:list-item>
                <text:list-item>
                  <text:p text:style-name="Text_20_body">
<text:bookmark-start text:name="OrgXref.orgbbb1003"/>
<text:bookmark text:name="orgbbb1003"/>Ratio de liquidité relative (Ratio de liquidité immédiate)
<text:bookmark-end text:name="OrgXref.orgbbb1003"/></text:p>
                  <text:p text:style-name="OrgFixedWidthBlock">actif courant - stocks - frais payés d'avance</text:p>
                  <text:p text:style-name="OrgFixedWidthBlock">---------------------------------------------</text:p>
                  <text:p text:style-name="OrgFixedWidthBlockLastLine"> <text:s text:c="13"/>passif courant</text:p>
                  <text:list text:style-name="OrgNumberedList" text:continue-numbering="true">
                    <text:list-item>
                      <text:p text:style-name="Text_20_body">
<text:bookmark-start text:name="OrgXref.orgf241ea7"/>
<text:bookmark text:name="orgf241ea7"/>Interprétation
<text:bookmark-end text:name="OrgXref.orgf241ea7"/></text:p>
                      <text:p text:style-name="Text_20_body">*Indique si on peut rembourser le passif à court terme sans avoir à vendre les
stocks. Si le ratio est nettement inférieur au ratio de liquidé courante, cela
signifie que l'actif à court terme dépend étroitement des stocks.*
</text:p>
                      <text:list text:style-name="OrgBulletedList" text:continue-numbering="false">
                        <text:list-item>
                          <text:p text:style-name="Text_20_body">Idéal : [1,2]
</text:p>
                        </text:list-item>
                      </text:list>
                    </text:list-item>
                  </text:list>
                </text:list-item>
              </text:list>
            </text:list-item>
            <text:list-item>
              <text:p text:style-name="Text_20_body">
<text:bookmark-start text:name="OrgXref.orgcd75428"/>
<text:bookmark text:name="orgcd75428"/>Ratios d'endettement
<text:bookmark-end text:name="OrgXref.orgcd75428"/></text:p>
              <text:list text:style-name="OrgNumberedList" text:continue-numbering="true">
                <text:list-item>
                  <text:p text:style-name="Text_20_body">
<text:bookmark-start text:name="OrgXref.org5fe09a2"/>
<text:bookmark text:name="org5fe09a2"/>Ratio d'endettement
<text:bookmark-end text:name="OrgXref.org5fe09a2"/></text:p>
                  <text:p text:style-name="OrgFixedWidthBlock">passif total</text:p>
                  <text:p text:style-name="OrgFixedWidthBlock">------------</text:p>
                  <text:p text:style-name="OrgFixedWidthBlockLastLine">actif total</text:p>
                  <text:list text:style-name="OrgNumberedList" text:continue-numbering="true">
                    <text:list-item>
                      <text:p text:style-name="Text_20_body">
<text:bookmark-start text:name="OrgXref.orgde1e588"/>
<text:bookmark text:name="orgde1e588"/>Interprétation
<text:bookmark-end text:name="OrgXref.orgde1e588"/></text:p>
                      <text:p text:style-name="Text_20_body">Capacité de respecter ses engagements à long terme
</text:p>
                      <text:list text:style-name="OrgBulletedList" text:continue-numbering="false">
                        <text:list-item>
                          <text:p text:style-name="Text_20_body">&lt; 30% : Excellent
</text:p>
                        </text:list-item>
                        <text:list-item>
                          <text:p text:style-name="Text_20_body">[30%, 36%] : bon
</text:p>
                        </text:list-item>
                        <text:list-item>
                          <text:p text:style-name="Text_20_body">&gt; 40% : Problématique
</text:p>
                        </text:list-item>
                      </text:list>
                    </text:list-item>
                  </text:list>
                </text:list-item>
                <text:list-item>
                  <text:p text:style-name="Text_20_body">
<text:bookmark-start text:name="OrgXref.org4f1a584"/>
<text:bookmark text:name="org4f1a584"/>Ratio de la couverture des intérêts
<text:bookmark-end text:name="OrgXref.org4f1a584"/></text:p>
                  <text:p text:style-name="OrgFixedWidthBlock">Résultat avant intérêts et impôts</text:p>
                  <text:p text:style-name="OrgFixedWidthBlock">---------------------------------</text:p>
                  <text:p text:style-name="OrgFixedWidthBlockLastLine"> <text:s text:c="6"/>Intérêts</text:p>
                  <text:list text:style-name="OrgNumberedList" text:continue-numbering="true">
                    <text:list-item>
                      <text:p text:style-name="Text_20_body">
<text:bookmark-start text:name="OrgXref.orgb7c84c6"/>
<text:bookmark text:name="orgb7c84c6"/>Interprétation
<text:bookmark-end text:name="OrgXref.orgb7c84c6"/></text:p>
                      <text:p text:style-name="Text_20_body">Indique dans quelle mesure les intérêts débiteurs sont couverts par les flux de
trésorie de la société.
</text:p>
                      <text:list text:style-name="OrgBulletedList" text:continue-numbering="false">
                        <text:list-item>
                          <text:p text:style-name="Text_20_body">&lt; 1 : La société peut éprouver de véritables difficultés à régler ses intérêts
débiteurs et le risque de défaut de paiement est jugé élevé.
</text:p>
                        </text:list-item>
                        <text:list-item>
                          <text:p text:style-name="Text_20_body">&gt; 1.5 : Idéal
</text:p>
                        </text:list-item>
                      </text:list>
                    </text:list-item>
                  </text:list>
                </text:list-item>
              </text:list>
            </text:list-item>
            <text:list-item>
              <text:p text:style-name="Text_20_body">
<text:bookmark-start text:name="OrgXref.org6bbfe83"/>
<text:bookmark text:name="org6bbfe83"/>Ratios de performance
<text:bookmark-end text:name="OrgXref.org6bbfe83"/></text:p>
              <text:list text:style-name="OrgNumberedList" text:continue-numbering="true">
                <text:list-item>
                  <text:p text:style-name="Text_20_body">
<text:bookmark-start text:name="OrgXref.org02da7da"/>
<text:bookmark text:name="org02da7da"/>Ratio de rotation de l'actif
<text:bookmark-end text:name="OrgXref.org02da7da"/></text:p>
                  <text:p text:style-name="OrgFixedWidthBlock"> <text:s text:c="5"/>Ventes nettes</text:p>
                  <text:p text:style-name="OrgFixedWidthBlock">-------------------------</text:p>
                  <text:p text:style-name="OrgFixedWidthBlock">Valeur moyenne de l'actif</text:p>
                  <text:p text:style-name="OrgFixedWidthBlock"/>
                  <text:p text:style-name="OrgFixedWidthBlock">Valeur moyenne = (montant de fin + montant de début) / 2</text:p>
                  <text:p text:style-name="OrgFixedWidthBlockLastLine">Ventes nettes = ventes moins les rendus, rabais et escomptes sur les ventes</text:p>
                  <text:list text:style-name="OrgNumberedList" text:continue-numbering="true">
                    <text:list-item>
                      <text:p text:style-name="Text_20_body">
<text:bookmark-start text:name="OrgXref.orge3f8277"/>
<text:bookmark text:name="orge3f8277"/>Interprétation
<text:bookmark-end text:name="OrgXref.orge3f8277"/></text:p>
                      <text:list text:style-name="OrgBulletedList" text:continue-numbering="false">
                        <text:list-item>
                          <text:p text:style-name="Text_20_body">Il indique le montant du chiffre d'affaires généré par chaque dollar investi
dans l'actif total.
</text:p>
                        </text:list-item>
                        <text:list-item>
                          <text:p text:style-name="Text_20_body">Habituellement, plus le ratio est élevé, plus la gestion des actifs est
optimale.
</text:p>
                        </text:list-item>
                        <text:list-item>
                          <text:p text:style-name="Text_20_body">Par exemple, un ratio de 0,60 $ indique que chaque dollar investi rapporte
0,60 $ de ventes nettes.
</text:p>
                        </text:list-item>
                        <text:list-item>
                          <text:p text:style-name="Text_20_body">Ce ratio est utile pour se comparer à ses concurrents.
</text:p>
                        </text:list-item>
                      </text:list>
                    </text:list-item>
                  </text:list>
                </text:list-item>
                <text:list-item>
                  <text:p text:style-name="Text_20_body">
<text:bookmark-start text:name="OrgXref.org21961b0"/>
<text:bookmark text:name="org21961b0"/>Ratio de rotation des comptes clients
<text:bookmark-end text:name="OrgXref.org21961b0"/></text:p>
                  <text:p text:style-name="OrgFixedWidthBlock"> <text:s text:c="8"/>ventes nettes</text:p>
                  <text:p text:style-name="OrgFixedWidthBlock">----------------------------------</text:p>
                  <text:p text:style-name="OrgFixedWidthBlock">Valeur moyenne des comptes clients</text:p>
                  <text:p text:style-name="OrgFixedWidthBlock"/>
                  <text:p text:style-name="OrgFixedWidthBlock">Valeur moyenne = (montant de fin + montant de début) / 2</text:p>
                  <text:p text:style-name="OrgFixedWidthBlockLastLine">Ventes nettes = ventes moins les rendus, rabais et escomptes sur les ventes</text:p>
                  <text:list text:style-name="OrgNumberedList" text:continue-numbering="true">
                    <text:list-item>
                      <text:p text:style-name="Text_20_body">
<text:bookmark-start text:name="OrgXref.org67d94c9"/>
<text:bookmark text:name="org67d94c9"/>Interprétation
<text:bookmark-end text:name="OrgXref.org67d94c9"/></text:p>
                      <text:list text:style-name="OrgBulletedList" text:continue-numbering="false">
                        <text:list-item>
                          <text:p text:style-name="Text_20_body">Il mesure le nombre de fois qu’une entreprise transforme ses créances clients en
ventes.
</text:p>
                        </text:list-item>
                        <text:list-item>
                          <text:p text:style-name="Text_20_body">Plus ce ratio est faible, plus l’entreprise s’expose aux risques de non-paiement de la
part de ses partenaires, et plus elle devra revoir sa politique de crédit. Il s’agit donc,
pour l’entreprise, de trouver un juste milieu entre les créances accordées et les ventes
à générer via le crédit.
</text:p>
                        </text:list-item>
                        <text:list-item>
                          <text:p text:style-name="Text_20_body">Un ratio de 15 signifie que l’entreprise collecte 15 fois ses compte-client par année. On
peut également conclure que ça lui prend en moyenne 24,3 jours pour collecter ses
clients (ratio du délai de recouvrement des c.c. 365/15).
</text:p>
                        </text:list-item>
                      </text:list>
                    </text:list-item>
                  </text:list>
                </text:list-item>
                <text:list-item>
                  <text:p text:style-name="Text_20_body">
<text:bookmark-start text:name="OrgXref.orgf838b2e"/>
<text:bookmark text:name="orgf838b2e"/>Ratio du délai de recouvrement des comptes clients
<text:bookmark-end text:name="OrgXref.orgf838b2e"/></text:p>
                  <text:p text:style-name="OrgFixedWidthBlock"> <text:s text:c="8"/>365 jours</text:p>
                  <text:p text:style-name="OrgFixedWidthBlock">----------------------------</text:p>
                  <text:p text:style-name="OrgFixedWidthBlockLastLine">Rotation des Comptes Clients</text:p>
                  <text:list text:style-name="OrgNumberedList" text:continue-numbering="true">
                    <text:list-item>
                      <text:p text:style-name="Text_20_body">
<text:bookmark-start text:name="OrgXref.org1d06bf3"/>
<text:bookmark text:name="org1d06bf3"/>Interprétation
<text:bookmark-end text:name="OrgXref.org1d06bf3"/></text:p>
                      <text:list text:style-name="OrgBulletedList" text:continue-numbering="false">
                        <text:list-item>
                          <text:p text:style-name="Text_20_body">Mesure le nombre moyen de jours qu’il faut aux clients pour payer leurs comptes.
</text:p>
                        </text:list-item>
                        <text:list-item>
                          <text:p text:style-name="Text_20_body">Donne une indication de l’efficacité des politiques de crédit et de recouvrement en
vigueur dans l’entreprise.
</text:p>
                        </text:list-item>
                        <text:list-item>
                          <text:p text:style-name="Text_20_body">Permet de déterminer si les modalités de crédit dont se sert l’entreprise sont réalistes.
</text:p>
                        </text:list-item>
                        <text:list-item>
                          <text:p text:style-name="Text_20_body">Pour déterminer si le délai moyen de recouvrement des comptes clients est adéquat, il
suffit de le comparer aux modalités de crédit que vous offrez à vos clients.
</text:p>
                          <text:list text:style-name="OrgBulletedList" text:continue-numbering="true">
                            <text:list-item>
                              <text:p text:style-name="Text_20_body">Par exemple, si vous donnez à vos clients 30 jours pour payer leur facture et que
votre délai moyen de recouvrement des comptes clients est de 45 jours, il y a un
problème; en revanche, si le délai moyen est inférieur à 30 jours, c’est une bonne
nouvelle.
</text:p>
                            </text:list-item>
                          </text:list>
                        </text:list-item>
                      </text:list>
                    </text:list-item>
                  </text:list>
                </text:list-item>
                <text:list-item>
                  <text:p text:style-name="Text_20_body">
<text:bookmark-start text:name="OrgXref.orgf66f697"/>
<text:bookmark text:name="orgf66f697"/>Ratio de rotation stocks
<text:bookmark-end text:name="OrgXref.orgf66f697"/></text:p>
                  <text:p text:style-name="OrgFixedWidthBlock"> <text:s text:c="3"/>Coûts des ventes</text:p>
                  <text:p text:style-name="OrgFixedWidthBlock">-------------------------</text:p>
                  <text:p text:style-name="OrgFixedWidthBlockLastLine">Valeur moyenne des stocks</text:p>
                  <text:list text:style-name="OrgNumberedList" text:continue-numbering="true">
                    <text:list-item>
                      <text:p text:style-name="Text_20_body">
<text:bookmark-start text:name="OrgXref.orgb2bd8c0"/>
<text:bookmark text:name="orgb2bd8c0"/>Interprétation
<text:bookmark-end text:name="OrgXref.orgb2bd8c0"/></text:p>
                      <text:list text:style-name="OrgBulletedList" text:continue-numbering="false">
                        <text:list-item>
                          <text:p text:style-name="Text_20_body">Un faible ratio de rotation est généralement de mauvais augure, car les produits ont
tendance à s'abîmer s'ils restent trop longtemps dans un entrepôt.
</text:p>
                        </text:list-item>
                        <text:list-item>
                          <text:p text:style-name="Text_20_body">Les sociétés qui vendent des biens périssables ont un ratio de rotation très élevé.
</text:p>
                        </text:list-item>
                        <text:list-item>
                          <text:p text:style-name="Text_20_body">Ce ratio est utile pour se comparer à ses concurrents.
</text:p>
                        </text:list-item>
                        <text:list-item>
                          <text:p text:style-name="Text_20_body">Voici un lien utile afin de pouvoir comparer le ratio de votre entreprise à celui de votre
secteur d’activité :
<text:a xlink:type="simple" xlink:href="https://www.bdc.ca/fr/articles-outils/boite-outils-entrepreneur/evaluation-entreprise/pages/rotation-stocks-outil-analyse-comparative.aspx?ChangeIndustry=1">https://www.bdc.ca/fr/articles-outils/boite-outils-entrepreneur/evaluation-entreprise/pages/rotation-stocks-outil-analyse-comparative.aspx?ChangeIndustry=1</text:a>
</text:p>
                        </text:list-item>
                      </text:list>
                    </text:list-item>
                  </text:list>
                </text:list-item>
                <text:list-item>
                  <text:p text:style-name="Text_20_body">
<text:bookmark-start text:name="OrgXref.org9cc1fc6"/>
<text:bookmark text:name="org9cc1fc6"/>Ratio de rotation de l'actif immobilisé
<text:bookmark-end text:name="OrgXref.org9cc1fc6"/></text:p>
                  <text:p text:style-name="OrgFixedWidthBlock"> <text:s text:c="11"/>ventes nettes</text:p>
                  <text:p text:style-name="OrgFixedWidthBlock">--------------------------------------</text:p>
                  <text:p text:style-name="OrgFixedWidthBlock">valeur moyenne des actifs non courants</text:p>
                  <text:p text:style-name="OrgFixedWidthBlock"/>
                  <text:p text:style-name="OrgFixedWidthBlock">Valeur moyenne = (montant de fin + montant de début) / 2</text:p>
                  <text:p text:style-name="OrgFixedWidthBlockLastLine">Ventes nettes = ventes moins les rendus, rabais et escomptes sur les ventes</text:p>
                  <text:list text:style-name="OrgNumberedList" text:continue-numbering="true">
                    <text:list-item>
                      <text:p text:style-name="Text_20_body">
<text:bookmark-start text:name="OrgXref.orgb519806"/>
<text:bookmark text:name="orgb519806"/>Interprétation
<text:bookmark-end text:name="OrgXref.orgb519806"/></text:p>
                      <text:list text:style-name="OrgBulletedList" text:continue-numbering="false">
                        <text:list-item>
                          <text:p text:style-name="Text_20_body">Le ratio de rotation des immobilisations (rotation de l’actif immobilisé)
indique combien de revenus génère chaque dollar investi dans les
immobilisations.
</text:p>
                        </text:list-item>
                        <text:list-item>
                          <text:p text:style-name="Text_20_body">Habituellement, plus le ratio est élevé, plus la gestion des actifs
immobilisés est optimale.
</text:p>
                        </text:list-item>
                        <text:list-item>
                          <text:p text:style-name="Text_20_body">Attention à l’interprétation du ratio: Une entreprise bien installée possédant
de vieux équipements fortement amortie aurait un meilleur résultat en
opposition à une plus jeune entreprise possédant de nouveaux équipements.
</text:p>
                        </text:list-item>
                        <text:list-item>
                          <text:p text:style-name="Text_20_body">Il faut donc comparer des entreprises possédant des immobilisations d’âge
comparable.
</text:p>
                        </text:list-item>
                      </text:list>
                    </text:list-item>
                  </text:list>
                </text:list-item>
              </text:list>
            </text:list-item>
            <text:list-item>
              <text:p text:style-name="Text_20_body">
<text:bookmark-start text:name="OrgXref.org0a594d5"/>
<text:bookmark text:name="org0a594d5"/>Ratios de rentabilité (rendement)
<text:bookmark-end text:name="OrgXref.org0a594d5"/></text:p>
              <text:list text:style-name="OrgNumberedList" text:continue-numbering="true">
                <text:list-item>
                  <text:p text:style-name="Text_20_body">
<text:bookmark-start text:name="OrgXref.orga97c031"/>
<text:bookmark text:name="orga97c031"/>Ratio de la marge nette
<text:bookmark-end text:name="OrgXref.orga97c031"/></text:p>
                  <text:p text:style-name="OrgFixedWidthBlock">Résultats nets</text:p>
                  <text:p text:style-name="OrgFixedWidthBlock">--------------</text:p>
                  <text:p text:style-name="OrgFixedWidthBlock">Ventes nettes</text:p>
                  <text:p text:style-name="OrgFixedWidthBlock"/>
                  <text:p text:style-name="OrgFixedWidthBlock">Ventes nettes : ventes moins les rendus, rabais et escomptes sur les ventes</text:p>
                  <text:p text:style-name="OrgFixedWidthBlock">Résultat net : résultat brut moins les charges</text:p>
                  <text:p text:style-name="OrgFixedWidthBlockLastLine">Résultat brut : ventes moins le coût des vente</text:p>
                  <text:list text:style-name="OrgNumberedList" text:continue-numbering="true">
                    <text:list-item>
                      <text:p text:style-name="Text_20_body">
<text:bookmark-start text:name="OrgXref.orgcc2e84f"/>
<text:bookmark text:name="orgcc2e84f"/>Interprétation
<text:bookmark-end text:name="OrgXref.orgcc2e84f"/></text:p>
                      <text:p text:style-name="Text_20_body">Rentabilité de l'exploitation
Ce ratio indique la partie des ventes qui contribue au bénéfice de l'entreprise.
</text:p>
                      <text:list text:style-name="OrgBulletedList" text:continue-numbering="false">
                        <text:list-item>
                          <text:p text:style-name="Text_20_body">Le ratio ne sert à rien si l'entreprise perd de l'argent, car elle ne fait
alors pas de profit.
</text:p>
                        </text:list-item>
                        <text:list-item>
                          <text:p text:style-name="Text_20_body">Lorsque le ratio de marge bénéficiaire nette (marge nette) est faible, cela
peut être attribuable à la stratégie prix et/ou à l'incidence que la
concurrence a sur la marge.
</text:p>
                        </text:list-item>
                        <text:list-item>
                          <text:p text:style-name="Text_20_body">Une marge élevée est un bon signe
</text:p>
                        </text:list-item>
                        <text:list-item>
                          <text:p text:style-name="Text_20_body">Ce ratio est utile pour se comparer à ses concurrents.
</text:p>
                        </text:list-item>
                      </text:list>
                    </text:list-item>
                  </text:list>
                </text:list-item>
                <text:list-item>
                  <text:p text:style-name="Text_20_body">
<text:bookmark-start text:name="OrgXref.org32a89f6"/>
<text:bookmark text:name="org32a89f6"/>Ratio de la marge brute
<text:bookmark-end text:name="OrgXref.org32a89f6"/></text:p>
                  <text:p text:style-name="OrgFixedWidthBlock">Resultats bruts</text:p>
                  <text:p text:style-name="OrgFixedWidthBlock">---------------</text:p>
                  <text:p text:style-name="OrgFixedWidthBlockLastLine"> Ventes nettes</text:p>
                  <text:list text:style-name="OrgNumberedList" text:continue-numbering="true">
                    <text:list-item>
                      <text:p text:style-name="Text_20_body">
<text:bookmark-start text:name="OrgXref.org6588367"/>
<text:bookmark text:name="org6588367"/>Interprétation
<text:bookmark-end text:name="OrgXref.org6588367"/></text:p>
                      <text:p text:style-name="Text_20_body">Indique le niveau de bénéfice généré par l'entreprise.
</text:p>
                      <text:p text:style-name="Text_20_body">Ce ratio témoigne de la politique de fixation des prix de la société et de la majoration
réelle des prix.
</text:p>
                      <text:p text:style-name="Text_20_body">Par exemple, si le ration de la marge bénéficiaire brute (marge brute) est de 33 %,
cela signifie que le prix des produits est majoré de 50 % (1/(1-33 %))-100 %).
</text:p>
                      <text:list text:style-name="OrgBulletedList" text:continue-numbering="false">
                        <text:list-item>
                          <text:p text:style-name="Text_20_body">Les résultats peuvent être biaisés si l'éventail de produits de la société est
très large.
</text:p>
                        </text:list-item>
                        <text:list-item>
                          <text:p text:style-name="Text_20_body">Ce ratio se révèle très utile lorsqu'il est comparé à ceux des exercices
antérieurs.
</text:p>
                        </text:list-item>
                        <text:list-item>
                          <text:p text:style-name="Text_20_body">En général, la marge bénéficiaire brute doit être stable. Elle ne doit pas
fluctuer d'une période à l'autre.
</text:p>
                        </text:list-item>
                      </text:list>
                    </text:list-item>
                  </text:list>
                </text:list-item>
                <text:list-item>
                  <text:p text:style-name="Text_20_body">
<text:bookmark-start text:name="OrgXref.org2260dca"/>
<text:bookmark text:name="org2260dca"/>Ratio de rentabilité
<text:bookmark-end text:name="OrgXref.org2260dca"/></text:p>
                  <text:p text:style-name="OrgFixedWidthBlock"> <text:s text:c="8"/>résultats nets</text:p>
                  <text:p text:style-name="OrgFixedWidthBlock">-----------------------------------</text:p>
                  <text:p text:style-name="OrgFixedWidthBlock">valeur moyenne des capitaux propres</text:p>
                  <text:p text:style-name="OrgFixedWidthBlock"/>
                  <text:p text:style-name="OrgFixedWidthBlock">Valeur moyenne = (Montant de fin + montant début)/2</text:p>
                  <text:p text:style-name="OrgFixedWidthBlockLastLine">Résultat net = résultat brut moins les charges</text:p>
                  <text:list text:style-name="OrgNumberedList" text:continue-numbering="true">
                    <text:list-item>
                      <text:p text:style-name="Text_20_body">
<text:bookmark-start text:name="OrgXref.orgf46fc54"/>
<text:bookmark text:name="orgf46fc54"/>Interprétation
<text:bookmark-end text:name="OrgXref.orgf46fc54"/></text:p>
                      <text:p text:style-name="Text_20_body">Ce ratio indique le taux de rendement que l'entreprise tire de l'investissement
de ses propriétaires ou que les actionnaires obtiennent de leurs actions.
</text:p>
                      <text:p text:style-name="Text_20_body">Par exemple, si le ratio s'élève à 10 %, cela signifie que chaque dollar investi
à l'origine produit un actif de 10 cents.
</text:p>
                      <text:list text:style-name="OrgBulletedList" text:continue-numbering="false">
                        <text:list-item>
                          <text:p text:style-name="Text_20_body">Les sociétés à forte croissance devraient obtenir un rendement élevé des capitaux
propres.
</text:p>
                        </text:list-item>
                        <text:list-item>
                          <text:p text:style-name="Text_20_body">Le rendement moyen des capitaux propres au cours des 5 à 10 dernières années
donne une meilleure idée de la croissance à long terme.
</text:p>
                        </text:list-item>
                      </text:list>
                    </text:list-item>
                  </text:list>
                </text:list-item>
              </text:list>
            </text:list-item>
            <text:list-item>
              <text:p text:style-name="Text_20_body">
<text:bookmark-start text:name="OrgXref.org6359243"/>
<text:bookmark text:name="org6359243"/>Ratios de la valeur marchande
<text:bookmark-end text:name="OrgXref.org6359243"/></text:p>
              <text:list text:style-name="OrgNumberedList" text:continue-numbering="true">
                <text:list-item>
                  <text:p text:style-name="Text_20_body">
<text:bookmark-start text:name="OrgXref.org49a1f8d"/>
<text:bookmark text:name="org49a1f8d"/>Ratio du résultat par action
<text:bookmark-end text:name="OrgXref.org49a1f8d"/></text:p>
                  <text:p text:style-name="OrgFixedWidthBlock"> <text:s text:c="11"/>Résultats nets</text:p>
                  <text:p text:style-name="OrgFixedWidthBlock">------------------------------------------</text:p>
                  <text:p text:style-name="OrgFixedWidthBlock">Nombre d'actions ordinaires en circulation</text:p>
                  <text:p text:style-name="OrgFixedWidthBlock"/>
                  <text:p text:style-name="OrgFixedWidthBlockLastLine">Résultats net = résultat brut moins les charges</text:p>
                  <text:list text:style-name="OrgNumberedList" text:continue-numbering="true">
                    <text:list-item>
                      <text:p text:style-name="Text_20_body">
<text:bookmark-start text:name="OrgXref.org0564403"/>
<text:bookmark text:name="org0564403"/>Interprétation
<text:bookmark-end text:name="OrgXref.org0564403"/></text:p>
                      <text:p text:style-name="Text_20_body">C'est le ratio le plus utilisé. Il indique le montant du bénéfice généré par la
société, par action.
</text:p>
                      <text:list text:style-name="OrgBulletedList" text:continue-numbering="false">
                        <text:list-item>
                          <text:p text:style-name="Text_20_body">On compare ce ratio avec les exercices précédents ainsi qu’avec d’autres
entreprises.
</text:p>
                        </text:list-item>
                        <text:list-item>
                          <text:p text:style-name="Text_20_body">Lorsque la société émet de nouvelles actions, il est beaucoup plus difficile
de comparer le BPA de l'exercice en cours et des exercices précédents.
</text:p>
                        </text:list-item>
                        <text:list-item>
                          <text:p text:style-name="Text_20_body">Le ratio du bénéfice par action (BPA ou du résultat par action) est
principalement utilisé pour les sociétés cotées en bourse. En soi, le BPA
n'indique pas grand-chose. Par contre, si vous le comparez au BPA d'un
trimestre ou d'un exercice antérieur, vous pouvez calculer le taux de
croissance du bénéfice (par action) de la société. Par exemple, une entreprise
qui augmente de 50 % en un an possède un excellent taux de croissance.
</text:p>
                        </text:list-item>
                      </text:list>
                    </text:list-item>
                  </text:list>
                </text:list-item>
                <text:list-item>
                  <text:p text:style-name="Text_20_body">
<text:bookmark-start text:name="OrgXref.orgf6db342"/>
<text:bookmark text:name="orgf6db342"/>Ratio du cours/résultats
<text:bookmark-end text:name="OrgXref.orgf6db342"/></text:p>
                  <text:p text:style-name="OrgFixedWidthBlock">Cours du marché ordinaire</text:p>
                  <text:p text:style-name="OrgFixedWidthBlock">-------------------------</text:p>
                  <text:p text:style-name="OrgFixedWidthBlock">Résultat par action</text:p>
                  <text:p text:style-name="OrgFixedWidthBlock"/>
                  <text:p text:style-name="OrgFixedWidthBlockLastLine">Résultats net = résultat brut moins les charges</text:p>
                  <text:list text:style-name="OrgNumberedList" text:continue-numbering="true">
                    <text:list-item>
                      <text:p text:style-name="Text_20_body">
<text:bookmark-start text:name="OrgXref.org4ff101e"/>
<text:bookmark text:name="org4ff101e"/>Interprétation
<text:bookmark-end text:name="OrgXref.org4ff101e"/></text:p>
                      <text:p text:style-name="Text_20_body">L'un des ratios les plus utilisés, il permet de comparer le prix courant au
bénéfice afin de déterminer si le titre est surévalué ou sous-évalué. Il
représente une attente quant au rendement futur de l'entreprise.
</text:p>
                      <text:list text:style-name="OrgBulletedList" text:continue-numbering="false">
                        <text:list-item>
                          <text:p text:style-name="Text_20_body">En règle générale, lorsque le ratio est élevé, cela signifie que les
investisseurs prévoient une forte croissance dans le futur.
</text:p>
                        </text:list-item>
                        <text:list-item>
                          <text:p text:style-name="Text_20_body">Le ratio cours/bénéfice (cours/résultats, C/B) moyen du marché est de 20 à 25
fois le bénéfice.
</text:p>
                        </text:list-item>
                        <text:list-item>
                          <text:p text:style-name="Text_20_body">Les sociétés qui perdent de l'argent n'ont pas de ratio C/B.
</text:p>
                        </text:list-item>
                        <text:list-item>
                          <text:p text:style-name="Text_20_body">On compare ce ratio avec les exercices précédents ainsi qu’avec d’autres
entreprises.
</text:p>
                        </text:list-item>
                        <text:list-item>
                          <text:p text:style-name="Text_20_body">Le ratio C/B ne détermine pas le cours de l'action. Un ratio C/B bas peut
indiquer que le bénéfice de l'entreprise est stable ou qu'il croît lentement,
comme il peut signifier que l'entreprise éprouve des difficultés financières.
</text:p>
                        </text:list-item>
                      </text:list>
                    </text:list-item>
                  </text:list>
                </text:list-item>
              </text:list>
            </text:list-item>
          </text:list>
        </text:list-item>
      </text:list>
      <text:h text:style-name="Heading_20_3" text:outline-level="3" text:is-list-header="false">
<text:bookmark-start text:name="OrgXref.org1c2cd71"/>
<text:bookmark text:name="org1c2cd71"/>Cours 3 Immobilisations et amortissement
<text:bookmark-end text:name="OrgXref.org1c2cd71"/></text:h>
      <text:list text:style-name="OrgNumberedList" text:continue-numbering="false">
        <text:list-item>
          <text:p text:style-name="Text_20_body">
<text:bookmark-start text:name="OrgXref.org1bb32ed"/>
<text:bookmark text:name="org1bb32ed"/>Vocabulaire
<text:bookmark-end text:name="OrgXref.org1bb32ed"/></text:p>
          <text:p text:style-name="Text_20_body"><text:span text:style-name="Bold">Actif immobilisé/Immobilisations</text:span> : 
</text:p>
          <text:list text:style-name="OrgBulletedList" text:continue-numbering="false">
            <text:list-item>
              <text:p text:style-name="Text_20_body">Destinés à être utilisés pour la production de bien ou pour gagner du revenu.
</text:p>
            </text:list-item>
            <text:list-item>
              <text:p text:style-name="Text_20_body">Destinés à être utilisés de façon durable
</text:p>
            </text:list-item>
            <text:list-item>
              <text:p text:style-name="Text_20_body">Non destinés à être vendus
</text:p>
            </text:list-item>
          </text:list>
          <text:list text:style-name="OrgNumberedList" text:continue-numbering="true">
            <text:list-item>
              <text:p text:style-name="Text_20_body">
<text:bookmark-start text:name="OrgXref.org8e894fd"/>
<text:bookmark text:name="org8e894fd"/>Catégories d'immobilisations
<text:bookmark-end text:name="OrgXref.org8e894fd"/></text:p>
              <text:list text:style-name="OrgNumberedList" text:continue-numbering="true">
                <text:list-item>
                  <text:p text:style-name="Text_20_body">
<text:bookmark-start text:name="OrgXref.org66acb19"/>
<text:bookmark text:name="org66acb19"/>Immobilisations corporelles
<text:bookmark-end text:name="OrgXref.org66acb19"/></text:p>
                  <text:list text:style-name="OrgBulletedList" text:continue-numbering="false">
                    <text:list-item>
                      <text:p text:style-name="Text_20_body">Biens amortissables : 
</text:p>
                      <text:list text:style-name="OrgBulletedList" text:continue-numbering="true">
                        <text:list-item>
                          <text:p text:style-name="Text_20_body">Immeubles
</text:p>
                        </text:list-item>
                        <text:list-item>
                          <text:p text:style-name="Text_20_body">Biens qui s'épuisent
</text:p>
                        </text:list-item>
                      </text:list>
                    </text:list-item>
                    <text:list-item>
                      <text:p text:style-name="Text_20_body">Biens non-ammortissables : 
</text:p>
                      <text:list text:style-name="OrgBulletedList" text:continue-numbering="true">
                        <text:list-item>
                          <text:p text:style-name="Text_20_body">Terrain
</text:p>
                        </text:list-item>
                      </text:list>
                    </text:list-item>
                  </text:list>
                </text:list-item>
                <text:list-item>
                  <text:p text:style-name="Text_20_body">
<text:bookmark-start text:name="OrgXref.org5ce290d"/>
<text:bookmark text:name="org5ce290d"/>Immobilisations incorporelles
<text:bookmark-end text:name="OrgXref.org5ce290d"/></text:p>
                  <text:list text:style-name="OrgBulletedList" text:continue-numbering="false">
                    <text:list-item>
                      <text:p text:style-name="Text_20_body">R&amp;D
</text:p>
                    </text:list-item>
                    <text:list-item>
                      <text:p text:style-name="Text_20_body">Droits d'auteur
</text:p>
                    </text:list-item>
                    <text:list-item>
                      <text:p text:style-name="Text_20_body">Franchises
</text:p>
                    </text:list-item>
                    <text:list-item>
                      <text:p text:style-name="Text_20_body">Licenses
</text:p>
                    </text:list-item>
                    <text:list-item>
                      <text:p text:style-name="Text_20_body">Marque de commerce
</text:p>
                    </text:list-item>
                    <text:list-item>
                      <text:p text:style-name="Text_20_body">Autres propriétés intellectuelles
</text:p>
                    </text:list-item>
                  </text:list>
                </text:list-item>
              </text:list>
            </text:list-item>
          </text:list>
        </text:list-item>
        <text:list-item>
          <text:p text:style-name="Text_20_body">
<text:bookmark-start text:name="OrgXref.orgd04fcb8"/>
<text:bookmark text:name="orgd04fcb8"/>Coût d'un actif immobilisé
<text:bookmark-end text:name="OrgXref.orgd04fcb8"/></text:p>
          <text:p text:style-name="Text_20_body">L'idée est de prendre en compte 
</text:p>
        </text:list-item>
      </text:list>
      <text:section text:style-name="OrgIndentedSection-Level-1" text:name="Section5">
        <table:table table:style-name="OrgTable">
          <table:table-column table:style-name="OrgTableColumn"/>
          <table:table-rows>
            <table:table-row>
              <table:table-cell table:style-name="OrgTblCellT">
                <text:p text:style-name="OrgTableContentsLeft">Coût de l'actif (prix affiché)</text:p>
              </table:table-cell>
            </table:table-row>
            <table:table-row>
              <table:table-cell table:style-name="OrgTblCell">
                <text:p text:style-name="OrgTableContentsLeft">+ Coûts de mise en service</text:p>
              </table:table-cell>
            </table:table-row>
            <table:table-row>
              <table:table-cell table:style-name="OrgTblCellB">
                <text:p text:style-name="OrgTableContentsLeft">+ Autres frais comme transport, préparation, installation</text:p>
              </table:table-cell>
            </table:table-row>
          </table:table-rows>
        </table:table>
      </text:section>
      <text:list text:style-name="OrgNumberedList" text:continue-numbering="true">
        <text:list-header>

</text:list-header>
        <text:list-item>
          <text:p text:style-name="Text_20_body">
<text:bookmark-start text:name="OrgXref.org02c1850"/>
<text:bookmark text:name="org02c1850"/>Amortissement
<text:bookmark-end text:name="OrgXref.org02c1850"/></text:p>
          <text:list text:style-name="OrgNumberedList" text:continue-numbering="true">
            <text:list-item>
              <text:p text:style-name="Text_20_body">
<text:bookmark-start text:name="OrgXref.org2c87699"/>
<text:bookmark text:name="org2c87699"/>Amortissement linéaire
<text:bookmark-end text:name="OrgXref.org2c87699"/></text:p>
              <text:p text:style-name="Text_20_body">L'immobilisation passe du coût initial <text:span text:style-name="Bold">P</text:span> à sa valeur résiduelle <text:span text:style-name="Bold">R</text:span> en <text:span text:style-name="Bold">n</text:span>
années en perdant <text:span text:style-name="Bold">(P-R)/n</text:span> à chaque année (sauf la première année où on prend
une fraction de ce montant correspondant à la fraction d'année d'utilisation(m/12)).
</text:p>
              <text:p text:style-name="Text_20_body">D<text:span text:style-name="OrgSubscript">1</text:span> = (m/12) * (P-R)/n
</text:p>
              <text:p text:style-name="Text_20_body">D<text:span text:style-name="OrgSubscript">t</text:span> = (P-R)/n
</text:p>
            </text:list-item>
            <text:list-item>
              <text:p text:style-name="Text_20_body">
<text:bookmark-start text:name="OrgXref.org351807d"/>
<text:bookmark text:name="org351807d"/>Amortissement à taux dégressif à taux constant
<text:bookmark-end text:name="OrgXref.org351807d"/></text:p>
              <text:p text:style-name="Text_20_body">Aller de <text:span text:style-name="Bold">P</text:span> à <text:span text:style-name="Bold">R</text:span> en <text:span text:style-name="Bold">n</text:span> étapes en multipliant par un facteur.
</text:p>
              <text:p text:style-name="Text_20_body">L'idée est en fait de multiplier la valeur de l'année précédente par un facteur
de sorte qu'après avoir multiplié par ce facteur <text:span text:style-name="Bold">n</text:span> fois, on fini par avoir
multiplié par <text:span text:style-name="Bold">R/P</text:span>.
</text:p>
            </text:list-item>
          </text:list>
        </text:list-item>
      </text:list>
      <text:section text:style-name="OrgIndentedSection-Level-2" text:name="Section6">
        <table:table table:style-name="OrgTable">
          <table:table-column table:style-name="OrgTableColumn"/>
          <table:table-column table:style-name="OrgTableColumn"/>
          <table:table-header-rows>
            <table:table-row>
              <table:table-cell table:style-name="OrgTblCellTB">
                <text:p text:style-name="OrgTableHeadingRight">Année</text:p>
              </table:table-cell>
              <table:table-cell table:style-name="OrgTblCellTB">
                <text:p text:style-name="OrgTableHeadingLeft">Valeur comptable</text:p>
              </table:table-cell>
            </table:table-row>
          </table:table-header-rows>
          <table:table-rows>
            <table:table-row>
              <table:table-cell table:style-name="OrgTblCellT">
                <text:p text:style-name="OrgTableContentsRight">0</text:p>
              </table:table-cell>
              <table:table-cell table:style-name="OrgTblCellT">
                <text:p text:style-name="OrgTableContentsLeft">P</text:p>
              </table:table-cell>
            </table:table-row>
            <table:table-row>
              <table:table-cell table:style-name="OrgTblCell">
                <text:p text:style-name="OrgTableContentsRight">1</text:p>
              </table:table-cell>
              <table:table-cell table:style-name="OrgTblCell">
                <text:p text:style-name="OrgTableContentsLeft">P (R/P)<text:span text:style-name="OrgSuperscript">1/n</text:span></text:p>
              </table:table-cell>
            </table:table-row>
            <table:table-row>
              <table:table-cell table:style-name="OrgTblCell">
                <text:p text:style-name="OrgTableContentsRight">2</text:p>
              </table:table-cell>
              <table:table-cell table:style-name="OrgTblCell">
                <text:p text:style-name="OrgTableContentsLeft">P (R/P)<text:span text:style-name="OrgSuperscript">1/n</text:span> (R/P)<text:span text:style-name="OrgSuperscript">1/n</text:span></text:p>
              </table:table-cell>
            </table:table-row>
            <table:table-row>
              <table:table-cell table:style-name="OrgTblCell">
                <text:p text:style-name="OrgTableContentsRight">…</text:p>
              </table:table-cell>
              <table:table-cell table:style-name="OrgTblCell">
                <text:p text:style-name="OrgTableContentsLeft">…</text:p>
              </table:table-cell>
            </table:table-row>
            <table:table-row>
              <table:table-cell table:style-name="OrgTblCellB">
                <text:p text:style-name="OrgTableContentsRight">n</text:p>
              </table:table-cell>
              <table:table-cell table:style-name="OrgTblCellB">
                <text:p text:style-name="OrgTableContentsLeft">P ( (R/P)<text:span text:style-name="OrgSuperscript">1/n</text:span> )<text:span text:style-name="OrgSuperscript">n</text:span> = P (R/P) = R</text:p>
              </table:table-cell>
            </table:table-row>
          </table:table-rows>
        </table:table>
      </text:section>
      <text:list text:style-name="OrgNumberedList" text:continue-numbering="true">
        <text:list-item>
          <text:list text:style-name="OrgNumberedList" text:continue-numbering="true">
            <text:list-header>
              <text:p text:style-name="Text_20_body">En pratique, on utilise la terminologie suivante:
On calcule un taux basé sur <text:span text:style-name="Bold">P</text:span>, <text:span text:style-name="Bold">R</text:span> et <text:span text:style-name="Bold">n</text:span>:
</text:p>
              <text:p text:style-name="Text_20_body">d = 1 - (R/P)<text:span text:style-name="OrgSuperscript">1/n</text:span>
</text:p>
              <text:p text:style-name="Text_20_body">et au lieu de soustraire le même montant à chaque année, on ammortit de
</text:p>
              <text:p text:style-name="Text_20_body">D<text:span text:style-name="OrgSubscript">t</text:span> = CNA<text:span text:style-name="OrgSubscript">t-1</text:span> * d
</text:p>
              <text:p text:style-name="Text_20_body">Ce qui correspond à multiplier par (R/P)<text:span text:style-name="OrgSuperscript">1/n</text:span>:
</text:p>
              <text:p text:style-name="Text_20_body">CNA<text:span text:style-name="OrgSubscript">t</text:span> = CNA<text:span text:style-name="OrgSubscript">t-1</text:span> - CNA<text:span text:style-name="OrgSubscript">t-1</text:span> * d = CNA<text:span text:style-name="OrgSubscript">t-1</text:span> * (1 - d) = CNA<text:span text:style-name="OrgSubscript">t-1</text:span> * (R/P)<text:span text:style-name="OrgSuperscript">1/n</text:span>
</text:p>
            </text:list-header>
            <text:list-item>
              <text:p text:style-name="Text_20_body">
<text:bookmark-start text:name="OrgXref.org08aae4a"/>
<text:bookmark text:name="org08aae4a"/>Amortissement Proportionnel à l'ordre inversé des années
<text:bookmark-end text:name="OrgXref.org08aae4a"/></text:p>
              <text:p text:style-name="Text_20_body">Soit U<text:span text:style-name="OrgSubscript">t</text:span> = (P-R)(n - t + 1)/k la perte de valeur dans la première année <text:span text:style-name="Bold">d'utilisation</text:span>.
</text:p>
              <text:p text:style-name="Text_20_body">Si les années d'utilisation sont désynchronisées avec les périodes d'éxercice,
chaque année d'exercice ira chercher une partie de chaque année d'utilisation qui
la chevauchent.
</text:p>
              <text:p text:style-name="Text_20_body">Par exemple, pour une machinne achetée en fin avril de l'année 1: on a
U<text:span text:style-name="OrgSubscript">1</text:span> = (P-R)(n-1+1)/k, mais seulement (8/12)U<text:span text:style-name="OrgSubscript">1</text:span> sera mis dans les livres pour
l'année 1.
</text:p>
              <text:p text:style-name="Text_20_body">D<text:span text:style-name="OrgSubscript">1</text:span> = (8/12)U<text:span text:style-name="OrgSubscript">1</text:span>
</text:p>
              <text:p text:style-name="Text_20_body">À l'année fiscale 2, on a 4 mois qui font partie de la première année
d'utilisation (U<text:span text:style-name="OrgSubscript">1</text:span>).  L'amortissement à l'année 2 incluera (4/12)D<text:span text:style-name="OrgSubscript">1</text:span> et aussi (8/12)D<text:span text:style-name="OrgSubscript">2</text:span>
où
</text:p>
              <text:p text:style-name="Text_20_body">D<text:span text:style-name="OrgSubscript">2</text:span> = (4/12)U<text:span text:style-name="OrgSubscript">1</text:span> + (8/12)U<text:span text:style-name="OrgSubscript">2</text:span>
</text:p>
              <text:p text:style-name="Text_20_body"><text:span text:style-name="Bold">En passant, k = n(n+1)/2.</text:span>
</text:p>
              <text:p text:style-name="Text_20_body">/Sti que ça vaut pas la peine d'apprendre cet esti d'amortissement, come on.
R'garde, si j'ai besoin de faire un amortissement comme ça, j'ouvrirai un
livre./
</text:p>
            </text:list-item>
            <text:list-item>
              <text:p text:style-name="Text_20_body">
<text:bookmark-start text:name="OrgXref.org9893d6c"/>
<text:bookmark text:name="org9893d6c"/>Amortissement Proportionnel à l'utilisation
<text:bookmark-end text:name="OrgXref.org9893d6c"/></text:p>
              <text:p text:style-name="Text_20_body">Ben simple: on remplace le <text:span text:style-name="Bold">n</text:span> par un volume total d'utilisation <text:span text:style-name="Bold">V</text:span>.
</text:p>
              <text:p text:style-name="Text_20_body">on a donc d = (P-R)/V
</text:p>
              <text:p text:style-name="Text_20_body">L'amortissement à l'année <text:span text:style-name="Bold">t</text:span> sera donné par le volume d'utilisation de v<text:span text:style-name="OrgSubscript">t</text:span> de
l'année <text:span text:style-name="Bold">t</text:span>.
</text:p>
              <text:p text:style-name="Text_20_body">D<text:span text:style-name="OrgSubscript">t</text:span> = d*v<text:span text:style-name="OrgSubscript">t</text:span>
</text:p>
              <text:p text:style-name="Text_20_body">Par exemple, ça pourrait être une voiture, <text:span text:style-name="Bold">V</text:span> serait le nombre total de
kilomètres qu'on prévoit faire avec la voiture et v<text:span text:style-name="OrgSubscript">t</text:span> serait le nombre de
kilomètres faits durant l'année <text:span text:style-name="Bold">t</text:span>.
</text:p>
            </text:list-item>
          </text:list>
        </text:list-item>
      </text:list>
      <text:h text:style-name="Heading_20_3" text:outline-level="3" text:is-list-header="false">
<text:bookmark-start text:name="OrgXref.org6414f27"/>
<text:bookmark text:name="org6414f27"/>Cours 4 Intérêt et valeur de l'argent dans le temps
<text:bookmark-end text:name="OrgXref.org6414f27"/></text:h>
      <text:p text:style-name="Text_20_body">À cause des intérêts ou de l'inflation, un montant X<text:span text:style-name="OrgSubscript">1</text:span> à un temps T<text:span text:style-name="OrgSubscript">1</text:span> n'aura pas
la même valeur à un temps T<text:span text:style-name="OrgSubscript">2</text:span>.  Les méthodes dans cette sections permettent de
trouver des équivalences entre des montants d'argents à différents temps.
</text:p>
      <text:p text:style-name="Text_20_body">Les facteurs d'actualisations permettent d'établire ces équivalences.
</text:p>
      <text:p text:style-name="Text_20_body">Les taux effectifs permettent de comparer des situations avec des fréquences de
capitalisations différentes.
</text:p>
      <text:list text:style-name="OrgNumberedList" text:continue-numbering="false">
        <text:list-item>
          <text:p text:style-name="Text_20_body">
<text:bookmark-start text:name="OrgXref.orgc38d021"/>
<text:bookmark text:name="orgc38d021"/>Valeur de l'argent dans le temps
<text:bookmark-end text:name="OrgXref.orgc38d021"/></text:p>
          <text:list text:style-name="OrgNumberedList" text:continue-numbering="true">
            <text:list-item>
              <text:p text:style-name="Text_20_body">
<text:bookmark-start text:name="OrgXref.orgb3e86e6"/>
<text:bookmark text:name="orgb3e86e6"/>La base (P/F;i;n), (F/P;i;n)
<text:bookmark-end text:name="OrgXref.orgb3e86e6"/></text:p>
              <text:p text:style-name="Text_20_body">Avec un taux i, un montant est multiplié par (1+i) à chaque période de
capitalisation.
</text:p>
              <text:p text:style-name="Text_20_body">Ainsi, un montant à l'année 0 aura été mutiplié par (1+i)<text:span text:style-name="OrgSuperscript">n</text:span> rendu à l'année n.
</text:p>
              <text:p text:style-name="Text_20_body">Ainsi, si on connait le montant à l'année n, on peut connaître le montant à
l'année 0 en multipliant par (1+i)<text:span text:style-name="OrgSuperscript">-n</text:span>.  Donc:
</text:p>
            </text:list-item>
          </text:list>
        </text:list-item>
      </text:list>
      <text:section text:style-name="OrgIndentedSection-Level-2" text:name="Section7">
        <table:table table:style-name="OrgTable">
          <table:table-column table:style-name="OrgTableColumn"/>
          <table:table-column table:style-name="OrgTableColumn"/>
          <table:table-rows>
            <table:table-row>
              <table:table-cell table:style-name="OrgTblCellT">
                <text:p text:style-name="OrgTableContentsLeft">(P/F, i, n)</text:p>
              </table:table-cell>
              <table:table-cell table:style-name="OrgTblCellT">
                <text:p text:style-name="OrgTableContentsLeft">(1+i)<text:span text:style-name="OrgSuperscript">-n</text:span></text:p>
              </table:table-cell>
            </table:table-row>
            <table:table-row>
              <table:table-cell table:style-name="OrgTblCellB">
                <text:p text:style-name="OrgTableContentsLeft">(F/P, i, n)</text:p>
              </table:table-cell>
              <table:table-cell table:style-name="OrgTblCellB">
                <text:p text:style-name="OrgTableContentsLeft">(1+i)<text:span text:style-name="OrgSuperscript">n</text:span></text:p>
              </table:table-cell>
            </table:table-row>
          </table:table-rows>
        </table:table>
      </text:section>
      <text:list text:style-name="OrgNumberedList" text:continue-numbering="true">
        <text:list-item>
          <text:list text:style-name="OrgNumberedList" text:continue-numbering="true">
            <text:list-header>

</text:list-header>
            <text:list-item>
              <text:p text:style-name="Text_20_body">
<text:bookmark-start text:name="OrgXref.org1f3504d"/>
<text:bookmark text:name="org1f3504d"/>Le reste
<text:bookmark-end text:name="OrgXref.org1f3504d"/></text:p>
              <text:p text:style-name="Text_20_body">Avec des annuités, on dépose un montant A à chaque période. Au bout de n années,
le premier montant A déposé à l'année vaudrait A(1+i)<text:span text:style-name="OrgSuperscript">-1</text:span> à l'année 0, le montant
déposé à l'année 2 vaudrait A(1+i)<text:span text:style-name="OrgSuperscript">-2</text:span> à l'année 0.  Finalement le montant déposé
à l'année n vaudrait A(1+i)<text:span text:style-name="OrgSuperscript">-n</text:span> à l'année 0.
</text:p>
              <text:p text:style-name="Text_20_body">La somme est donc
</text:p>
              <text:p text:style-name="Text_20_body">A((1+i)<text:span text:style-name="OrgSuperscript">-1</text:span> + (1+i)<text:span text:style-name="OrgSuperscript">-2</text:span> + … + (1+i)<text:span text:style-name="OrgSuperscript">-n</text:span>) = P
</text:p>
              <text:p text:style-name="Text_20_body">Si on fait le même truc qu'avec une série géométrique pour trouver P/A = ξ, nous
avons
</text:p>
              <text:p text:style-name="Text_20_body">ξ = (1+i)<text:span text:style-name="OrgSuperscript">-1</text:span> + (1+i)<text:span text:style-name="OrgSuperscript">-2</text:span> + … + (1+i)<text:span text:style-name="OrgSuperscript">-n</text:span>
</text:p>
              <text:p text:style-name="Text_20_body">et
</text:p>
              <text:p text:style-name="Text_20_body">(1+i)ξ = 1 + (1+i)<text:span text:style-name="OrgSuperscript">-1</text:span> + (1+i)<text:span text:style-name="OrgSuperscript">-2</text:span> + … + (1+i)<text:span text:style-name="OrgSuperscript">-(n-1)</text:span> 
</text:p>
              <text:p text:style-name="Text_20_body">donc ξ - (1+i)ξ = -iξ = (1+i)<text:span text:style-name="OrgSuperscript">-n</text:span> - 1.
</text:p>
              <text:p text:style-name="Text_20_body">ou bien iξ = 1 - (1+i)<text:span text:style-name="OrgSuperscript">-n</text:span> et donc ξ = (P/A;i;n) = (1 - (1+i)<text:span text:style-name="OrgSuperscript">-n</text:span>)/i
</text:p>
              <text:p text:style-name="Text_20_body">On peut multiplier par (1+i)<text:span text:style-name="OrgSuperscript">n</text:span>/(1+i)<text:span text:style-name="OrgSuperscript">n</text:span> = 1 pour obtenir
</text:p>
            </text:list-item>
          </text:list>
        </text:list-item>
      </text:list>
      <text:section text:style-name="OrgIndentedSection-Level-2" text:name="Section8">
        <table:table table:style-name="OrgTable">
          <table:table-column table:style-name="OrgTableColumn"/>
          <table:table-column table:style-name="OrgTableColumn"/>
          <table:table-rows>
            <table:table-row>
              <table:table-cell table:style-name="OrgTblCellT">
                <text:p text:style-name="OrgTableContentsLeft">(P/A, i, n)</text:p>
              </table:table-cell>
              <table:table-cell table:style-name="OrgTblCellT">
                <text:p text:style-name="OrgTableContentsLeft">((1+i)<text:span text:style-name="OrgSuperscript">n</text:span> - 1)/(i(1+i)<text:span text:style-name="OrgSuperscript">n</text:span>)</text:p>
              </table:table-cell>
            </table:table-row>
            <table:table-row>
              <table:table-cell table:style-name="OrgTblCellB">
                <text:p text:style-name="OrgTableContentsLeft">(A/P, i, n)</text:p>
              </table:table-cell>
              <table:table-cell table:style-name="OrgTblCellB">
                <text:p text:style-name="OrgTableContentsLeft">1/(P/A, i, n)</text:p>
              </table:table-cell>
            </table:table-row>
          </table:table-rows>
        </table:table>
      </text:section>
      <text:list text:style-name="OrgNumberedList" text:continue-numbering="true">
        <text:list-item>
          <text:list text:style-name="OrgNumberedList" text:continue-numbering="true">
            <text:list-header>
              <text:p text:style-name="Text_20_body">pour avoir une formule sans exposants négatifs.
(setq org-pretty-entities nil)
</text:p>
              <text:p text:style-name="Text_20_body">Les autres formules peuvent être obtenues ainsi:
</text:p>
            </text:list-header>
          </text:list>
        </text:list-item>
      </text:list>
      <text:section text:style-name="OrgIndentedSection-Level-2" text:name="Section9">
        <table:table table:style-name="OrgTable">
          <table:table-column table:style-name="OrgTableColumn"/>
          <table:table-column table:style-name="OrgTableColumn"/>
          <table:table-rows>
            <table:table-row>
              <table:table-cell table:style-name="OrgTblCellT">
                <text:p text:style-name="OrgTableContentsLeft">(F/A, i, n)</text:p>
              </table:table-cell>
              <table:table-cell table:style-name="OrgTblCellT">
                <text:p text:style-name="OrgTableContentsLeft">((1+i)<text:span text:style-name="OrgSuperscript">n</text:span> - 1)/i</text:p>
              </table:table-cell>
            </table:table-row>
            <table:table-row>
              <table:table-cell table:style-name="OrgTblCell">
                <text:p text:style-name="OrgTableContentsLeft">(A/F, i, n)</text:p>
              </table:table-cell>
              <table:table-cell table:style-name="OrgTblCell">
                <text:p text:style-name="OrgTableContentsLeft">i / ((1+i)<text:span text:style-name="OrgSuperscript">n</text:span> - 1)</text:p>
              </table:table-cell>
            </table:table-row>
            <table:table-row>
              <table:table-cell table:style-name="OrgTblCellB">
                <text:p text:style-name="OrgTableContentsLeft">(P/G, i, n)</text:p>
              </table:table-cell>
              <table:table-cell table:style-name="OrgTblCellB">
                <text:p text:style-name="OrgTableContentsLeft">…</text:p>
              </table:table-cell>
            </table:table-row>
          </table:table-rows>
        </table:table>
      </text:section>
      <text:list text:style-name="OrgNumberedList" text:continue-numbering="true">
        <text:list-item>
          <text:list text:style-name="OrgNumberedList" text:continue-numbering="true">
            <text:list-header>

</text:list-header>
            <text:list-item>
              <text:p text:style-name="Text_20_body">
<text:bookmark-start text:name="OrgXref.orgab65d78"/>
<text:bookmark text:name="orgab65d78"/>A<text:span text:style-name="OrgSubscript">∞</text:span>
<text:bookmark-end text:name="OrgXref.orgab65d78"/></text:p>
              <text:p text:style-name="Text_20_body">On veut que l'intérêt annuel nous donne un montant A<text:span text:style-name="OrgSubscript">∞</text:span> à chaque année.
</text:p>
              <text:p text:style-name="Text_20_body">P * (1 + i) = P + A<text:span text:style-name="OrgSubscript">∞</text:span> 
</text:p>
              <text:p text:style-name="Text_20_body">et on retire le A<text:span text:style-name="OrgSubscript">∞</text:span> pour faire quelque chose avec, et on s'en fait donner un
autre l'année d'après jusqu'à la fin des temps.
</text:p>
              <text:p text:style-name="Text_20_body">Donc A<text:span text:style-name="OrgSubscript">∞</text:span> = i * P ⇔ P = A<text:span text:style-name="OrgSubscript">∞</text:span> / i
</text:p>
              <text:p text:style-name="Text_20_body">Le P dans P = A<text:span text:style-name="OrgSubscript">∞</text:span> / i est appelé le coût immobilisé
</text:p>
            </text:list-item>
            <text:list-item>
              <text:p text:style-name="Text_20_body">
<text:bookmark-start text:name="OrgXref.org687e164"/>
<text:bookmark text:name="org687e164"/>Règle du 72
<text:bookmark-end text:name="OrgXref.org687e164"/></text:p>
              <text:p text:style-name="Text_20_body">n = 0.72 / i ~ nombre d'années pour doubler au taux i
</text:p>
            </text:list-item>
          </text:list>
        </text:list-item>
      </text:list>
      <text:h text:style-name="Heading_20_3" text:outline-level="3" text:is-list-header="false">
<text:bookmark-start text:name="OrgXref.orge466234"/>
<text:bookmark text:name="orge466234"/>Cours 5 Taux d'intérêts nominal et réel
<text:bookmark-end text:name="OrgXref.orge466234"/></text:h>
      <text:p text:style-name="Text_20_body">Formules pour convertir entre différens taux d'intérêts équivalents et exprimés.
</text:p>
      <text:list text:style-name="OrgNumberedList" text:continue-numbering="false">
        <text:list-item>
          <text:p text:style-name="Text_20_body">
<text:bookmark-start text:name="OrgXref.org70ac2be"/>
<text:bookmark text:name="org70ac2be"/>Taux nominal et périodes de capitalisation
<text:bookmark-end text:name="OrgXref.org70ac2be"/></text:p>
          <text:p text:style-name="Text_20_body">Les termes d'un prêt ou d'un investissement expriment les taux sous la forme
</text:p>
          <text:p text:style-name="Text_20_body">"Un taux nominal de i<text:span text:style-name="OrgSubscript">nominal</text:span> par année capitalisée m fois par année"
</text:p>
          <text:p text:style-name="Text_20_body">Ceci veux dire que m fois par année, le montant sera multiplié par (1 + i/m).
Au bout d'une année, le montant aura été multiplié par (1 + i/m)<text:span text:style-name="OrgSuperscript">m</text:span>.
</text:p>
          <text:p text:style-name="Text_20_body">On appelle i<text:span text:style-name="OrgSubscript">eff</text:span> = (1 + i<text:span text:style-name="OrgSubscript">nom</text:span>/m)<text:span text:style-name="OrgSuperscript">m</text:span>.
</text:p>
          <text:p text:style-name="Text_20_body">Afin de pouvoir travailler avec des flux monétaires avec diverses fréquences de
capitalisation, nous devons transformer ces taux en taux effectifs de la même fréquence.
</text:p>
        </text:list-item>
        <text:list-item>
          <text:p text:style-name="Text_20_body">
<text:bookmark-start text:name="OrgXref.org261a2df"/>
<text:bookmark text:name="org261a2df"/>Comparaisons
<text:bookmark-end text:name="OrgXref.org261a2df"/></text:p>
          <text:p text:style-name="Text_20_body">(1 + i<text:span text:style-name="OrgSubscript">1</text:span>/m)<text:span text:style-name="OrgSuperscript">m</text:span> = (1 + i<text:span text:style-name="OrgSubscript">2</text:span>/ν)^ν
</text:p>
          <text:p text:style-name="Text_20_body">(1 + i<text:span text:style-name="OrgSubscript">1</text:span>/m)<text:span text:style-name="OrgSuperscript">m/ν</text:span> = 1 + i<text:span text:style-name="OrgSubscript">2</text:span>/ν
</text:p>
          <text:p text:style-name="Text_20_body">i<text:span text:style-name="OrgSubscript">2</text:span>/ν = (1 + i<text:span text:style-name="OrgSubscript">1</text:span>/m)<text:span text:style-name="OrgSuperscript">m/ν</text:span> - 1
</text:p>
        </text:list-item>
      </text:list>
      <text:h text:style-name="Heading_20_3" text:outline-level="3" text:is-list-header="false">
<text:bookmark-start text:name="OrgXref.orgc22a235"/>
<text:bookmark text:name="orgc22a235"/>Cours 6 Seuil de rentabilité = Point Mort et analyse marginale
<text:bookmark-end text:name="OrgXref.orgc22a235"/></text:h>
      <text:list text:style-name="OrgNumberedList" text:continue-numbering="false">
        <text:list-item>
          <text:p text:style-name="Text_20_body">
<text:bookmark-start text:name="OrgXref.org0fdf4de"/>
<text:bookmark text:name="org0fdf4de"/>Contexte
<text:bookmark-end text:name="OrgXref.org0fdf4de"/></text:p>
          <text:p text:style-name="Text_20_body">On suppose que les ventes et côuts suivent une relation
</text:p>
          <text:p text:style-name="Text_20_body">Ventes = PV<text:span text:style-name="OrgSubscript">u</text:span> * U
</text:p>
          <text:p text:style-name="Text_20_body">Coûts = CV<text:span text:style-name="OrgSubscript">u</text:span> * U + CF
</text:p>
          <text:p text:style-name="Text_20_body">Coûts variables totaux = CV<text:span text:style-name="OrgSubscript">u</text:span> * U
</text:p>
          <text:p text:style-name="Text_20_body">où U est le nombre d'unités vendues d'un produit, PV<text:span text:style-name="OrgSubscript">u</text:span>, CV<text:span text:style-name="OrgSubscript">u</text:span> et CF sont des
constantes en $/u, $/u et $ respectivement.
</text:p>
        </text:list-item>
        <text:list-item>
          <text:p text:style-name="Text_20_body">
<text:bookmark-start text:name="OrgXref.org9b29afb"/>
<text:bookmark text:name="org9b29afb"/>Point Mort (Nombre d'unités qui rend les ventes égales aux coûts)
<text:bookmark-end text:name="OrgXref.org9b29afb"/></text:p>
          <text:p text:style-name="Text_20_body">Le point mort U<text:span text:style-name="OrgSuperscript">*</text:span> est la solution de l'équation des recettes et des coûts.
</text:p>
          <text:p text:style-name="Quotations">Pv * U<text:span text:style-name="OrgSuperscript">*</text:span> = CT(U<text:span text:style-name="OrgSuperscript">*</text:span>) = CV<text:span text:style-name="OrgSubscript">u</text:span> * U<text:span text:style-name="OrgSuperscript">*</text:span> + CF
</text:p>
          <text:p text:style-name="Text_20_body">Ça nous donne un nombre d'unités:
</text:p>
          <text:p text:style-name="Text_20_body">⇔ (PV - CV<text:span text:style-name="OrgSubscript">u</text:span>) * U<text:span text:style-name="OrgSuperscript">*</text:span> = CF
</text:p>
          <text:p text:style-name="Text_20_body">⇔ U<text:span text:style-name="OrgSuperscript">*</text:span> = CF / (PV - CV<text:span text:style-name="OrgSubscript">u</text:span>)
</text:p>
        </text:list-item>
        <text:list-item>
          <text:p text:style-name="Text_20_body">
<text:bookmark-start text:name="OrgXref.org15d3e6c"/>
<text:bookmark text:name="org15d3e6c"/>Différentes expressions du point mort
<text:bookmark-end text:name="OrgXref.org15d3e6c"/></text:p>
          <text:p text:style-name="Text_20_body">SR(Q) = U<text:span text:style-name="OrgSuperscript">*</text:span> = CF / (PV<text:span text:style-name="OrgSubscript">u</text:span> - CV<text:span text:style-name="OrgSubscript">u</text:span>) = CF / CM<text:span text:style-name="OrgSubscript">u</text:span> ⇔ CF = U<text:span text:style-name="OrgSuperscript">*</text:span> * CM<text:span text:style-name="OrgSubscript">u</text:span>
</text:p>
          <text:p text:style-name="Text_20_body">SR($) = U<text:span text:style-name="OrgSuperscript">*</text:span> * PV<text:span text:style-name="OrgSubscript">u</text:span> = (U<text:span text:style-name="OrgSuperscript">*</text:span> * CM<text:span text:style-name="OrgSubscript">u</text:span>) * (PV<text:span text:style-name="OrgSubscript">u</text:span>/CM<text:span text:style-name="OrgSubscript">u</text:span>) = CF * 1/CM_%
</text:p>
        </text:list-item>
        <text:list-item>
          <text:p text:style-name="Text_20_body">
<text:bookmark-start text:name="OrgXref.org56acaae"/>
<text:bookmark text:name="org56acaae"/>Contributions marginales
<text:bookmark-end text:name="OrgXref.org56acaae"/></text:p>
          <text:p text:style-name="Text_20_body">CM<text:span text:style-name="OrgSubscript">u</text:span> = PV<text:span text:style-name="OrgSubscript">u</text:span> - CV<text:span text:style-name="OrgSubscript">u</text:span> contribution marginale unitaire.
</text:p>
          <text:p text:style-name="Text_20_body">CM_% = CM<text:span text:style-name="OrgSubscript">u</text:span> / PV<text:span text:style-name="OrgSubscript">u</text:span> marginale en pourcentage
</text:p>
          <text:p text:style-name="Text_20_body">CM_$(U) = Ventes - Coûts Variables Totaux = PV<text:span text:style-name="OrgSubscript">u</text:span> * U - CV<text:span text:style-name="OrgSubscript">u</text:span> * U : (contribution marginale totale)
</text:p>
          <text:p text:style-name="Text_20_body">C'est le profit qu'on ferait si les couts fixes disparaissaient.
</text:p>
          <text:p text:style-name="Text_20_body">NOTE: CM_$(U<text:span text:style-name="OrgSuperscript">*</text:span>) = CF
</text:p>
        </text:list-item>
        <text:list-item>
          <text:p text:style-name="Text_20_body">
<text:bookmark-start text:name="OrgXref.org8f421c0"/>
<text:bookmark text:name="org8f421c0"/>Méthode des points extrêmes
<text:bookmark-end text:name="OrgXref.org8f421c0"/></text:p>
          <text:p text:style-name="Text_20_body">On se fait donner un tableau avec des lignes (x,y) = (quantité, couts).
</text:p>
          <text:p text:style-name="Text_20_body">On suppose que ces coûts suivent une règle y = ax + b avec a = CV<text:span text:style-name="OrgSubscript">u</text:span> et b = CF.
</text:p>
          <text:p text:style-name="Text_20_body">On choisi deux points (x<text:span text:style-name="OrgSubscript">1</text:span>, y<text:span text:style-name="OrgSubscript">1</text:span>), (x<text:span text:style-name="OrgSubscript">2</text:span>, y<text:span text:style-name="OrgSubscript">2</text:span>) éloignés dans le tableau:
</text:p>
          <text:p text:style-name="Text_20_body">a = (y<text:span text:style-name="OrgSubscript">2</text:span> - y<text:span text:style-name="OrgSubscript">1</text:span>) / (x<text:span text:style-name="OrgSubscript">2</text:span> - x<text:span text:style-name="OrgSubscript">1</text:span>)
</text:p>
          <text:p text:style-name="Text_20_body">maintenant qu'on a calculé a, on peut utiliser un des points pour calculer b:
</text:p>
          <text:p text:style-name="Text_20_body">y<text:span text:style-name="OrgSubscript">1</text:span> = a x<text:span text:style-name="OrgSubscript">1</text:span> + b ⇔ b = y<text:span text:style-name="OrgSubscript">1</text:span> - a x<text:span text:style-name="OrgSubscript">1</text:span>
</text:p>
        </text:list-item>
        <text:list-item>
          <text:p text:style-name="Text_20_body">
<text:bookmark-start text:name="OrgXref.orga45068b"/>
<text:bookmark text:name="orga45068b"/>Point d'équivalence de deux projets
<text:bookmark-end text:name="OrgXref.orga45068b"/></text:p>
          <text:p text:style-name="Text_20_body">Ah point d'équivalence entre deux options pour produire la même chose. Soit deux
options données par CV<text:span text:style-name="OrgSubscript">u1</text:span>, CF<text:span text:style-name="OrgSubscript">1</text:span> et CV<text:span text:style-name="OrgSubscript">u2</text:span>, CF<text:span text:style-name="OrgSubscript">2</text:span>.  Alors CV<text:span text:style-name="OrgSubscript">U1</text:span> * U<text:span text:style-name="OrgSubscript">eq</text:span> + CF<text:span text:style-name="OrgSubscript">1</text:span> = CV<text:span text:style-name="OrgSubscript">U2</text:span> *
U<text:span text:style-name="OrgSubscript">eq</text:span> + CF<text:span text:style-name="OrgSubscript">2</text:span> nous donne
</text:p>
          <text:p text:style-name="Text_20_body">PE(Q) = U<text:span text:style-name="OrgSubscript">eq</text:span> = (CF<text:span text:style-name="OrgSubscript">2</text:span> - CF<text:span text:style-name="OrgSubscript">1</text:span>) / (CV<text:span text:style-name="OrgSubscript">u1</text:span> - CV<text:span text:style-name="OrgSubscript">u2</text:span>)
</text:p>
          <text:p text:style-name="Text_20_body">CM_%1 * PE(<text:span text:style-name="OrgCode">$) - CF_1 = CM_%2 * PE($</text:span>) - CF<text:span text:style-name="OrgSubscript">2</text:span>
</text:p>
          <text:p text:style-name="Text_20_body">PE($) = (CF<text:span text:style-name="OrgSubscript">1</text:span> - CF<text:span text:style-name="OrgSubscript">2</text:span>) / (CM_%2 - CM_%1)
</text:p>
        </text:list-item>
        <text:list-item>
          <text:p text:style-name="Text_20_body">
<text:bookmark-start text:name="OrgXref.orgbb4de65"/>
<text:bookmark text:name="orgbb4de65"/>Marge de sécurité
<text:bookmark-end text:name="OrgXref.orgbb4de65"/></text:p>
          <text:p text:style-name="Text_20_body">Soit U un nombre d'unités
</text:p>
          <text:p text:style-name="Text_20_body">MS($) = RevenusTotauxPrévus - RevenusAuSeulDeRentabilité = PV<text:span text:style-name="OrgSubscript">u</text:span> * U - PV<text:span text:style-name="OrgSubscript">u</text:span> * U<text:span text:style-name="OrgSuperscript">*</text:span>
</text:p>
          <text:p text:style-name="Text_20_body">MS(Q) = U - U<text:span text:style-name="OrgSuperscript">*</text:span> = (nombre d'unités vendues de plus que le point mort)
</text:p>
          <text:p text:style-name="Text_20_body">MS(%) = MS($)/(PV<text:span text:style-name="OrgSubscript">u</text:span> * U) = PV<text:span text:style-name="OrgSubscript">u</text:span>(U-U<text:span text:style-name="OrgSuperscript">*</text:span>)/(PV<text:span text:style-name="OrgSubscript">u</text:span>*U) = 
</text:p>
        </text:list-item>
        <text:list-item>
          <text:p text:style-name="Text_20_body">
<text:bookmark-start text:name="OrgXref.org3f50762"/>
<text:bookmark text:name="org3f50762"/>Profit/Perte par unité
<text:bookmark-end text:name="OrgXref.org3f50762"/></text:p>
          <text:p text:style-name="Text_20_body">Profit(U) = PV<text:span text:style-name="OrgSubscript">u</text:span> * U - (CV<text:span text:style-name="OrgSubscript">u</text:span> * U + CF)
</text:p>
          <text:p text:style-name="Text_20_body">Profit(U) / U = ProfitParUnité
</text:p>
          <text:p text:style-name="Text_20_body">= (PV<text:span text:style-name="OrgSubscript">u</text:span> * U - (CV<text:span text:style-name="OrgSubscript">u</text:span> * U + CF)) / u
</text:p>
          <text:p text:style-name="Text_20_body">= ((PV<text:span text:style-name="OrgSubscript">u</text:span> - CV<text:span text:style-name="OrgSubscript">u</text:span>) * U - CF) / U
</text:p>
          <text:p text:style-name="Text_20_body">= (PV<text:span text:style-name="OrgSubscript">u</text:span> - CV<text:span text:style-name="OrgSubscript">u</text:span>) - CF/U
</text:p>
        </text:list-item>
        <text:list-item>
          <text:p text:style-name="Text_20_body">
<text:bookmark-start text:name="OrgXref.orgf4524b3"/>
<text:bookmark text:name="orgf4524b3"/>Vocabulaire
<text:bookmark-end text:name="OrgXref.orgf4524b3"/></text:p>
          <text:list text:style-name="OrgNumberedList" text:continue-numbering="true">
            <text:list-item>
              <text:p text:style-name="Text_20_body">
<text:bookmark-start text:name="OrgXref.orgae0e705"/>
<text:bookmark text:name="orgae0e705"/>Composantes du coût de fabrication (ou de production)
<text:bookmark-end text:name="OrgXref.orgae0e705"/></text:p>
              <text:list text:style-name="OrgBulletedList" text:continue-numbering="false">
                <text:list-item>
                  <text:p text:style-name="Text_20_body">Matières premières (MP) <text:line-break/>Note: C'est un coût variable
</text:p>
                </text:list-item>
                <text:list-item>
                  <text:p text:style-name="Text_20_body">Main d'oeuvre directe (MOD) <text:line-break/>Salaires de ceux qui travaillent <text:span text:style-name="Emphasis">directement</text:span> à la transofrmation des
matières premières en produits finis.
</text:p>
                </text:list-item>
                <text:list-item>
                  <text:p text:style-name="Text_20_body">Frais généraux de fabrication (FGF) autres que la <text:span text:style-name="Emphasis">Main d'oeuvre directe</text:span> et les
<text:span text:style-name="Emphasis">matières premières</text:span>.
</text:p>
                </text:list-item>
              </text:list>
            </text:list-item>
            <text:list-item>
              <text:p text:style-name="Text_20_body">
<text:bookmark-start text:name="OrgXref.orgfac5f83"/>
<text:bookmark text:name="orgfac5f83"/>Frais généraux de fabrication
<text:bookmark-end text:name="OrgXref.orgfac5f83"/></text:p>
              <text:p text:style-name="Text_20_body"><text:span text:style-name="Bold">Definition</text:span> : Tous les autres coûts que main d'oeuvre directe (MOD) et la
matière première (MP).
</text:p>
              <text:p text:style-name="Text_20_body"><text:span text:style-name="Bold">Exemples</text:span> : 
</text:p>
              <text:list text:style-name="OrgBulletedList" text:continue-numbering="false">
                <text:list-item>
                  <text:p text:style-name="Text_20_body">Amortissements
</text:p>
                </text:list-item>
                <text:list-item>
                  <text:p text:style-name="Text_20_body">Chauffage et éclairage
</text:p>
                </text:list-item>
                <text:list-item>
                  <text:p text:style-name="Text_20_body">Entretien des équipements
</text:p>
                </text:list-item>
                <text:list-item>
                  <text:p text:style-name="Text_20_body">Assurances, impôt foncier
</text:p>
                </text:list-item>
                <text:list-item>
                  <text:p text:style-name="Text_20_body">Main-d'oeuvre indirecte: 
</text:p>
                  <text:list text:style-name="OrgBulletedList" text:continue-numbering="true">
                    <text:list-item>
                      <text:p text:style-name="Text_20_body">Salaires des contremaîtres
</text:p>
                    </text:list-item>
                    <text:list-item>
                      <text:p text:style-name="Text_20_body">employés de bureau,
</text:p>
                    </text:list-item>
                    <text:list-item>
                      <text:p text:style-name="Text_20_body">ingénieurs
</text:p>
                    </text:list-item>
                    <text:list-item>
                      <text:p text:style-name="Text_20_body">programmeurs
</text:p>
                    </text:list-item>
                  </text:list>
                </text:list-item>
              </text:list>
              <text:p text:style-name="Text_20_body"><text:span text:style-name="Bold">Notes</text:span> : Certains FGF peuvent être des coûts fixes et d'autres peuvent être des
coûts variables.
</text:p>
              <text:p text:style-name="Text_20_body">Les FGF sont répartis aux produits.
</text:p>
            </text:list-item>
            <text:list-item>
              <text:p text:style-name="Text_20_body">
<text:bookmark-start text:name="OrgXref.orgac4c427"/>
<text:bookmark text:name="orgac4c427"/>Coûts pertinents
<text:bookmark-end text:name="OrgXref.orgac4c427"/></text:p>
              <text:list text:style-name="OrgBulletedList" text:continue-numbering="false">
                <text:list-item>
                  <text:p text:style-name="Text_20_body">Coûts différentiels et coûts stables
</text:p>
                </text:list-item>
                <text:list-item>
                  <text:p text:style-name="Text_20_body">Coûts engagés et coûts d'opportunité
</text:p>
                </text:list-item>
                <text:list-item>
                  <text:p text:style-name="Text_20_body">Coûts passés
</text:p>
                </text:list-item>
              </text:list>
            </text:list-item>
          </text:list>
        </text:list-item>
        <text:list-item>
          <text:p text:style-name="Text_20_body">
<text:bookmark-start text:name="OrgXref.orgefdce53"/>
<text:bookmark text:name="orgefdce53"/>État des flux de trésorie différentiel
<text:bookmark-end text:name="OrgXref.orgefdce53"/></text:p>
          <text:p text:style-name="Text_20_body">Voir <text:a xlink:type="simple" xlink:href="https://moodle.polymtl.ca/pluginfile.php/163307/mod_resource/content/35/SSH3201%20Cours%206%20Couts_PM_A2018_modifié_PDF.pdf">https://moodle.polymtl.ca/pluginfile.php/163307/mod_resource/content/35/SSH3201%20Cours%206%20Couts_PM_A2018_modifié_PDF.pdf</text:a>
</text:p>
        </text:list-item>
      </text:list>
      <text:h text:style-name="Heading_20_3" text:outline-level="3" text:is-list-header="false">
<text:bookmark-start text:name="OrgXref.org72c5d8f"/>
<text:bookmark text:name="org72c5d8f"/>Cours 7 VAN, IR, DR, TRI, TRIM
<text:bookmark-end text:name="OrgXref.org72c5d8f"/></text:h>
      <text:list text:style-name="OrgNumberedList" text:continue-numbering="false">
        <text:list-item>
          <text:p text:style-name="Text_20_body">
<text:bookmark-start text:name="OrgXref.org0e3b958"/>
<text:bookmark text:name="org0e3b958"/>VAN : Valeur Actualisée Nette
<text:bookmark-end text:name="OrgXref.org0e3b958"/></text:p>
          <text:p text:style-name="Text_20_body">C'est la somme des valeurs actualisées de tous les flux monétaires d'un projet.
</text:p>
          <text:p text:style-name="Text_20_body">La VAN est fonction du taux utilisé pour les actualisations.  On peut donc
généraliser la définition:
</text:p>
          <text:p text:style-name="Text_20_body">VAN(i) : La somme des flux monétaires actualisés au taux i du projet
</text:p>
          <text:p text:style-name="Text_20_body">On utilise généralement i = TRAM en l'absence d'indication contraire.
</text:p>
        </text:list-item>
        <text:list-item>
          <text:p text:style-name="Text_20_body">
<text:bookmark-start text:name="OrgXref.org4edb20e"/>
<text:bookmark text:name="org4edb20e"/>TRI : Le taux
<text:bookmark-end text:name="OrgXref.org4edb20e"/></text:p>
          <text:p text:style-name="Text_20_body">Le TRI est la solution i<text:span text:style-name="OrgSuperscript">*</text:span> de l'équation VAN(i<text:span text:style-name="OrgSuperscript">*</text:span>) = 0.
</text:p>
          <text:p text:style-name="Text_20_body">Soient V<text:span text:style-name="OrgSubscript">1</text:span> = VAN(i<text:span text:style-name="OrgSubscript">1</text:span>), V<text:span text:style-name="OrgSubscript">2</text:span> = VAN(i<text:span text:style-name="OrgSubscript">2</text:span>), V<text:span text:style-name="OrgSuperscript">*</text:span> = VAN(i<text:span text:style-name="OrgSuperscript">*</text:span>) = 0.
</text:p>
        </text:list-item>
        <text:list-item>
          <text:p text:style-name="Text_20_body">
<text:bookmark-start text:name="OrgXref.org7579184"/>
<text:bookmark text:name="org7579184"/>Calcul du TRI par interpolation
<text:bookmark-end text:name="OrgXref.org7579184"/></text:p>
          <text:p text:style-name="Text_20_body">Alors par un argument de triangles semblables, on a
</text:p>
          <text:p text:style-name="Text_20_body">(i<text:span text:style-name="OrgSuperscript">*</text:span> - i<text:span text:style-name="OrgSubscript">1</text:span>)/(V<text:span text:style-name="OrgSuperscript">*</text:span> - V<text:span text:style-name="OrgSubscript">1</text:span>) = (i<text:span text:style-name="OrgSubscript">2</text:span> - i<text:span text:style-name="OrgSubscript">1</text:span>)/(V<text:span text:style-name="OrgSubscript">2</text:span> - V<text:span text:style-name="OrgSubscript">1</text:span>)
</text:p>
          <text:p text:style-name="Text_20_body">Ce qui nous permet d'isoler i<text:span text:style-name="OrgSuperscript">*</text:span>:
</text:p>
          <text:p text:style-name="Text_20_body">⇔ i<text:span text:style-name="OrgSuperscript">*</text:span> - i<text:span text:style-name="OrgSubscript">1</text:span> = (V<text:span text:style-name="OrgSuperscript">*</text:span> - V<text:span text:style-name="OrgSubscript">1</text:span>) * (i<text:span text:style-name="OrgSubscript">2</text:span> - i<text:span text:style-name="OrgSubscript">1</text:span>)/(V<text:span text:style-name="OrgSubscript">2</text:span> - V<text:span text:style-name="OrgSubscript">1</text:span>)
</text:p>
          <text:p text:style-name="Text_20_body">⇔ i<text:span text:style-name="OrgSuperscript">*</text:span> =  i<text:span text:style-name="OrgSubscript">1</text:span> + (V<text:span text:style-name="OrgSuperscript">*</text:span> - V<text:span text:style-name="OrgSubscript">1</text:span>) * (i<text:span text:style-name="OrgSubscript">2</text:span> - i<text:span text:style-name="OrgSubscript">1</text:span>)/(V<text:span text:style-name="OrgSubscript">2</text:span> - V<text:span text:style-name="OrgSubscript">1</text:span>)
</text:p>
          <text:p text:style-name="Text_20_body">⇔ i<text:span text:style-name="OrgSuperscript">*</text:span> =  i<text:span text:style-name="OrgSubscript">1</text:span> - V<text:span text:style-name="OrgSubscript">1</text:span> * (i<text:span text:style-name="OrgSubscript">2</text:span> - i<text:span text:style-name="OrgSubscript">1</text:span>)/(V<text:span text:style-name="OrgSubscript">2</text:span> - V<text:span text:style-name="OrgSubscript">1</text:span>),  (parce que V<text:span text:style-name="OrgSuperscript">*</text:span> = 0)
</text:p>
          <text:p text:style-name="Text_20_body">Et si on veut la formule donnée dans certains powerpoints, on a jsute à changer
le + pour un - et inverser l'ordre de V<text:span text:style-name="OrgSubscript">1</text:span>, V<text:span text:style-name="OrgSubscript">2</text:span> dans le dénominateur.
</text:p>
          <text:p text:style-name="Quotations">⇔ i<text:span text:style-name="OrgSuperscript">*</text:span> =  i<text:span text:style-name="OrgSubscript">1</text:span> + V<text:span text:style-name="OrgSubscript">1</text:span> * (i<text:span text:style-name="OrgSubscript">2</text:span> - i<text:span text:style-name="OrgSubscript">1</text:span>)/(V<text:span text:style-name="OrgSubscript">1</text:span> - V<text:span text:style-name="OrgSubscript">2</text:span>) <text:span text:style-name="Underline">FF</text:span>
</text:p>
        </text:list-item>
        <text:list-item>
          <text:p text:style-name="Text_20_body">
<text:bookmark-start text:name="OrgXref.orgf09fe46"/>
<text:bookmark text:name="orgf09fe46"/>TRIM
<text:bookmark-end text:name="OrgXref.orgf09fe46"/></text:p>
          <text:p text:style-name="Text_20_body">MP = Somme des <text:span text:style-name="Bold">valeurs actuelles</text:span> des flux monétaires nets négatifs
</text:p>
          <text:p text:style-name="Text_20_body">MF = Somme des <text:span text:style-name="Bold">valeurs futures</text:span> des flux monétaires positifs
</text:p>
          <text:p text:style-name="Text_20_body">MP = MF(1 + TRIM)<text:span text:style-name="OrgSuperscript">-n</text:span>
</text:p>
          <text:p text:style-name="Text_20_body">MP/MF = (1 + TRIM)<text:span text:style-name="OrgSuperscript">-n</text:span>
</text:p>
          <text:p text:style-name="Text_20_body">MF/MP = (1 + TRIM)<text:span text:style-name="OrgSuperscript">n</text:span>
</text:p>
          <text:p text:style-name="Text_20_body">(MF/MP)<text:span text:style-name="OrgSuperscript">1/n</text:span> - 1 = TRIM
</text:p>
        </text:list-item>
        <text:list-item>
          <text:p text:style-name="Text_20_body">
<text:bookmark-start text:name="OrgXref.org20723b0"/>
<text:bookmark text:name="org20723b0"/>Indice de rentabilité
<text:bookmark-end text:name="OrgXref.org20723b0"/></text:p>
          <text:p text:style-name="Text_20_body">IR = (VA des Flux Monétaires) / (VA des investissements) <text:line-break/>Parce que VAN = VA<text:span text:style-name="OrgSubscript">Recettes</text:span> - |VA<text:span text:style-name="OrgSubscript">INV</text:span>| (ce qui rentre - ce qui sort) <text:line-break/>donc VA<text:span text:style-name="OrgSubscript">Recettes</text:span> / |VA<text:span text:style-name="OrgSubscript">INV</text:span>| = (VAN + |VA<text:span text:style-name="OrgSubscript">INV</text:span>|) / |VA<text:span text:style-name="OrgSubscript">INV</text:span>| = VAN/|VA<text:span text:style-name="OrgSubscript">INV</text:span>| + 1 <text:line-break/></text:p>
        </text:list-item>
        <text:list-item>
          <text:p text:style-name="Text_20_body">
<text:bookmark-start text:name="OrgXref.orgbe58081"/>
<text:bookmark text:name="orgbe58081"/>Comparaison de projets de durées différentes
<text:bookmark-end text:name="OrgXref.orgbe58081"/></text:p>
          <text:p text:style-name="Text_20_body">Ramener à un m
Critére du service égales
PPCM
</text:p>
          <text:p text:style-name="Text_20_body">Période d'étude
</text:p>
        </text:list-item>
        <text:list-item>
          <text:p text:style-name="Text_20_body">
<text:bookmark-start text:name="OrgXref.orgaaee6a9"/>
<text:bookmark text:name="orgaaee6a9"/>Annuité Équivalente
<text:bookmark-end text:name="OrgXref.orgaaee6a9"/></text:p>
          <text:p text:style-name="Text_20_body">Étant donné un projet avec des flux monétaires FMN<text:span text:style-name="OrgSubscript">t</text:span> et une durée de vie n, et un
TRAM i,
</text:p>
          <text:p text:style-name="Text_20_body">AE = VAN * (A/P;i;n)
</text:p>
        </text:list-item>
        <text:list-item>
          <text:p text:style-name="Text_20_body">
<text:bookmark-start text:name="OrgXref.org3996520"/>
<text:bookmark text:name="org3996520"/>Charges d'exploitation annuelle
<text:bookmark-end text:name="OrgXref.org3996520"/></text:p>
          <text:p text:style-name="Text_20_body">CEA = (Σ<text:span text:style-name="OrgSubscript">t</text:span> CH<text:span text:style-name="OrgSubscript">t</text:span>(P/F;i;t) ) * (A/P;i;n)
</text:p>
          <text:p text:style-name="Text_20_body">Transformer les coûts en annuité équivalente
</text:p>
        </text:list-item>
        <text:list-item>
          <text:p text:style-name="Text_20_body">
<text:bookmark-start text:name="OrgXref.org0510e5a"/>
<text:bookmark text:name="org0510e5a"/>Cout annuel équivalent
<text:bookmark-end text:name="OrgXref.org0510e5a"/></text:p>
          <text:list text:style-name="OrgNumberedList" text:continue-numbering="false">
            <text:list-item>
              <text:p text:style-name="Text_20_body">DI = somme des valeurs actualisées des investissements <text:line-break/></text:p>
            </text:list-item>
            <text:list-item>
              <text:p text:style-name="Text_20_body">VAC = somme des valeurs actualisées des coûts <text:line-break/></text:p>
            </text:list-item>
            <text:list-item>
              <text:p text:style-name="Text_20_body">VAR = somme des valeurs actualisées des valeurs de revente <text:line-break/></text:p>
            </text:list-item>
          </text:list>
          <text:p text:style-name="Text_20_body">CAE = -(|DI| + |VAC| - |VAR|) * (A/P;i;n)
</text:p>
          <text:p text:style-name="Text_20_body">Attention aux signes, puisque DI &lt; 0, VAC &lt; 0, VAR &gt; 0 en tant que flux
monétaires, CAE = (DI + VAC + VAR) * (A/P;i;n) mais les valeurs absolues sont là
pour qu' on voit quels doivent être les signes des affaires.
</text:p>
        </text:list-item>
        <text:list-item>
          <text:p text:style-name="Text_20_body">
<text:bookmark-start text:name="OrgXref.orga9b21ef"/>
<text:bookmark text:name="orga9b21ef"/>Recouvrement du capital
<text:bookmark-end text:name="OrgXref.orga9b21ef"/></text:p>
          <text:p text:style-name="Text_20_body">RC = (|DI| - |VAR|) * (A/P;i;n)
</text:p>
        </text:list-item>
        <text:list-item>
          <text:p text:style-name="Text_20_body">
<text:bookmark-start text:name="OrgXref.org26548f4"/>
<text:bookmark text:name="org26548f4"/>Délai de recouvrement
<text:bookmark-end text:name="OrgXref.org26548f4"/></text:p>
          <text:list text:style-name="OrgNumberedList" text:continue-numbering="true">
            <text:list-item>
              <text:p text:style-name="Text_20_body">
<text:bookmark-start text:name="OrgXref.orge37b36d"/>
<text:bookmark text:name="orge37b36d"/>Input: Un tableau
<text:bookmark-end text:name="OrgXref.orge37b36d"/></text:p>
            </text:list-item>
          </text:list>
        </text:list-item>
      </text:list>
      <text:section text:style-name="OrgIndentedSection-Level-2" text:name="Section10">
        <table:table table:style-name="OrgTable">
          <table:table-column table:style-name="OrgTableColumn"/>
          <table:table-column table:style-name="OrgTableColumn"/>
          <table:table-rows>
            <table:table-row>
              <table:table-cell table:style-name="OrgTblCellT">
                <text:p text:style-name="OrgTableContentsRight">Année</text:p>
              </table:table-cell>
              <table:table-cell table:style-name="OrgTblCellT">
                <text:p text:style-name="OrgTableContentsLeft">FMN</text:p>
              </table:table-cell>
            </table:table-row>
            <table:table-row>
              <table:table-cell table:style-name="OrgTblCell">
                <text:p text:style-name="OrgTableContentsRight">0</text:p>
              </table:table-cell>
              <table:table-cell table:style-name="OrgTblCell">
                <text:p text:style-name="OrgTableContentsLeft">FMN<text:span text:style-name="OrgSubscript">0</text:span></text:p>
              </table:table-cell>
            </table:table-row>
            <table:table-row>
              <table:table-cell table:style-name="OrgTblCell">
                <text:p text:style-name="OrgTableContentsRight">1</text:p>
              </table:table-cell>
              <table:table-cell table:style-name="OrgTblCell">
                <text:p text:style-name="OrgTableContentsLeft">FMN<text:span text:style-name="OrgSubscript">1</text:span></text:p>
              </table:table-cell>
            </table:table-row>
            <table:table-row>
              <table:table-cell table:style-name="OrgTblCell">
                <text:p text:style-name="OrgTableContentsRight">2</text:p>
              </table:table-cell>
              <table:table-cell table:style-name="OrgTblCell">
                <text:p text:style-name="OrgTableContentsLeft">FMN<text:span text:style-name="OrgSubscript">2</text:span></text:p>
              </table:table-cell>
            </table:table-row>
            <table:table-row>
              <table:table-cell table:style-name="OrgTblCellB">
                <text:p text:style-name="OrgTableContentsRight">3</text:p>
              </table:table-cell>
              <table:table-cell table:style-name="OrgTblCellB">
                <text:p text:style-name="OrgTableContentsLeft">FMN<text:span text:style-name="OrgSubscript">3</text:span></text:p>
              </table:table-cell>
            </table:table-row>
          </table:table-rows>
        </table:table>
      </text:section>
      <text:list text:style-name="OrgNumberedList" text:continue-numbering="true">
        <text:list-item>
          <text:list text:style-name="OrgNumberedList" text:continue-numbering="true">
            <text:list-header>

</text:list-header>
            <text:list-item>
              <text:p text:style-name="Text_20_body">
<text:bookmark-start text:name="OrgXref.org18cfbd5"/>
<text:bookmark text:name="org18cfbd5"/>Output: Les cumuls
<text:bookmark-end text:name="OrgXref.org18cfbd5"/></text:p>
            </text:list-item>
          </text:list>
        </text:list-item>
      </text:list>
      <text:section text:style-name="OrgIndentedSection-Level-2" text:name="Section11">
        <table:table table:style-name="OrgTable">
          <table:table-column table:style-name="OrgTableColumn"/>
          <table:table-column table:style-name="OrgTableColumn"/>
          <table:table-column table:style-name="OrgTableColumn"/>
          <table:table-rows>
            <table:table-row>
              <table:table-cell table:style-name="OrgTblCellT">
                <text:p text:style-name="OrgTableContentsRight">Année</text:p>
              </table:table-cell>
              <table:table-cell table:style-name="OrgTblCellT">
                <text:p text:style-name="OrgTableContentsLeft">FMN</text:p>
              </table:table-cell>
              <table:table-cell table:style-name="OrgTblCellT">
                <text:p text:style-name="OrgTableContentsLeft">CUMUL</text:p>
              </table:table-cell>
            </table:table-row>
            <table:table-row>
              <table:table-cell table:style-name="OrgTblCell">
                <text:p text:style-name="OrgTableContentsRight">0</text:p>
              </table:table-cell>
              <table:table-cell table:style-name="OrgTblCell">
                <text:p text:style-name="OrgTableContentsLeft">FMN<text:span text:style-name="OrgSubscript">0</text:span></text:p>
              </table:table-cell>
              <table:table-cell table:style-name="OrgTblCell">
                <text:p text:style-name="OrgTableContentsLeft">FMN<text:span text:style-name="OrgSubscript">0</text:span></text:p>
              </table:table-cell>
            </table:table-row>
            <table:table-row>
              <table:table-cell table:style-name="OrgTblCell">
                <text:p text:style-name="OrgTableContentsRight">1</text:p>
              </table:table-cell>
              <table:table-cell table:style-name="OrgTblCell">
                <text:p text:style-name="OrgTableContentsLeft">FMN<text:span text:style-name="OrgSubscript">1</text:span></text:p>
              </table:table-cell>
              <table:table-cell table:style-name="OrgTblCell">
                <text:p text:style-name="OrgTableContentsLeft">CUMUL<text:span text:style-name="OrgSubscript">0</text:span> + FMN<text:span text:style-name="OrgSubscript">1</text:span></text:p>
              </table:table-cell>
            </table:table-row>
            <table:table-row>
              <table:table-cell table:style-name="OrgTblCell">
                <text:p text:style-name="OrgTableContentsRight">2</text:p>
              </table:table-cell>
              <table:table-cell table:style-name="OrgTblCell">
                <text:p text:style-name="OrgTableContentsLeft">FMN<text:span text:style-name="OrgSubscript">2</text:span></text:p>
              </table:table-cell>
              <table:table-cell table:style-name="OrgTblCell">
                <text:p text:style-name="OrgTableContentsLeft">CUMUL<text:span text:style-name="OrgSubscript">1</text:span> + FMN<text:span text:style-name="OrgSubscript">2</text:span></text:p>
              </table:table-cell>
            </table:table-row>
            <table:table-row>
              <table:table-cell table:style-name="OrgTblCellB">
                <text:p text:style-name="OrgTableContentsRight">3</text:p>
              </table:table-cell>
              <table:table-cell table:style-name="OrgTblCellB">
                <text:p text:style-name="OrgTableContentsLeft">FMN<text:span text:style-name="OrgSubscript">3</text:span></text:p>
              </table:table-cell>
              <table:table-cell table:style-name="OrgTblCellB">
                <text:p text:style-name="OrgTableContentsLeft">CUMUL<text:span text:style-name="OrgSubscript">2</text:span> + FMN<text:span text:style-name="OrgSubscript">3</text:span></text:p>
              </table:table-cell>
            </table:table-row>
          </table:table-rows>
        </table:table>
      </text:section>
      <text:list text:style-name="OrgNumberedList" text:continue-numbering="true">
        <text:list-item>
          <text:list text:style-name="OrgNumberedList" text:continue-numbering="true">
            <text:list-header>
              <text:p text:style-name="Text_20_body">On trouve plus petit <text:span text:style-name="Bold">n</text:span> tel que CUMUL<text:span text:style-name="OrgSubscript">n</text:span> &lt; 0 &lt; CUMUL<text:span text:style-name="OrgSubscript">n+1</text:span>
</text:p>
            </text:list-header>
            <text:list-item>
              <text:p text:style-name="Text_20_body">
<text:bookmark-start text:name="OrgXref.orgdc8227c"/>
<text:bookmark text:name="orgdc8227c"/>Interpolation pour le nombre de jours
<text:bookmark-end text:name="OrgXref.orgdc8227c"/></text:p>
              <text:p text:style-name="Text_20_body">Ensuite, on interpole sur une droite passant par (0, cumul<text:span text:style-name="OrgSubscript">n</text:span>) et (1, cumul<text:span text:style-name="OrgSubscript">n+1</text:span>)
</text:p>
              <text:p text:style-name="Text_20_body">cumul(k) = (cumul<text:span text:style-name="OrgSubscript">n+1</text:span> - cumul<text:span text:style-name="OrgSubscript">n</text:span>) * k + cumul<text:span text:style-name="OrgSubscript">n</text:span>
</text:p>
              <text:p text:style-name="Text_20_body">juste pour être sur :<text:line-break/>cumul(0) = cumul<text:span text:style-name="OrgSubscript">n</text:span> <text:line-break/>cumul(1) = cumul<text:span text:style-name="OrgSubscript">n+1</text:span> - cumul<text:span text:style-name="OrgSubscript">n</text:span> + cumul<text:span text:style-name="OrgSubscript">n</text:span> = cumul<text:span text:style-name="OrgSubscript">n+1</text:span> <text:line-break/></text:p>
              <text:p text:style-name="Text_20_body">cumul(ξ) = 0 ⇔ ξ = cumul<text:span text:style-name="OrgSubscript">n</text:span> / (cumul<text:span text:style-name="OrgSubscript">n+1</text:span> - cumul<text:span text:style-name="OrgSubscript">n</text:span>) = cumul<text:span text:style-name="OrgSubscript">n</text:span> / FMN<text:span text:style-name="OrgSubscript">n+1</text:span>
</text:p>
              <text:p text:style-name="Text_20_body">On donne la réponse sous la forme suivante: Le délai de recouvrement du projet
donné par les flux monétaires FMN<text:span text:style-name="OrgSubscript">i</text:span> a un délai de recouvrement 
</text:p>
            </text:list-item>
            <text:list-item>
              <text:p text:style-name="Text_20_body">
<text:bookmark-start text:name="OrgXref.orgf97a4ba"/>
<text:bookmark text:name="orgf97a4ba"/>Valeur
<text:bookmark-end text:name="OrgXref.orgf97a4ba"/></text:p>
              <text:p text:style-name="Quotations">DR = n années et 365⋅ξ jours
</text:p>
              <text:p text:style-name="Text_20_body">Le fait que cumul<text:span text:style-name="OrgSubscript">n</text:span> et cumul<text:span text:style-name="OrgSubscript">n+1</text:span> soient de signes différents garanti que x ∈ [0,1].
</text:p>
            </text:list-item>
            <text:list-item>
              <text:p text:style-name="Text_20_body">
<text:bookmark-start text:name="OrgXref.org40c2783"/>
<text:bookmark text:name="org40c2783"/>Conclusions
<text:bookmark-end text:name="OrgXref.org40c2783"/></text:p>
              <text:p text:style-name="Text_20_body">On peut comparer le DR au délai maximal fixé par les gestionnaires et décider de
faire ou ne pas faire le projet
</text:p>
            </text:list-item>
          </text:list>
        </text:list-item>
      </text:list>
      <text:h text:style-name="Heading_20_3" text:outline-level="3" text:is-list-header="false">
<text:bookmark-start text:name="OrgXref.orgf2b060b"/>
<text:bookmark text:name="orgf2b060b"/>Cours 8(Anas)
<text:bookmark-end text:name="OrgXref.orgf2b060b"/></text:h>
      <text:list text:style-name="OrgNumberedList" text:continue-numbering="false">
        <text:list-item>
          <text:p text:style-name="Text_20_body">
<text:bookmark-start text:name="OrgXref.org62801c5"/>
<text:bookmark text:name="org62801c5"/>+ ANalyse marginale
<text:bookmark-end text:name="OrgXref.org62801c5"/></text:p>
          <text:p text:style-name="Text_20_body">Pourcentage des bénéfices = BénéficeNet
</text:p>
        </text:list-item>
      </text:list>
      <text:h text:style-name="Heading_20_3" text:outline-level="3" text:is-list-header="false">
<text:bookmark-start text:name="OrgXref.orgfd9cc2b"/>
<text:bookmark text:name="orgfd9cc2b"/>Cours 8 Métriques de comparaison (AE, CAE, RC, DUE), remplacement
<text:bookmark-end text:name="OrgXref.orgfd9cc2b"/></text:h>
      <text:h text:style-name="Heading_20_3" text:outline-level="3" text:is-list-header="false">
<text:bookmark-start text:name="OrgXref.org15d1f60"/>
<text:bookmark text:name="org15d1f60"/>Cours 9,10 : Impôt
<text:bookmark-end text:name="OrgXref.org15d1f60"/></text:h>
      <text:list text:style-name="OrgNumberedList" text:continue-numbering="false">
        <text:list-item>
          <text:p text:style-name="Text_20_body">
<text:bookmark-start text:name="OrgXref.orgbd12256"/>
<text:bookmark text:name="orgbd12256"/>Taux fiscal effectif
<text:bookmark-end text:name="OrgXref.orgbd12256"/></text:p>
          <text:p text:style-name="Text_20_body">Impôt à Payer = Revenu Imposable * T
</text:p>
        </text:list-item>
        <text:list-item>
          <text:p text:style-name="Text_20_body">
<text:bookmark-start text:name="OrgXref.orgd72cab7"/>
<text:bookmark text:name="orgd72cab7"/>Règle de mise en service et de la demie année
<text:bookmark-end text:name="OrgXref.orgd72cab7"/></text:p>
          <text:list text:style-name="OrgNumberedList" text:continue-numbering="true">
            <text:list-item>
              <text:p text:style-name="Text_20_body">
<text:bookmark-start text:name="OrgXref.org9db2e3e"/>
<text:bookmark text:name="org9db2e3e"/>Règle de mise en service
<text:bookmark-end text:name="OrgXref.org9db2e3e"/></text:p>
              <text:p text:style-name="Text_20_body">Bien autre qu'un batiment : date de première utilisiation
Bâtiment : date à partir de laquelle 90% ou plus du bâtiment est utilisé
Bâtiment que je construit : date de 
</text:p>
              <text:list text:style-name="OrgBulletedList" text:continue-numbering="false">
                <text:list-item>
                  <text:p text:style-name="Text_20_body">fin de construction, reno ou modification ou
</text:p>
                </text:list-item>
                <text:list-item>
                  <text:p text:style-name="Text_20_body">90% est utilisé
</text:p>
                </text:list-item>
              </text:list>
            </text:list-item>
            <text:list-item>
              <text:p text:style-name="Text_20_body">
<text:bookmark-start text:name="OrgXref.orgd43d5a2"/>
<text:bookmark text:name="orgd43d5a2"/>Règle de la demie année
<text:bookmark-end text:name="OrgXref.orgd43d5a2"/></text:p>
              <text:p text:style-name="Text_20_body">Chaque actif est amorti comme s'il avait été mis en service au milieu de son
année d'acquisition.  On verra l'effet de ça dans les formules de déductions
pour amortissement.
</text:p>
            </text:list-item>
            <text:list-item>
              <text:p text:style-name="Text_20_body">
<text:bookmark-start text:name="OrgXref.org2263523"/>
<text:bookmark text:name="org2263523"/>Déductions pour amortissement (dégressif)
<text:bookmark-end text:name="OrgXref.org2263523"/></text:p>
              <text:p text:style-name="Text_20_body">DPA<text:span text:style-name="OrgSubscript">1</text:span> = (DI * d) / 2 <text:line-break/>FNACC<text:span text:style-name="OrgSubscript">1</text:span> = DI - DPA<text:span text:style-name="OrgSubscript">1</text:span>
</text:p>
              <text:p text:style-name="Text_20_body">FNACC<text:span text:style-name="OrgSubscript">n</text:span> = FNACC<text:span text:style-name="OrgSubscript">1</text:span> * (1-d)<text:span text:style-name="OrgSuperscript">n-1</text:span> = DI * (1 - d/2) * (1-d)<text:span text:style-name="OrgSuperscript">n-1</text:span> <text:line-break/>(On multiplie n fois par quelque chose, (1-d/2) la première fois et (1-d) toutes
les autres fois)
</text:p>
              <text:p text:style-name="Text_20_body">DPA<text:span text:style-name="OrgSubscript">n</text:span> = d * FNACC<text:span text:style-name="OrgSubscript">n-1 </text:span><text:line-break/>= d * DI * (1 - d/2) * (1 - d)<text:span text:style-name="OrgSuperscript">n-2</text:span>
</text:p>
            </text:list-item>
            <text:list-item>
              <text:p text:style-name="Text_20_body">
<text:bookmark-start text:name="OrgXref.org91aa5cb"/>
<text:bookmark text:name="org91aa5cb"/>Revenu imposable
<text:bookmark-end text:name="OrgXref.org91aa5cb"/></text:p>
              <text:p text:style-name="Text_20_body">Revenu imposable = BénéficeNet - DPA
</text:p>
            </text:list-item>
            <text:list-item>
              <text:p text:style-name="Text_20_body">
<text:bookmark-start text:name="OrgXref.org687000d"/>
<text:bookmark text:name="org687000d"/>Impôt
<text:bookmark-end text:name="OrgXref.org687000d"/></text:p>
              <text:p text:style-name="Text_20_body">Impot = RevenuImposable * T
</text:p>
            </text:list-item>
            <text:list-item>
              <text:p text:style-name="Text_20_body">
<text:bookmark-start text:name="OrgXref.org7a0adce"/>
<text:bookmark text:name="org7a0adce"/>BénéficeNetAprèsImpôt
<text:bookmark-end text:name="OrgXref.org7a0adce"/></text:p>
              <text:p text:style-name="Text_20_body">BN après Impôt = BénéviceNet - Impôt
</text:p>
            </text:list-item>
          </text:list>
        </text:list-item>
      </text:list>
      <text:h text:style-name="Heading_20_3" text:outline-level="3" text:is-list-header="false">
<text:bookmark-start text:name="OrgXref.org4bb1a26"/>
<text:bookmark text:name="org4bb1a26"/>Cours 11,12 : Risque
<text:bookmark-end text:name="OrgXref.org4bb1a26"/></text:h>
      <text:h text:style-name="Heading_20_2" text:outline-level="2" text:is-list-header="false">
<text:bookmark-start text:name="OrgXref.org4aa548d"/>
<text:bookmark text:name="org4aa548d"/>Don't forget:
<text:bookmark-end text:name="OrgXref.org4aa548d"/></text:h>
      <text:list text:style-name="OrgNumberedList" text:continue-numbering="false">
        <text:list-item>
          <text:p text:style-name="Text_20_body">
<text:bookmark-start text:name="OrgXref.orga95b1be"/>
<text:bookmark text:name="orga95b1be"/>Remplacer ou pas un actif
<text:bookmark-end text:name="OrgXref.orga95b1be"/></text:p>
        </text:list-item>
      </text:list>
      <text:h text:style-name="Heading_20_2" text:outline-level="2" text:is-list-header="false">
<text:bookmark-start text:name="OrgXref.orgbe11510"/>
<text:bookmark text:name="orgbe11510"/>Matière
<text:bookmark-end text:name="OrgXref.orgbe11510"/></text:h>
      <text:h text:style-name="Heading_20_3" text:outline-level="3" text:is-list-header="false">
<text:bookmark-start text:name="OrgXref.orgf6a678f"/>
<text:bookmark text:name="orgf6a678f"/>États financiers
<text:bookmark-end text:name="OrgXref.orgf6a678f"/></text:h>
      <text:list text:style-name="OrgNumberedList" text:continue-numbering="false">
        <text:list-item>
          <text:p text:style-name="Text_20_body">
<text:bookmark-start text:name="OrgXref.org856d1c6"/>
<text:bookmark text:name="org856d1c6"/>État des résultats
<text:bookmark-end text:name="OrgXref.org856d1c6"/></text:p>
          <text:list text:style-name="OrgNumberedList" text:continue-numbering="true">
            <text:list-item>
              <text:p text:style-name="Text_20_body">
<text:bookmark-start text:name="OrgXref.org7ec7758"/>
<text:bookmark text:name="org7ec7758"/>Tableau
<text:bookmark-end text:name="OrgXref.org7ec7758"/></text:p>
            </text:list-item>
          </text:list>
        </text:list-item>
      </text:list>
      <text:section text:style-name="OrgIndentedSection-Level-2" text:name="Section12">
        <table:table table:style-name="OrgTable">
          <table:table-column table:style-name="OrgTableColumn"/>
          <table:table-column table:style-name="OrgTableColumn"/>
          <table:table-header-rows>
            <table:table-row>
              <table:table-cell table:style-name="OrgTblCellT">
                <text:p text:style-name="OrgTableHeadingLeft">&lt;Nom compagnie&gt;</text:p>
              </table:table-cell>
              <table:table-cell table:style-name="OrgTblCellT">
                <text:p text:style-name="OrgTableHeadingLeft"/>
              </table:table-cell>
            </table:table-row>
            <table:table-row>
              <table:table-cell table:style-name="OrgTblCell">
                <text:p text:style-name="OrgTableHeadingLeft">État des résultats</text:p>
              </table:table-cell>
              <table:table-cell table:style-name="OrgTblCell">
                <text:p text:style-name="OrgTableHeadingLeft"/>
              </table:table-cell>
            </table:table-row>
            <table:table-row>
              <table:table-cell table:style-name="OrgTblCellB">
                <text:p text:style-name="OrgTableHeadingLeft">du j j-mm-aaaa au jj-mm-aaaa</text:p>
              </table:table-cell>
              <table:table-cell table:style-name="OrgTblCellB">
                <text:p text:style-name="OrgTableHeadingLeft"/>
              </table:table-cell>
            </table:table-row>
          </table:table-header-rows>
          <table:table-rows>
            <table:table-row>
              <table:table-cell table:style-name="OrgTblCellT">
                <text:p text:style-name="OrgTableContentsLeft"><text:span text:style-name="Underline">produits</text:span></text:p>
              </table:table-cell>
              <table:table-cell table:style-name="OrgTblCellT">
                <text:p text:style-name="OrgTableContentsLeft"/>
              </table:table-cell>
            </table:table-row>
            <table:table-row>
              <table:table-cell table:style-name="OrgTblCell">
                <text:p text:style-name="OrgTableContentsLeft">+ Ventes</text:p>
              </table:table-cell>
              <table:table-cell table:style-name="OrgTblCell">
                <text:p text:style-name="OrgTableContentsLeft">x</text:p>
              </table:table-cell>
            </table:table-row>
            <table:table-row>
              <table:table-cell table:style-name="OrgTblCell">
                <text:p text:style-name="OrgTableContentsLeft">- Couts des ventes</text:p>
              </table:table-cell>
              <table:table-cell table:style-name="OrgTblCell">
                <text:p text:style-name="OrgTableContentsLeft">(x)</text:p>
              </table:table-cell>
            </table:table-row>
            <table:table-row>
              <table:table-cell table:style-name="OrgTblCell">
                <text:p text:style-name="OrgTableContentsLeft"><text:span text:style-name="Bold">Résultats bruts</text:span></text:p>
              </table:table-cell>
              <table:table-cell table:style-name="OrgTblCell">
                <text:p text:style-name="OrgTableContentsLeft">XX</text:p>
              </table:table-cell>
            </table:table-row>
            <table:table-row>
              <table:table-cell table:style-name="OrgTblCell">
                <text:p text:style-name="OrgTableContentsLeft">+ Produits de location</text:p>
              </table:table-cell>
              <table:table-cell table:style-name="OrgTblCell">
                <text:p text:style-name="OrgTableContentsLeft">x</text:p>
              </table:table-cell>
            </table:table-row>
            <table:table-row>
              <table:table-cell table:style-name="OrgTblCell">
                <text:p text:style-name="OrgTableContentsLeft">+ Produits d'intérêts</text:p>
              </table:table-cell>
              <table:table-cell table:style-name="OrgTblCell">
                <text:p text:style-name="OrgTableContentsLeft">x</text:p>
              </table:table-cell>
            </table:table-row>
            <table:table-row>
              <table:table-cell table:style-name="OrgTblCell">
                <text:p text:style-name="OrgTableContentsLeft">+ Gains sur disposition (prix de vente - valeur comptable)</text:p>
              </table:table-cell>
              <table:table-cell table:style-name="OrgTblCell">
                <text:p text:style-name="OrgTableContentsLeft">x</text:p>
              </table:table-cell>
            </table:table-row>
            <table:table-row>
              <table:table-cell table:style-name="OrgTblCell">
                <text:p text:style-name="OrgTableContentsLeft"><text:span text:style-name="Underline">Charges</text:span></text:p>
              </table:table-cell>
              <table:table-cell table:style-name="OrgTblCell">
                <text:p text:style-name="OrgTableContentsLeft"/>
              </table:table-cell>
            </table:table-row>
            <table:table-row>
              <table:table-cell table:style-name="OrgTblCell">
                <text:p text:style-name="OrgTableContentsLeft">+ Écliectricité</text:p>
              </table:table-cell>
              <table:table-cell table:style-name="OrgTblCell">
                <text:p text:style-name="OrgTableContentsLeft">x</text:p>
              </table:table-cell>
            </table:table-row>
            <table:table-row>
              <table:table-cell table:style-name="OrgTblCell">
                <text:p text:style-name="OrgTableContentsLeft">+ Salaires</text:p>
              </table:table-cell>
              <table:table-cell table:style-name="OrgTblCell">
                <text:p text:style-name="OrgTableContentsLeft">x</text:p>
              </table:table-cell>
            </table:table-row>
            <table:table-row>
              <table:table-cell table:style-name="OrgTblCell">
                <text:p text:style-name="OrgTableContentsLeft">+ Assurances</text:p>
              </table:table-cell>
              <table:table-cell table:style-name="OrgTblCell">
                <text:p text:style-name="OrgTableContentsLeft">x</text:p>
              </table:table-cell>
            </table:table-row>
            <table:table-row>
              <table:table-cell table:style-name="OrgTblCell">
                <text:p text:style-name="OrgTableContentsLeft">+ Amortissement (Sans effet sur la trésorie)</text:p>
              </table:table-cell>
              <table:table-cell table:style-name="OrgTblCell">
                <text:p text:style-name="OrgTableContentsLeft">x</text:p>
              </table:table-cell>
            </table:table-row>
            <table:table-row>
              <table:table-cell table:style-name="OrgTblCell">
                <text:p text:style-name="OrgTableContentsLeft">+ Dépréciation des comptes client (Sans effet sur la trésorie)</text:p>
              </table:table-cell>
              <table:table-cell table:style-name="OrgTblCell">
                <text:p text:style-name="OrgTableContentsLeft">x</text:p>
              </table:table-cell>
            </table:table-row>
            <table:table-row>
              <table:table-cell table:style-name="OrgTblCell">
                <text:p text:style-name="OrgTableContentsLeft">+ Pertes sur disposition d'actif</text:p>
              </table:table-cell>
              <table:table-cell table:style-name="OrgTblCell">
                <text:p text:style-name="OrgTableContentsLeft">x</text:p>
              </table:table-cell>
            </table:table-row>
            <table:table-row>
              <table:table-cell table:style-name="OrgTblCell">
                <text:p text:style-name="OrgTableContentsLeft"><text:span text:style-name="Underline">Resultat net</text:span></text:p>
              </table:table-cell>
              <table:table-cell table:style-name="OrgTblCell">
                <text:p text:style-name="OrgTableContentsLeft"/>
              </table:table-cell>
            </table:table-row>
            <table:table-row>
              <table:table-cell table:style-name="OrgTblCell">
                <text:p text:style-name="OrgTableContentsLeft">= Sum(Produits) - Somme(Charges)</text:p>
              </table:table-cell>
              <table:table-cell table:style-name="OrgTblCell">
                <text:p text:style-name="OrgTableContentsLeft">XX</text:p>
              </table:table-cell>
            </table:table-row>
            <table:table-row>
              <table:table-cell table:style-name="OrgTblCell">
                <text:p text:style-name="OrgTableContentsLeft"><text:span text:style-name="Underline">Resultat net après impôts</text:span></text:p>
              </table:table-cell>
              <table:table-cell table:style-name="OrgTblCell">
                <text:p text:style-name="OrgTableContentsLeft"/>
              </table:table-cell>
            </table:table-row>
            <table:table-row>
              <table:table-cell table:style-name="OrgTblCellB">
                <text:p text:style-name="OrgTableContentsLeft">= Resultat net - impot</text:p>
              </table:table-cell>
              <table:table-cell table:style-name="OrgTblCellB">
                <text:p text:style-name="OrgTableContentsLeft">XX</text:p>
              </table:table-cell>
            </table:table-row>
          </table:table-rows>
        </table:table>
      </text:section>
      <text:list text:style-name="OrgNumberedList" text:continue-numbering="true">
        <text:list-item>
          <text:list text:style-name="OrgNumberedList" text:continue-numbering="true">
            <text:list-header>

</text:list-header>
            <text:list-item>
              <text:p text:style-name="Text_20_body">
<text:bookmark-start text:name="OrgXref.org8a42065"/>
<text:bookmark text:name="org8a42065"/>Vérifications
<text:bookmark-end text:name="OrgXref.org8a42065"/></text:p>
              <text:p text:style-name="Text_20_body">Les éléments ici influencent l'état de variations des capitaux propres et la
situation financière qui est vérifié avec l'équation comptable.
</text:p>
            </text:list-item>
          </text:list>
        </text:list-item>
        <text:list-item>
          <text:p text:style-name="Text_20_body">
<text:bookmark-start text:name="OrgXref.org48c3130"/>
<text:bookmark text:name="org48c3130"/>État des variations des capitaux propres
<text:bookmark-end text:name="OrgXref.org48c3130"/></text:p>
          <text:list text:style-name="OrgNumberedList" text:continue-numbering="true">
            <text:list-item>
              <text:p text:style-name="Text_20_body">
<text:bookmark-start text:name="OrgXref.org248f4bb"/>
<text:bookmark text:name="org248f4bb"/>Tableau
<text:bookmark-end text:name="OrgXref.org248f4bb"/></text:p>
            </text:list-item>
          </text:list>
        </text:list-item>
      </text:list>
      <text:section text:style-name="OrgIndentedSection-Level-2" text:name="Section13">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
                <text:p text:style-name="OrgTableHeadingLeft">&lt;nom de la compagine&gt;</text:p>
              </table:table-cell>
              <table:table-cell table:style-name="OrgTblCellT">
                <text:p text:style-name="OrgTableHeadingLeft"/>
              </table:table-cell>
              <table:table-cell table:style-name="OrgTblCellT">
                <text:p text:style-name="OrgTableHeadingLeft"/>
              </table:table-cell>
              <table:table-cell table:style-name="OrgTblCellT">
                <text:p text:style-name="OrgTableHeadingLeft"/>
              </table:table-cell>
            </table:table-row>
            <table:table-row>
              <table:table-cell table:style-name="OrgTblCell">
                <text:p text:style-name="OrgTableHeadingLeft">État des variations des capitaux propres</text:p>
              </table:table-cell>
              <table:table-cell table:style-name="OrgTblCell">
                <text:p text:style-name="OrgTableHeadingLeft"/>
              </table:table-cell>
              <table:table-cell table:style-name="OrgTblCell">
                <text:p text:style-name="OrgTableHeadingLeft"/>
              </table:table-cell>
              <table:table-cell table:style-name="OrgTblCell">
                <text:p text:style-name="OrgTableHeadingLeft"/>
              </table:table-cell>
            </table:table-row>
            <table:table-row>
              <table:table-cell table:style-name="OrgTblCellB">
                <text:p text:style-name="OrgTableHeadingLeft">Période terminée le &lt;jj-mm-aa&gt;</text:p>
              </table:table-cell>
              <table:table-cell table:style-name="OrgTblCellB">
                <text:p text:style-name="OrgTableHeadingLeft"/>
              </table:table-cell>
              <table:table-cell table:style-name="OrgTblCellB">
                <text:p text:style-name="OrgTableHeadingLeft"/>
              </table:table-cell>
              <table:table-cell table:style-name="OrgTblCellB">
                <text:p text:style-name="OrgTableHeadingLeft"/>
              </table:table-cell>
            </table:table-row>
          </table:table-header-rows>
          <table:table-rows>
            <table:table-row>
              <table:table-cell table:style-name="OrgTblCellTB">
                <text:p text:style-name="OrgTableContentsLeft"/>
              </table:table-cell>
              <table:table-cell table:style-name="OrgTblCellTB">
                <text:p text:style-name="OrgTableContentsLeft">Capital Social</text:p>
              </table:table-cell>
              <table:table-cell table:style-name="OrgTblCellTB">
                <text:p text:style-name="OrgTableContentsLeft">RND</text:p>
              </table:table-cell>
              <table:table-cell table:style-name="OrgTblCellTB">
                <text:p text:style-name="OrgTableContentsLeft">Surplus d'apport</text:p>
              </table:table-cell>
            </table:table-row>
          </table:table-rows>
          <table:table-rows>
            <table:table-row>
              <table:table-cell table:style-name="OrgTblCellTB">
                <text:p text:style-name="OrgTableContentsLeft">Solde de début</text:p>
              </table:table-cell>
              <table:table-cell table:style-name="OrgTblCellTB">
                <text:p text:style-name="OrgTableContentsLeft">a</text:p>
              </table:table-cell>
              <table:table-cell table:style-name="OrgTblCellTB">
                <text:p text:style-name="OrgTableContentsLeft">b</text:p>
              </table:table-cell>
              <table:table-cell table:style-name="OrgTblCellTB">
                <text:p text:style-name="OrgTableContentsLeft">c</text:p>
              </table:table-cell>
            </table:table-row>
          </table:table-rows>
          <table:table-rows>
            <table:table-row>
              <table:table-cell table:style-name="OrgTblCellT">
                <text:p text:style-name="OrgTableContentsLeft">Surplus d'apport de la période</text:p>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h</text:p>
              </table:table-cell>
            </table:table-row>
            <table:table-row>
              <table:table-cell table:style-name="OrgTblCell">
                <text:p text:style-name="OrgTableContentsLeft">Emission d'actions</text:p>
              </table:table-cell>
              <table:table-cell table:style-name="OrgTblCell">
                <text:p text:style-name="OrgTableContentsLeft">d</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Rachat d'actions</text:p>
              </table:table-cell>
              <table:table-cell table:style-name="OrgTblCell">
                <text:p text:style-name="OrgTableContentsLeft">(e)</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Resultats de la periode</text:p>
              </table:table-cell>
              <table:table-cell table:style-name="OrgTblCell">
                <text:p text:style-name="OrgTableContentsLeft"/>
              </table:table-cell>
              <table:table-cell table:style-name="OrgTblCell">
                <text:p text:style-name="OrgTableContentsLeft">f</text:p>
              </table:table-cell>
              <table:table-cell table:style-name="OrgTblCell">
                <text:p text:style-name="OrgTableContentsLeft"/>
              </table:table-cell>
            </table:table-row>
            <table:table-row>
              <table:table-cell table:style-name="OrgTblCellB">
                <text:p text:style-name="OrgTableContentsLeft">Dividendes déclarés</text:p>
              </table:table-cell>
              <table:table-cell table:style-name="OrgTblCellB">
                <text:p text:style-name="OrgTableContentsLeft"/>
              </table:table-cell>
              <table:table-cell table:style-name="OrgTblCellB">
                <text:p text:style-name="OrgTableContentsLeft">(g)</text:p>
              </table:table-cell>
              <table:table-cell table:style-name="OrgTblCellB">
                <text:p text:style-name="OrgTableContentsLeft"/>
              </table:table-cell>
            </table:table-row>
          </table:table-rows>
          <table:table-rows>
            <table:table-row>
              <table:table-cell table:style-name="OrgTblCellTB">
                <text:p text:style-name="OrgTableContentsLeft">Solde de fin</text:p>
              </table:table-cell>
              <table:table-cell table:style-name="OrgTblCellTB">
                <text:p text:style-name="OrgTableContentsLeft">a + d - e</text:p>
              </table:table-cell>
              <table:table-cell table:style-name="OrgTblCellTB">
                <text:p text:style-name="OrgTableContentsLeft">b + f - g</text:p>
              </table:table-cell>
              <table:table-cell table:style-name="OrgTblCellTB">
                <text:p text:style-name="OrgTableContentsLeft">c + h</text:p>
              </table:table-cell>
            </table:table-row>
          </table:table-rows>
        </table:table>
      </text:section>
      <text:list text:style-name="OrgNumberedList" text:continue-numbering="true">
        <text:list-item>
          <text:list text:style-name="OrgNumberedList" text:continue-numbering="true">
            <text:list-header>

</text:list-header>
            <text:list-item>
              <text:p text:style-name="Text_20_body">
<text:bookmark-start text:name="OrgXref.org3a3dff1"/>
<text:bookmark text:name="org3a3dff1"/>Explications
<text:bookmark-end text:name="OrgXref.org3a3dff1"/></text:p>
              <text:p text:style-name="Text_20_body">On prend a, b, c, de l'état des résultats.
</text:p>
              <text:p text:style-name="Text_20_body">Émettre des actions augmente le capital social.  Les RDN de fin est notre RND
précédent plus nos résultats de la période moins la partie des résultats qu'on a
versé en dividendes.  Finalement le surplus d'apport est le surplus d'apport n-1
plus le surplus d'apport que les propriétaires on mis durant la période.
</text:p>
            </text:list-item>
            <text:list-item>
              <text:p text:style-name="Text_20_body">
<text:bookmark-start text:name="OrgXref.orgfb9bb96"/>
<text:bookmark text:name="orgfb9bb96"/>Vérifications
<text:bookmark-end text:name="OrgXref.orgfb9bb96"/></text:p>
              <text:p text:style-name="Text_20_body">Les éléments ici influencent l'état de la situation financière qui est vérifié
avec l'équation comptable.
</text:p>
            </text:list-item>
          </text:list>
        </text:list-item>
        <text:list-item>
          <text:p text:style-name="Text_20_body">
<text:bookmark-start text:name="OrgXref.org5513efc"/>
<text:bookmark text:name="org5513efc"/>État de la situation financière
<text:bookmark-end text:name="OrgXref.org5513efc"/></text:p>
          <text:list text:style-name="OrgNumberedList" text:continue-numbering="true">
            <text:list-item>
              <text:p text:style-name="Text_20_body">
<text:bookmark-start text:name="OrgXref.org25e4181"/>
<text:bookmark text:name="org25e4181"/>Tableau
<text:bookmark-end text:name="OrgXref.org25e4181"/></text:p>
            </text:list-item>
          </text:list>
        </text:list-item>
      </text:list>
      <text:section text:style-name="OrgIndentedSection-Level-2" text:name="Section14">
        <table:table table:style-name="OrgTable">
          <table:table-column table:style-name="OrgTableColumn"/>
          <table:table-column table:style-name="OrgTableColumn"/>
          <table:table-column table:style-name="OrgTableColumn"/>
          <table:table-header-rows>
            <table:table-row>
              <table:table-cell table:style-name="OrgTblCellT">
                <text:p text:style-name="OrgTableHeadingLeft">&lt;Nom de la compagnie&gt;</text:p>
              </table:table-cell>
              <table:table-cell table:style-name="OrgTblCellT">
                <text:p text:style-name="OrgTableHeadingLeft"/>
              </table:table-cell>
              <table:table-cell table:style-name="OrgTblCellT">
                <text:p text:style-name="OrgTableHeadingLeft"/>
              </table:table-cell>
            </table:table-row>
            <table:table-row>
              <table:table-cell table:style-name="OrgTblCell">
                <text:p text:style-name="OrgTableHeadingLeft">État de la situation financière</text:p>
              </table:table-cell>
              <table:table-cell table:style-name="OrgTblCell">
                <text:p text:style-name="OrgTableHeadingLeft"/>
              </table:table-cell>
              <table:table-cell table:style-name="OrgTblCell">
                <text:p text:style-name="OrgTableHeadingLeft"/>
              </table:table-cell>
            </table:table-row>
            <table:table-row>
              <table:table-cell table:style-name="OrgTblCellB">
                <text:p text:style-name="OrgTableHeadingLeft">Au 31 décembre 2017</text:p>
              </table:table-cell>
              <table:table-cell table:style-name="OrgTblCellB">
                <text:p text:style-name="OrgTableHeadingLeft"/>
              </table:table-cell>
              <table:table-cell table:style-name="OrgTblCellB">
                <text:p text:style-name="OrgTableHeadingLeft"/>
              </table:table-cell>
            </table:table-row>
          </table:table-header-rows>
          <table:table-rows>
            <table:table-row>
              <table:table-cell table:style-name="OrgTblCellTB">
                <text:p text:style-name="OrgTableContentsLeft"/>
              </table:table-cell>
              <table:table-cell table:style-name="OrgTblCellTB">
                <text:p text:style-name="OrgTableContentsLeft">2017</text:p>
              </table:table-cell>
              <table:table-cell table:style-name="OrgTblCellTB">
                <text:p text:style-name="OrgTableContentsLeft">2018</text:p>
              </table:table-cell>
            </table:table-row>
          </table:table-rows>
          <table:table-rows>
            <table:table-row>
              <table:table-cell table:style-name="OrgTblCellTB">
                <text:p text:style-name="OrgTableContentsLeft"><text:span text:style-name="Underline">Actifs</text:span></text:p>
              </table:table-cell>
              <table:table-cell table:style-name="OrgTblCellTB">
                <text:p text:style-name="OrgTableContentsLeft"/>
              </table:table-cell>
              <table:table-cell table:style-name="OrgTblCellTB">
                <text:p text:style-name="OrgTableContentsLeft"/>
              </table:table-cell>
            </table:table-row>
          </table:table-rows>
          <table:table-rows>
            <table:table-row>
              <table:table-cell table:style-name="OrgTblCellT">
                <text:p text:style-name="OrgTableContentsLeft"><text:span text:style-name="Underline">Actifs courants</text:span> (&lt; 12 mois)</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Encaiss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Stock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Comptes Client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Provision pour dépréciation des CC)</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Placements à court term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Produits à recevoir</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Charges payées d'avanc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B">
                <text:p text:style-name="OrgTableContentsLeft"><text:span text:style-name="Bold">Total actifs courants</text:span></text:p>
              </table:table-cell>
              <table:table-cell table:style-name="OrgTblCellB">
                <text:p text:style-name="OrgTableContentsLeft">XX</text:p>
              </table:table-cell>
              <table:table-cell table:style-name="OrgTblCellB">
                <text:p text:style-name="OrgTableContentsLeft">XX</text:p>
              </table:table-cell>
            </table:table-row>
          </table:table-rows>
          <table:table-rows>
            <table:table-row>
              <table:table-cell table:style-name="OrgTblCellT">
                <text:p text:style-name="OrgTableContentsLeft"><text:span text:style-name="Underline">Actifs non-courants</text:span></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Immobilisation corporelles</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Équipement/Machine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Amortissement cumulé Équipement/Machin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Immeuble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Amortissement cumulé immeuble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Immobilisations incorporelles (breuvets, licences)</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Placements à long term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B">
                <text:p text:style-name="OrgTableContentsLeft"><text:span text:style-name="Bold">Total actifs non-courants</text:span></text:p>
              </table:table-cell>
              <table:table-cell table:style-name="OrgTblCellB">
                <text:p text:style-name="OrgTableContentsLeft">XX</text:p>
              </table:table-cell>
              <table:table-cell table:style-name="OrgTblCellB">
                <text:p text:style-name="OrgTableContentsLeft">XX</text:p>
              </table:table-cell>
            </table:table-row>
          </table:table-rows>
          <table:table-rows>
            <table:table-row>
              <table:table-cell table:style-name="OrgTblCellTB">
                <text:p text:style-name="OrgTableContentsLeft"><text:span text:style-name="Bold">Total Actifs</text:span></text:p>
              </table:table-cell>
              <table:table-cell table:style-name="OrgTblCellTB">
                <text:p text:style-name="OrgTableContentsLeft">XXX</text:p>
              </table:table-cell>
              <table:table-cell table:style-name="OrgTblCellTB">
                <text:p text:style-name="OrgTableContentsLeft">XXX</text:p>
              </table:table-cell>
            </table:table-row>
          </table:table-rows>
          <table:table-rows>
            <table:table-row>
              <table:table-cell table:style-name="OrgTblCellTB">
                <text:p text:style-name="OrgTableContentsLeft">Passifs et Capitaux propres</text:p>
              </table:table-cell>
              <table:table-cell table:style-name="OrgTblCellTB">
                <text:p text:style-name="OrgTableContentsLeft"/>
              </table:table-cell>
              <table:table-cell table:style-name="OrgTblCellTB">
                <text:p text:style-name="OrgTableContentsLeft"/>
              </table:table-cell>
            </table:table-row>
          </table:table-rows>
          <table:table-rows>
            <table:table-row>
              <table:table-cell table:style-name="OrgTblCellT">
                <text:p text:style-name="OrgTableContentsLeft"><text:span text:style-name="Underline">Passifs courants</text:span></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Comptes fournisseur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Charges à payer</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Dividendes à payer</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Emprunts à court term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Obligations à court term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Produits différés (we owe merch to someon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B">
                <text:p text:style-name="OrgTableContentsLeft"><text:span text:style-name="Bold">Total pasifs courants</text:span></text:p>
              </table:table-cell>
              <table:table-cell table:style-name="OrgTblCellB">
                <text:p text:style-name="OrgTableContentsLeft">XX</text:p>
              </table:table-cell>
              <table:table-cell table:style-name="OrgTblCellB">
                <text:p text:style-name="OrgTableContentsLeft">XX</text:p>
              </table:table-cell>
            </table:table-row>
          </table:table-rows>
          <table:table-rows>
            <table:table-row>
              <table:table-cell table:style-name="OrgTblCellT">
                <text:p text:style-name="OrgTableContentsLeft"><text:span text:style-name="Underline">Passifs non courants</text:span></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Emprunts à long term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Hypothèque</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B">
                <text:p text:style-name="OrgTableContentsLeft"><text:span text:style-name="Bold">Total passifs non courants</text:span></text:p>
              </table:table-cell>
              <table:table-cell table:style-name="OrgTblCellB">
                <text:p text:style-name="OrgTableContentsLeft">XX</text:p>
              </table:table-cell>
              <table:table-cell table:style-name="OrgTblCellB">
                <text:p text:style-name="OrgTableContentsLeft">XX</text:p>
              </table:table-cell>
            </table:table-row>
          </table:table-rows>
          <table:table-rows>
            <table:table-row>
              <table:table-cell table:style-name="OrgTblCellT">
                <text:p text:style-name="OrgTableContentsLeft"><text:span text:style-name="Underline">Capitaux propres</text:span></text:p>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Capital social</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Résultats non distribués</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Surplus d'apport</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B">
                <text:p text:style-name="OrgTableContentsLeft"><text:span text:style-name="Bold">Total Capitaux Propres</text:span></text:p>
              </table:table-cell>
              <table:table-cell table:style-name="OrgTblCellB">
                <text:p text:style-name="OrgTableContentsLeft">XX</text:p>
              </table:table-cell>
              <table:table-cell table:style-name="OrgTblCellB">
                <text:p text:style-name="OrgTableContentsLeft">XX</text:p>
              </table:table-cell>
            </table:table-row>
          </table:table-rows>
          <table:table-rows>
            <table:table-row>
              <table:table-cell table:style-name="OrgTblCellTB">
                <text:p text:style-name="OrgTableContentsLeft"><text:span text:style-name="Bold">Total passifs et capitaux propres</text:span></text:p>
              </table:table-cell>
              <table:table-cell table:style-name="OrgTblCellTB">
                <text:p text:style-name="OrgTableContentsLeft">XXX</text:p>
              </table:table-cell>
              <table:table-cell table:style-name="OrgTblCellTB">
                <text:p text:style-name="OrgTableContentsLeft">XXX</text:p>
              </table:table-cell>
            </table:table-row>
          </table:table-rows>
        </table:table>
      </text:section>
      <text:list text:style-name="OrgNumberedList" text:continue-numbering="true">
        <text:list-item>
          <text:list text:style-name="OrgNumberedList" text:continue-numbering="true">
            <text:list-header>

</text:list-header>
            <text:list-item>
              <text:p text:style-name="Text_20_body">
<text:bookmark-start text:name="OrgXref.orge577bde"/>
<text:bookmark text:name="orge577bde"/>Composantes
<text:bookmark-end text:name="OrgXref.orge577bde"/></text:p>
              <text:list text:style-name="OrgBulletedList" text:continue-numbering="false">
                <text:list-item>
                  <text:p text:style-name="Text_20_body">Actifs(A):ressources économiques que l’entreprise possède ou sur lesquelles
elle exerce un contrôle et qui devraient lui procurer des avantages
économiques maintenant ou dans le futur.
</text:p>
                </text:list-item>
                <text:list-item>
                  <text:p text:style-name="Text_20_body">Passifs(P):obligations qu’a l’entreprise envers des tiers et dont le
règlement se fera par transfert d’actifs, la prestation de services ou tout
autre avantage.
</text:p>
                </text:list-item>
                <text:list-item>
                  <text:p text:style-name="Text_20_body">Capitauxpropres(C): mise(s) defonds du(des) propriétaire(s) auxquelles
s’ajoutent les résultats non distribués aux actionnaires sous forme de
dividendes (société par actions) et le surplus d’apport.
</text:p>
                </text:list-item>
              </text:list>
            </text:list-item>
            <text:list-item>
              <text:p text:style-name="Text_20_body">
<text:bookmark-start text:name="OrgXref.org32b4a3e"/>
<text:bookmark text:name="org32b4a3e"/>Vérifications:
<text:bookmark-end text:name="OrgXref.org32b4a3e"/></text:p>
              <text:p text:style-name="Text_20_body">Voir équation comptable A = P + CP
Les éléments ici influencent l'état des flux de trésorie qui a ses propres vérifications.
</text:p>
            </text:list-item>
            <text:list-item>
              <text:p text:style-name="Text_20_body">
<text:bookmark-start text:name="OrgXref.org0eb1af9"/>
<text:bookmark text:name="org0eb1af9"/>Remarques :
<text:bookmark-end text:name="OrgXref.org0eb1af9"/></text:p>
              <text:p text:style-name="Text_20_body">Document de synthèse qui expose à une date donnée la situation financière d'une
entreprise en fournissant un résumé de l'ensemble de ses éléments d'actif (A),
de passif(P)et de capitaux propres (C).
</text:p>
              <text:list text:style-name="OrgNumberedList" text:continue-numbering="false">
                <text:list-item>
                  <text:p text:style-name="Text_20_body">La situation financière se compose de deux parties principales: les
éléments d'actif et les sources d'actif (passif et capitaux propres).
</text:p>
                </text:list-item>
                <text:list-item>
                  <text:p text:style-name="Text_20_body">Le total des éléments d'actif doit toujours égaler le total des sources
d'actif.
L'ÉQUATION COMPTABLE : A = P + C doit toujours être vérifiée.
</text:p>
                </text:list-item>
                <text:list-item>
                  <text:p text:style-name="Text_20_body">À tout moment, il est possible d'établir les capitaux propres d'une
entreprise.
A - P = C
</text:p>
                </text:list-item>
              </text:list>
            </text:list-item>
            <text:list-item>
              <text:p text:style-name="Text_20_body">
<text:bookmark-start text:name="OrgXref.orga662a2c"/>
<text:bookmark text:name="orga662a2c"/>Équation comptable
<text:bookmark-end text:name="OrgXref.orga662a2c"/></text:p>
              <text:p text:style-name="Text_20_body">L'ÉQUATION COMPTABLE : A = P + C doit toujours être vérifiée.
</text:p>
            </text:list-item>
          </text:list>
        </text:list-item>
        <text:list-item>
          <text:p text:style-name="Text_20_body">
<text:bookmark-start text:name="OrgXref.org6f7f6b4"/>
<text:bookmark text:name="org6f7f6b4"/>État des flux de trésorie (prochain cours)
<text:bookmark-end text:name="OrgXref.org6f7f6b4"/></text:p>
          <text:list text:style-name="OrgNumberedList" text:continue-numbering="true">
            <text:list-item>
              <text:p text:style-name="Text_20_body">
<text:bookmark-start text:name="OrgXref.org8939d98"/>
<text:bookmark text:name="org8939d98"/>Tableau
<text:bookmark-end text:name="OrgXref.org8939d98"/></text:p>
            </text:list-item>
          </text:list>
        </text:list-item>
      </text:list>
      <text:section text:style-name="OrgIndentedSection-Level-2" text:name="Section15">
        <table:table table:style-name="OrgTable">
          <table:table-column table:style-name="OrgTableColumn"/>
          <table:table-column table:style-name="OrgTableColumn"/>
          <table:table-header-rows>
            <table:table-row>
              <table:table-cell table:style-name="OrgTblCellT">
                <text:p text:style-name="OrgTableHeadingLeft">Compagnie YY</text:p>
              </table:table-cell>
              <table:table-cell table:style-name="OrgTblCellT">
                <text:p text:style-name="OrgTableHeadingLeft"/>
              </table:table-cell>
            </table:table-row>
            <table:table-row>
              <table:table-cell table:style-name="OrgTblCell">
                <text:p text:style-name="OrgTableHeadingLeft">État des flux de trésorie (méthode indirecte)</text:p>
              </table:table-cell>
              <table:table-cell table:style-name="OrgTblCell">
                <text:p text:style-name="OrgTableHeadingLeft"/>
              </table:table-cell>
            </table:table-row>
            <table:table-row>
              <table:table-cell table:style-name="OrgTblCellB">
                <text:p text:style-name="OrgTableHeadingLeft">Du 1er Janvier au 31 décembre 2018</text:p>
              </table:table-cell>
              <table:table-cell table:style-name="OrgTblCellB">
                <text:p text:style-name="OrgTableHeadingLeft"/>
              </table:table-cell>
            </table:table-row>
          </table:table-header-rows>
          <table:table-rows>
            <table:table-row>
              <table:table-cell table:style-name="OrgTblCellTB">
                <text:p text:style-name="OrgTableContentsLeft">Activités de opérationnelles</text:p>
              </table:table-cell>
              <table:table-cell table:style-name="OrgTblCellTB">
                <text:p text:style-name="OrgTableContentsLeft"/>
              </table:table-cell>
            </table:table-row>
          </table:table-rows>
          <table:table-rows>
            <table:table-row>
              <table:table-cell table:style-name="OrgTblCellT">
                <text:p text:style-name="OrgTableContentsLeft">+ Resultat net</text:p>
              </table:table-cell>
              <table:table-cell table:style-name="OrgTblCellT">
                <text:p text:style-name="OrgTableContentsLeft">x</text:p>
              </table:table-cell>
            </table:table-row>
            <table:table-row>
              <table:table-cell table:style-name="OrgTblCell">
                <text:p text:style-name="OrgTableContentsLeft">+ Éléments sans effets sur la trésorie</text:p>
              </table:table-cell>
              <table:table-cell table:style-name="OrgTblCell">
                <text:p text:style-name="OrgTableContentsLeft">x</text:p>
              </table:table-cell>
            </table:table-row>
            <table:table-row>
              <table:table-cell table:style-name="OrgTblCell">
                <text:p text:style-name="OrgTableContentsLeft">(amortissement)</text:p>
              </table:table-cell>
              <table:table-cell table:style-name="OrgTblCell">
                <text:p text:style-name="OrgTableContentsLeft"/>
              </table:table-cell>
            </table:table-row>
            <table:table-row>
              <table:table-cell table:style-name="OrgTblCell">
                <text:p text:style-name="OrgTableContentsLeft">(Dépréciation des comptes clients)</text:p>
              </table:table-cell>
              <table:table-cell table:style-name="OrgTblCell">
                <text:p text:style-name="OrgTableContentsLeft"/>
              </table:table-cell>
            </table:table-row>
            <table:table-row>
              <table:table-cell table:style-name="OrgTblCell">
                <text:p text:style-name="OrgTableContentsLeft">+ Delta PC (Fin - Début) (exclure prov pour dépréc CC)</text:p>
              </table:table-cell>
              <table:table-cell table:style-name="OrgTblCell">
                <text:p text:style-name="OrgTableContentsLeft">x</text:p>
              </table:table-cell>
            </table:table-row>
            <table:table-row>
              <table:table-cell table:style-name="OrgTblCellB">
                <text:p text:style-name="OrgTableContentsLeft">+ Delta AC (Début - Fin) (exclure encaisse et placements CT)</text:p>
              </table:table-cell>
              <table:table-cell table:style-name="OrgTblCellB">
                <text:p text:style-name="OrgTableContentsLeft">x</text:p>
              </table:table-cell>
            </table:table-row>
          </table:table-rows>
          <table:table-rows>
            <table:table-row>
              <table:table-cell table:style-name="OrgTblCellTB">
                <text:p text:style-name="OrgTableContentsLeft"><text:span text:style-name="Bold">Total Activités Opérationnelles</text:span></text:p>
              </table:table-cell>
              <table:table-cell table:style-name="OrgTblCellTB">
                <text:p text:style-name="OrgTableContentsLeft">XX</text:p>
              </table:table-cell>
            </table:table-row>
          </table:table-rows>
          <table:table-rows>
            <table:table-row>
              <table:table-cell table:style-name="OrgTblCellTB">
                <text:p text:style-name="OrgTableContentsLeft">Activité d'investissement</text:p>
              </table:table-cell>
              <table:table-cell table:style-name="OrgTblCellTB">
                <text:p text:style-name="OrgTableContentsLeft"/>
              </table:table-cell>
            </table:table-row>
          </table:table-rows>
          <table:table-rows>
            <table:table-row>
              <table:table-cell table:style-name="OrgTblCellT">
                <text:p text:style-name="OrgTableContentsLeft">- Achat d'actifs non courant</text:p>
              </table:table-cell>
              <table:table-cell table:style-name="OrgTblCellT">
                <text:p text:style-name="OrgTableContentsLeft">(x)</text:p>
              </table:table-cell>
            </table:table-row>
            <table:table-row>
              <table:table-cell table:style-name="OrgTblCell">
                <text:p text:style-name="OrgTableContentsLeft">+ Vente d'actif non courant</text:p>
              </table:table-cell>
              <table:table-cell table:style-name="OrgTblCell">
                <text:p text:style-name="OrgTableContentsLeft">x</text:p>
              </table:table-cell>
            </table:table-row>
            <table:table-row>
              <table:table-cell table:style-name="OrgTblCellB">
                <text:p text:style-name="OrgTableContentsLeft">+ Placements LT: (Debut - fin - perte + gains)</text:p>
              </table:table-cell>
              <table:table-cell table:style-name="OrgTblCellB">
                <text:p text:style-name="OrgTableContentsLeft">x</text:p>
              </table:table-cell>
            </table:table-row>
          </table:table-rows>
          <table:table-rows>
            <table:table-row>
              <table:table-cell table:style-name="OrgTblCellTB">
                <text:p text:style-name="OrgTableContentsLeft"><text:span text:style-name="Bold">Total Activités d'Investissement</text:span></text:p>
              </table:table-cell>
              <table:table-cell table:style-name="OrgTblCellTB">
                <text:p text:style-name="OrgTableContentsLeft">XX</text:p>
              </table:table-cell>
            </table:table-row>
          </table:table-rows>
          <table:table-rows>
            <table:table-row>
              <table:table-cell table:style-name="OrgTblCellTB">
                <text:p text:style-name="OrgTableContentsLeft">Activités de financement</text:p>
              </table:table-cell>
              <table:table-cell table:style-name="OrgTblCellTB">
                <text:p text:style-name="OrgTableContentsLeft"/>
              </table:table-cell>
            </table:table-row>
          </table:table-rows>
          <table:table-rows>
            <table:table-row>
              <table:table-cell table:style-name="OrgTblCellT">
                <text:p text:style-name="OrgTableContentsLeft">+ Émission d'actions</text:p>
              </table:table-cell>
              <table:table-cell table:style-name="OrgTblCellT">
                <text:p text:style-name="OrgTableContentsLeft">x</text:p>
              </table:table-cell>
            </table:table-row>
            <table:table-row>
              <table:table-cell table:style-name="OrgTblCell">
                <text:p text:style-name="OrgTableContentsLeft">- Rachat d'actions</text:p>
              </table:table-cell>
              <table:table-cell table:style-name="OrgTblCell">
                <text:p text:style-name="OrgTableContentsLeft">(x)</text:p>
              </table:table-cell>
            </table:table-row>
            <table:table-row>
              <table:table-cell table:style-name="OrgTblCell">
                <text:p text:style-name="OrgTableContentsLeft">- Versement de dividendes</text:p>
              </table:table-cell>
              <table:table-cell table:style-name="OrgTblCell">
                <text:p text:style-name="OrgTableContentsLeft">(x)</text:p>
              </table:table-cell>
            </table:table-row>
            <table:table-row>
              <table:table-cell table:style-name="OrgTblCell">
                <text:p text:style-name="OrgTableContentsLeft">+ Nouvel emprunts</text:p>
              </table:table-cell>
              <table:table-cell table:style-name="OrgTblCell">
                <text:p text:style-name="OrgTableContentsLeft">x</text:p>
              </table:table-cell>
            </table:table-row>
            <table:table-row>
              <table:table-cell table:style-name="OrgTblCell">
                <text:p text:style-name="OrgTableContentsLeft">- Remboursement d'emprunts</text:p>
              </table:table-cell>
              <table:table-cell table:style-name="OrgTblCell">
                <text:p text:style-name="OrgTableContentsLeft">(x)</text:p>
              </table:table-cell>
            </table:table-row>
            <table:table-row>
              <table:table-cell table:style-name="OrgTblCellB">
                <text:p text:style-name="OrgTableContentsLeft">- Frais financiers</text:p>
              </table:table-cell>
              <table:table-cell table:style-name="OrgTblCellB">
                <text:p text:style-name="OrgTableContentsLeft">(x)</text:p>
              </table:table-cell>
            </table:table-row>
          </table:table-rows>
          <table:table-rows>
            <table:table-row>
              <table:table-cell table:style-name="OrgTblCellTB">
                <text:p text:style-name="OrgTableContentsLeft"><text:span text:style-name="Bold">Total activités de financement</text:span></text:p>
              </table:table-cell>
              <table:table-cell table:style-name="OrgTblCellTB">
                <text:p text:style-name="OrgTableContentsLeft">XX</text:p>
              </table:table-cell>
            </table:table-row>
          </table:table-rows>
          <table:table-rows>
            <table:table-row>
              <table:table-cell table:style-name="OrgTblCellT">
                <text:p text:style-name="OrgTableContentsLeft">Variation de la trésorie</text:p>
              </table:table-cell>
              <table:table-cell table:style-name="OrgTblCellT">
                <text:p text:style-name="OrgTableContentsLeft">XXX</text:p>
              </table:table-cell>
            </table:table-row>
            <table:table-row>
              <table:table-cell table:style-name="OrgTblCell">
                <text:p text:style-name="OrgTableContentsLeft">Trésorie de début</text:p>
              </table:table-cell>
              <table:table-cell table:style-name="OrgTblCell">
                <text:p text:style-name="OrgTableContentsLeft">XX</text:p>
              </table:table-cell>
            </table:table-row>
            <table:table-row>
              <table:table-cell table:style-name="OrgTblCellB">
                <text:p text:style-name="OrgTableContentsLeft">Trésorie de fin</text:p>
              </table:table-cell>
              <table:table-cell table:style-name="OrgTblCellB">
                <text:p text:style-name="OrgTableContentsLeft">XX</text:p>
              </table:table-cell>
            </table:table-row>
          </table:table-rows>
        </table:table>
      </text:section>
      <text:list text:style-name="OrgNumberedList" text:continue-numbering="true">
        <text:list-item>
          <text:list text:style-name="OrgNumberedList" text:continue-numbering="true">
            <text:list-header>

</text:list-header>
            <text:list-item>
              <text:p text:style-name="Text_20_body">
<text:bookmark-start text:name="OrgXref.orga04bbf9"/>
<text:bookmark text:name="orga04bbf9"/>Vérifications
<text:bookmark-end text:name="OrgXref.orga04bbf9"/></text:p>
              <text:p text:style-name="Quotations">Δ<text:span text:style-name="OrgSubscript">Tr</text:span> = Σ<text:span text:style-name="OrgSubscript">AO</text:span> + Σ<text:span text:style-name="OrgSubscript">AF</text:span> + Σ<text:span text:style-name="OrgSubscript">AI</text:span>
= Δ<text:span text:style-name="OrgSubscript">Encaisse</text:span> + Δ<text:span text:style-name="OrgSubscript">PlacementsCT</text:span>
</text:p>
              <text:p text:style-name="Quotations">Tr<text:span text:style-name="OrgSubscript">Début</text:span> = Encaisse<text:span text:style-name="OrgSubscript">Début</text:span> + PlacementsCT<text:span text:style-name="OrgSubscript">Début</text:span>
</text:p>
              <text:p text:style-name="Quotations">Tr<text:span text:style-name="OrgSubscript">Fin</text:span> = Encaisse<text:span text:style-name="OrgSubscript">Fin</text:span> + PlacementsCT<text:span text:style-name="OrgSubscript">Fin</text:span>
</text:p>
            </text:list-item>
          </text:list>
        </text:list-item>
      </text:list>
      <text:h text:style-name="Heading_20_3" text:outline-level="3" text:is-list-header="false">
<text:bookmark-start text:name="OrgXref.org4336302"/>
<text:bookmark text:name="org4336302"/>Ratios : Voir <text:a xlink:type="simple" xlink:href="https://moodle.polymtl.ca/pluginfile.php/512706/mod_folder/content/0/Cours%25202.1%2520-%2520Ratios.pdf?forcedownload=0">Cours 2.1 Ratios.pdf</text:a>
<text:bookmark-end text:name="OrgXref.org4336302"/></text:h>
      <text:list text:style-name="OrgNumberedList" text:continue-numbering="false">
        <text:list-item>
          <text:p text:style-name="Text_20_body">
<text:bookmark-start text:name="OrgXref.org90b5138"/>
<text:bookmark text:name="org90b5138"/>Ratios de liquidité
<text:bookmark-end text:name="OrgXref.org90b5138"/></text:p>
          <text:list text:style-name="OrgNumberedList" text:continue-numbering="true">
            <text:list-item>
              <text:p text:style-name="Text_20_body">
<text:bookmark-start text:name="OrgXref.orga7bdb3f"/>
<text:bookmark text:name="orga7bdb3f"/>Ratio de liquidité courante (ratio du fond de roulement)
<text:bookmark-end text:name="OrgXref.orga7bdb3f"/></text:p>
              <text:p text:style-name="OrgFixedWidthBlock">actif courants</text:p>
              <text:p text:style-name="OrgFixedWidthBlock">---------------</text:p>
              <text:p text:style-name="OrgFixedWidthBlockLastLine">passif courants</text:p>
              <text:list text:style-name="OrgNumberedList" text:continue-numbering="true">
                <text:list-item>
                  <text:p text:style-name="Text_20_body">
<text:bookmark-start text:name="OrgXref.orga0574f0"/>
<text:bookmark text:name="orga0574f0"/>Interprétation
<text:bookmark-end text:name="OrgXref.orga0574f0"/></text:p>
                  <text:p text:style-name="Text_20_body"><text:span text:style-name="Bold">Capacité d'une entreprise à faire face à ses obligations financières à court
terme lorsqu'elles viennent à échéance</text:span>
</text:p>
                  <text:list text:style-name="OrgBulletedList" text:continue-numbering="false">
                    <text:list-item>
                      <text:p text:style-name="Text_20_body">&lt; 1: la compagnie a de la misère à rembourser ses dettes
</text:p>
                    </text:list-item>
                    <text:list-item>
                      <text:p text:style-name="Text_20_body">&gt; 2: L'entreprise a trop de stocks
</text:p>
                    </text:list-item>
                    <text:list-item>
                      <text:p text:style-name="Text_20_body">[1.2, 2.0] : La majorité des analystes estiment que c'est idéal 
</text:p>
                    </text:list-item>
                  </text:list>
                </text:list-item>
              </text:list>
            </text:list-item>
            <text:list-item>
              <text:p text:style-name="Text_20_body">
<text:bookmark-start text:name="OrgXref.org130b623"/>
<text:bookmark text:name="org130b623"/>Ratio de liquidité relative (Ratio de liquidité immédiate)
<text:bookmark-end text:name="OrgXref.org130b623"/></text:p>
              <text:p text:style-name="OrgFixedWidthBlock">actif courant - stocks - frais payés d'avance</text:p>
              <text:p text:style-name="OrgFixedWidthBlock">---------------------------------------------</text:p>
              <text:p text:style-name="OrgFixedWidthBlockLastLine"> <text:s text:c="13"/>passif courant</text:p>
              <text:list text:style-name="OrgNumberedList" text:continue-numbering="true">
                <text:list-item>
                  <text:p text:style-name="Text_20_body">
<text:bookmark-start text:name="OrgXref.orge26a1fd"/>
<text:bookmark text:name="orge26a1fd"/>Interprétation
<text:bookmark-end text:name="OrgXref.orge26a1fd"/></text:p>
                  <text:p text:style-name="Text_20_body">*Indique si on peut rembourser le passif à court terme sans avoir à vendre les
stocks. Si le ratio est nettement inférieur au ratio de liquidé courante, cela
signifie que l'actif à court terme dépend étroitement des stocks.*
</text:p>
                  <text:list text:style-name="OrgBulletedList" text:continue-numbering="false">
                    <text:list-item>
                      <text:p text:style-name="Text_20_body">Idéal : [1,2]
</text:p>
                    </text:list-item>
                  </text:list>
                </text:list-item>
              </text:list>
            </text:list-item>
          </text:list>
        </text:list-item>
        <text:list-item>
          <text:p text:style-name="Text_20_body">
<text:bookmark-start text:name="OrgXref.org051f765"/>
<text:bookmark text:name="org051f765"/>Ratios d'endettement
<text:bookmark-end text:name="OrgXref.org051f765"/></text:p>
          <text:list text:style-name="OrgNumberedList" text:continue-numbering="true">
            <text:list-item>
              <text:p text:style-name="Text_20_body">
<text:bookmark-start text:name="OrgXref.org1484c78"/>
<text:bookmark text:name="org1484c78"/>Ratio d'endettement
<text:bookmark-end text:name="OrgXref.org1484c78"/></text:p>
              <text:p text:style-name="OrgFixedWidthBlock">passif total</text:p>
              <text:p text:style-name="OrgFixedWidthBlock">------------</text:p>
              <text:p text:style-name="OrgFixedWidthBlockLastLine">actif total</text:p>
              <text:list text:style-name="OrgNumberedList" text:continue-numbering="true">
                <text:list-item>
                  <text:p text:style-name="Text_20_body">
<text:bookmark-start text:name="OrgXref.org019d327"/>
<text:bookmark text:name="org019d327"/>Interprétation
<text:bookmark-end text:name="OrgXref.org019d327"/></text:p>
                  <text:p text:style-name="Text_20_body">Capacité de respecter ses engagements à long terme
</text:p>
                  <text:list text:style-name="OrgBulletedList" text:continue-numbering="false">
                    <text:list-item>
                      <text:p text:style-name="Text_20_body">&lt; 30% : Excellent
</text:p>
                    </text:list-item>
                    <text:list-item>
                      <text:p text:style-name="Text_20_body">[30%, 36%] : bon
</text:p>
                    </text:list-item>
                    <text:list-item>
                      <text:p text:style-name="Text_20_body">&gt; 40% : Problématique
</text:p>
                    </text:list-item>
                  </text:list>
                </text:list-item>
              </text:list>
            </text:list-item>
            <text:list-item>
              <text:p text:style-name="Text_20_body">
<text:bookmark-start text:name="OrgXref.org8f8012d"/>
<text:bookmark text:name="org8f8012d"/>Ratio de la couverture des intérêts
<text:bookmark-end text:name="OrgXref.org8f8012d"/></text:p>
              <text:p text:style-name="OrgFixedWidthBlock">Résultat avant intérêts et impôts</text:p>
              <text:p text:style-name="OrgFixedWidthBlock">---------------------------------</text:p>
              <text:p text:style-name="OrgFixedWidthBlockLastLine"> <text:s text:c="6"/>Intérêts</text:p>
              <text:list text:style-name="OrgNumberedList" text:continue-numbering="true">
                <text:list-item>
                  <text:p text:style-name="Text_20_body">
<text:bookmark-start text:name="OrgXref.org03a74b4"/>
<text:bookmark text:name="org03a74b4"/>Interprétation
<text:bookmark-end text:name="OrgXref.org03a74b4"/></text:p>
                  <text:p text:style-name="Text_20_body">Indique dans quelle mesure les intérêts débiteurs sont couverts par les flux de
trésorie de la société.
</text:p>
                  <text:list text:style-name="OrgBulletedList" text:continue-numbering="false">
                    <text:list-item>
                      <text:p text:style-name="Text_20_body">&lt; 1 : La société peut éprouver de véritables difficultés à régler ses intérêts
débiteurs et le risque de défaut de paiement est jugé élevé.
</text:p>
                    </text:list-item>
                    <text:list-item>
                      <text:p text:style-name="Text_20_body">&gt; 1.5 : Idéal
</text:p>
                    </text:list-item>
                  </text:list>
                </text:list-item>
              </text:list>
            </text:list-item>
          </text:list>
        </text:list-item>
        <text:list-item>
          <text:p text:style-name="Text_20_body">
<text:bookmark-start text:name="OrgXref.orgc8f4147"/>
<text:bookmark text:name="orgc8f4147"/>Ratios de performance
<text:bookmark-end text:name="OrgXref.orgc8f4147"/></text:p>
          <text:list text:style-name="OrgNumberedList" text:continue-numbering="true">
            <text:list-item>
              <text:p text:style-name="Text_20_body">
<text:bookmark-start text:name="OrgXref.org3454b83"/>
<text:bookmark text:name="org3454b83"/>Ratio de rotation de l'actif
<text:bookmark-end text:name="OrgXref.org3454b83"/></text:p>
              <text:p text:style-name="OrgFixedWidthBlock"> <text:s text:c="5"/>Ventes nettes</text:p>
              <text:p text:style-name="OrgFixedWidthBlock">-------------------------</text:p>
              <text:p text:style-name="OrgFixedWidthBlock">Valeur moyenne de l'actif</text:p>
              <text:p text:style-name="OrgFixedWidthBlock"/>
              <text:p text:style-name="OrgFixedWidthBlock">Valeur moyenne = (montant de fin + montant de début) / 2</text:p>
              <text:p text:style-name="OrgFixedWidthBlockLastLine">Ventes nettes = ventes moins les rendus, rabais et escomptes sur les ventes</text:p>
              <text:list text:style-name="OrgNumberedList" text:continue-numbering="true">
                <text:list-item>
                  <text:p text:style-name="Text_20_body">
<text:bookmark-start text:name="OrgXref.org3cdf655"/>
<text:bookmark text:name="org3cdf655"/>Interprétation
<text:bookmark-end text:name="OrgXref.org3cdf655"/></text:p>
                  <text:list text:style-name="OrgBulletedList" text:continue-numbering="false">
                    <text:list-item>
                      <text:p text:style-name="Text_20_body">Il indique le montant du chiffre d'affaires généré par chaque dollar investi
dans l'actif total.
</text:p>
                    </text:list-item>
                    <text:list-item>
                      <text:p text:style-name="Text_20_body">Habituellement, plus le ratio est élevé, plus la gestion des actifs est
optimale.
</text:p>
                    </text:list-item>
                    <text:list-item>
                      <text:p text:style-name="Text_20_body">Par exemple, un ratio de 0,60 $ indique que chaque dollar investi rapporte
0,60 $ de ventes nettes.
</text:p>
                    </text:list-item>
                    <text:list-item>
                      <text:p text:style-name="Text_20_body">Ce ratio est utile pour se comparer à ses concurrents.
</text:p>
                    </text:list-item>
                  </text:list>
                </text:list-item>
              </text:list>
            </text:list-item>
            <text:list-item>
              <text:p text:style-name="Text_20_body">
<text:bookmark-start text:name="OrgXref.orgf006858"/>
<text:bookmark text:name="orgf006858"/>Ratio de rotation des comptes clients
<text:bookmark-end text:name="OrgXref.orgf006858"/></text:p>
              <text:p text:style-name="OrgFixedWidthBlock"> <text:s text:c="8"/>ventes nettes</text:p>
              <text:p text:style-name="OrgFixedWidthBlock">----------------------------------</text:p>
              <text:p text:style-name="OrgFixedWidthBlock">Valeur moyenne des comptes clients</text:p>
              <text:p text:style-name="OrgFixedWidthBlock"/>
              <text:p text:style-name="OrgFixedWidthBlock">Valeur moyenne = (montant de fin + montant de début) / 2</text:p>
              <text:p text:style-name="OrgFixedWidthBlockLastLine">Ventes nettes = ventes moins les rendus, rabais et escomptes sur les ventes</text:p>
              <text:list text:style-name="OrgNumberedList" text:continue-numbering="true">
                <text:list-item>
                  <text:p text:style-name="Text_20_body">
<text:bookmark-start text:name="OrgXref.org50b54b1"/>
<text:bookmark text:name="org50b54b1"/>Interprétation
<text:bookmark-end text:name="OrgXref.org50b54b1"/></text:p>
                  <text:list text:style-name="OrgBulletedList" text:continue-numbering="false">
                    <text:list-item>
                      <text:p text:style-name="Text_20_body">Il mesure le nombre de fois qu’une entreprise transforme ses créances clients en
ventes.
</text:p>
                    </text:list-item>
                    <text:list-item>
                      <text:p text:style-name="Text_20_body">Plus ce ratio est faible, plus l’entreprise s’expose aux risques de non-paiement de la
part de ses partenaires, et plus elle devra revoir sa politique de crédit. Il s’agit donc,
pour l’entreprise, de trouver un juste milieu entre les créances accordées et les ventes
à générer via le crédit.
</text:p>
                    </text:list-item>
                    <text:list-item>
                      <text:p text:style-name="Text_20_body">Un ratio de 15 signifie que l’entreprise collecte 15 fois ses compte-client par année. On
peut également conclure que ça lui prend en moyenne 24,3 jours pour collecter ses
clients (ratio du délai de recouvrement des c.c. 365/15).
</text:p>
                    </text:list-item>
                  </text:list>
                </text:list-item>
              </text:list>
            </text:list-item>
            <text:list-item>
              <text:p text:style-name="Text_20_body">
<text:bookmark-start text:name="OrgXref.org9027a8a"/>
<text:bookmark text:name="org9027a8a"/>Ratio du délai de recouvrement des comptes clients
<text:bookmark-end text:name="OrgXref.org9027a8a"/></text:p>
              <text:p text:style-name="OrgFixedWidthBlock"> <text:s text:c="8"/>365 jours</text:p>
              <text:p text:style-name="OrgFixedWidthBlock">----------------------------</text:p>
              <text:p text:style-name="OrgFixedWidthBlockLastLine">Rotation des Comptes Clients</text:p>
              <text:list text:style-name="OrgNumberedList" text:continue-numbering="true">
                <text:list-item>
                  <text:p text:style-name="Text_20_body">
<text:bookmark-start text:name="OrgXref.org4a04a6a"/>
<text:bookmark text:name="org4a04a6a"/>Interprétation
<text:bookmark-end text:name="OrgXref.org4a04a6a"/></text:p>
                  <text:list text:style-name="OrgBulletedList" text:continue-numbering="false">
                    <text:list-item>
                      <text:p text:style-name="Text_20_body">Mesure le nombre moyen de jours qu’il faut aux clients pour payer leurs comptes.
</text:p>
                    </text:list-item>
                    <text:list-item>
                      <text:p text:style-name="Text_20_body">Donne une indication de l’efficacité des politiques de crédit et de recouvrement en
vigueur dans l’entreprise.
</text:p>
                    </text:list-item>
                    <text:list-item>
                      <text:p text:style-name="Text_20_body">Permet de déterminer si les modalités de crédit dont se sert l’entreprise sont réalistes.
</text:p>
                    </text:list-item>
                    <text:list-item>
                      <text:p text:style-name="Text_20_body">Pour déterminer si le délai moyen de recouvrement des comptes clients est adéquat, il
suffit de le comparer aux modalités de crédit que vous offrez à vos clients.
</text:p>
                      <text:list text:style-name="OrgBulletedList" text:continue-numbering="true">
                        <text:list-item>
                          <text:p text:style-name="Text_20_body">Par exemple, si vous donnez à vos clients 30 jours pour payer leur facture et que
votre délai moyen de recouvrement des comptes clients est de 45 jours, il y a un
problème; en revanche, si le délai moyen est inférieur à 30 jours, c’est une bonne
nouvelle.
</text:p>
                        </text:list-item>
                      </text:list>
                    </text:list-item>
                  </text:list>
                </text:list-item>
              </text:list>
            </text:list-item>
            <text:list-item>
              <text:p text:style-name="Text_20_body">
<text:bookmark-start text:name="OrgXref.orgd9e7a30"/>
<text:bookmark text:name="orgd9e7a30"/>Ratio de rotation stocks
<text:bookmark-end text:name="OrgXref.orgd9e7a30"/></text:p>
              <text:p text:style-name="OrgFixedWidthBlock"> <text:s text:c="3"/>Coûts des ventes</text:p>
              <text:p text:style-name="OrgFixedWidthBlock">-------------------------</text:p>
              <text:p text:style-name="OrgFixedWidthBlockLastLine">Valeur moyenne des stocks</text:p>
              <text:list text:style-name="OrgNumberedList" text:continue-numbering="true">
                <text:list-item>
                  <text:p text:style-name="Text_20_body">
<text:bookmark-start text:name="OrgXref.org4819bbb"/>
<text:bookmark text:name="org4819bbb"/>Interprétation
<text:bookmark-end text:name="OrgXref.org4819bbb"/></text:p>
                  <text:list text:style-name="OrgBulletedList" text:continue-numbering="false">
                    <text:list-item>
                      <text:p text:style-name="Text_20_body">Un faible ratio de rotation est généralement de mauvais augure, car les produits ont
tendance à s'abîmer s'ils restent trop longtemps dans un entrepôt.
</text:p>
                    </text:list-item>
                    <text:list-item>
                      <text:p text:style-name="Text_20_body">Les sociétés qui vendent des biens périssables ont un ratio de rotation très élevé.
</text:p>
                    </text:list-item>
                    <text:list-item>
                      <text:p text:style-name="Text_20_body">Ce ratio est utile pour se comparer à ses concurrents.
</text:p>
                    </text:list-item>
                    <text:list-item>
                      <text:p text:style-name="Text_20_body">Voici un lien utile afin de pouvoir comparer le ratio de votre entreprise à celui de votre
secteur d’activité :
<text:a xlink:type="simple" xlink:href="https://www.bdc.ca/fr/articles-outils/boite-outils-entrepreneur/evaluation-entreprise/pages/rotation-stocks-outil-analyse-comparative.aspx?ChangeIndustry=1">https://www.bdc.ca/fr/articles-outils/boite-outils-entrepreneur/evaluation-entreprise/pages/rotation-stocks-outil-analyse-comparative.aspx?ChangeIndustry=1</text:a>
</text:p>
                    </text:list-item>
                  </text:list>
                </text:list-item>
              </text:list>
            </text:list-item>
            <text:list-item>
              <text:p text:style-name="Text_20_body">
<text:bookmark-start text:name="OrgXref.org144d3b0"/>
<text:bookmark text:name="org144d3b0"/>Ratio de rotation de l'actif immobilisé
<text:bookmark-end text:name="OrgXref.org144d3b0"/></text:p>
              <text:p text:style-name="OrgFixedWidthBlock"> <text:s text:c="11"/>ventes nettes</text:p>
              <text:p text:style-name="OrgFixedWidthBlock">--------------------------------------</text:p>
              <text:p text:style-name="OrgFixedWidthBlock">valeur moyenne des actifs non courants</text:p>
              <text:p text:style-name="OrgFixedWidthBlock"/>
              <text:p text:style-name="OrgFixedWidthBlock">Valeur moyenne = (montant de fin + montant de début) / 2</text:p>
              <text:p text:style-name="OrgFixedWidthBlockLastLine">Ventes nettes = ventes moins les rendus, rabais et escomptes sur les ventes</text:p>
              <text:list text:style-name="OrgNumberedList" text:continue-numbering="true">
                <text:list-item>
                  <text:p text:style-name="Text_20_body">
<text:bookmark-start text:name="OrgXref.org5bf4d05"/>
<text:bookmark text:name="org5bf4d05"/>Interprétation
<text:bookmark-end text:name="OrgXref.org5bf4d05"/></text:p>
                  <text:list text:style-name="OrgBulletedList" text:continue-numbering="false">
                    <text:list-item>
                      <text:p text:style-name="Text_20_body">Le ratio de rotation des immobilisations (rotation de l’actif immobilisé)
indique combien de revenus génère chaque dollar investi dans les
immobilisations.
</text:p>
                    </text:list-item>
                    <text:list-item>
                      <text:p text:style-name="Text_20_body">Habituellement, plus le ratio est élevé, plus la gestion des actifs
immobilisés est optimale.
</text:p>
                    </text:list-item>
                    <text:list-item>
                      <text:p text:style-name="Text_20_body">Attention à l’interprétation du ratio: Une entreprise bien installée possédant
de vieux équipements fortement amortie aurait un meilleur résultat en
opposition à une plus jeune entreprise possédant de nouveaux équipements.
</text:p>
                    </text:list-item>
                    <text:list-item>
                      <text:p text:style-name="Text_20_body">Il faut donc comparer des entreprises possédant des immobilisations d’âge
comparable.
</text:p>
                    </text:list-item>
                  </text:list>
                </text:list-item>
              </text:list>
            </text:list-item>
          </text:list>
        </text:list-item>
        <text:list-item>
          <text:p text:style-name="Text_20_body">
<text:bookmark-start text:name="OrgXref.org067d80f"/>
<text:bookmark text:name="org067d80f"/>Ratios de rentabilité (rendement)
<text:bookmark-end text:name="OrgXref.org067d80f"/></text:p>
          <text:list text:style-name="OrgNumberedList" text:continue-numbering="true">
            <text:list-item>
              <text:p text:style-name="Text_20_body">
<text:bookmark-start text:name="OrgXref.org6a7a1a0"/>
<text:bookmark text:name="org6a7a1a0"/>Ratio de la marge nette
<text:bookmark-end text:name="OrgXref.org6a7a1a0"/></text:p>
              <text:p text:style-name="OrgFixedWidthBlock">Résultats nets</text:p>
              <text:p text:style-name="OrgFixedWidthBlock">--------------</text:p>
              <text:p text:style-name="OrgFixedWidthBlock">Ventes nettes</text:p>
              <text:p text:style-name="OrgFixedWidthBlock"/>
              <text:p text:style-name="OrgFixedWidthBlock">Ventes nettes : ventes moins les rendus, rabais et escomptes sur les ventes</text:p>
              <text:p text:style-name="OrgFixedWidthBlock">Résultat net : résultat brut moins les charges</text:p>
              <text:p text:style-name="OrgFixedWidthBlockLastLine">Résultat brut : ventes moins le coût des vente</text:p>
              <text:list text:style-name="OrgNumberedList" text:continue-numbering="true">
                <text:list-item>
                  <text:p text:style-name="Text_20_body">
<text:bookmark-start text:name="OrgXref.org5739f9d"/>
<text:bookmark text:name="org5739f9d"/>Interprétation
<text:bookmark-end text:name="OrgXref.org5739f9d"/></text:p>
                  <text:p text:style-name="Text_20_body">Rentabilité de l'exploitation
Ce ratio indique la partie des ventes qui contribue au bénéfice de l'entreprise.
</text:p>
                  <text:list text:style-name="OrgBulletedList" text:continue-numbering="false">
                    <text:list-item>
                      <text:p text:style-name="Text_20_body">Le ratio ne sert à rien si l'entreprise perd de l'argent, car elle ne fait
alors pas de profit.
</text:p>
                    </text:list-item>
                    <text:list-item>
                      <text:p text:style-name="Text_20_body">Lorsque le ratio de marge bénéficiaire nette (marge nette) est faible, cela
peut être attribuable à la stratégie prix et/ou à l'incidence que la
concurrence a sur la marge.
</text:p>
                    </text:list-item>
                    <text:list-item>
                      <text:p text:style-name="Text_20_body">Une marge élevée est un bon signe
</text:p>
                    </text:list-item>
                    <text:list-item>
                      <text:p text:style-name="Text_20_body">Ce ratio est utile pour se comparer à ses concurrents.
</text:p>
                    </text:list-item>
                  </text:list>
                </text:list-item>
              </text:list>
            </text:list-item>
            <text:list-item>
              <text:p text:style-name="Text_20_body">
<text:bookmark-start text:name="OrgXref.org5c7810b"/>
<text:bookmark text:name="org5c7810b"/>Ratio de la marge brute
<text:bookmark-end text:name="OrgXref.org5c7810b"/></text:p>
              <text:p text:style-name="OrgFixedWidthBlock">Resultats bruts</text:p>
              <text:p text:style-name="OrgFixedWidthBlock">---------------</text:p>
              <text:p text:style-name="OrgFixedWidthBlockLastLine"> Ventes nettes</text:p>
              <text:list text:style-name="OrgNumberedList" text:continue-numbering="true">
                <text:list-item>
                  <text:p text:style-name="Text_20_body">
<text:bookmark-start text:name="OrgXref.orgb3f226b"/>
<text:bookmark text:name="orgb3f226b"/>Interprétation
<text:bookmark-end text:name="OrgXref.orgb3f226b"/></text:p>
                  <text:p text:style-name="Text_20_body">Indique le niveau de bénéfice généré par l'entreprise.
</text:p>
                  <text:p text:style-name="Text_20_body">Ce ratio témoigne de la politique de fixation des prix de la société et de la majoration
réelle des prix.
</text:p>
                  <text:p text:style-name="Text_20_body">Par exemple, si le ration de la marge bénéficiaire brute (marge brute) est de 33 %,
cela signifie que le prix des produits est majoré de 50 % (1/(1-33 %))-100 %).
</text:p>
                  <text:list text:style-name="OrgBulletedList" text:continue-numbering="false">
                    <text:list-item>
                      <text:p text:style-name="Text_20_body">Les résultats peuvent être biaisés si l'éventail de produits de la société est
très large.
</text:p>
                    </text:list-item>
                    <text:list-item>
                      <text:p text:style-name="Text_20_body">Ce ratio se révèle très utile lorsqu'il est comparé à ceux des exercices
antérieurs.
</text:p>
                    </text:list-item>
                    <text:list-item>
                      <text:p text:style-name="Text_20_body">En général, la marge bénéficiaire brute doit être stable. Elle ne doit pas
fluctuer d'une période à l'autre.
</text:p>
                    </text:list-item>
                  </text:list>
                </text:list-item>
              </text:list>
            </text:list-item>
            <text:list-item>
              <text:p text:style-name="Text_20_body">
<text:bookmark-start text:name="OrgXref.org29d0285"/>
<text:bookmark text:name="org29d0285"/>Ratio de rentabilité
<text:bookmark-end text:name="OrgXref.org29d0285"/></text:p>
              <text:p text:style-name="OrgFixedWidthBlock"> <text:s text:c="8"/>résultats nets</text:p>
              <text:p text:style-name="OrgFixedWidthBlock">-----------------------------------</text:p>
              <text:p text:style-name="OrgFixedWidthBlock">valeur moyenne des capitaux propres</text:p>
              <text:p text:style-name="OrgFixedWidthBlock"/>
              <text:p text:style-name="OrgFixedWidthBlock">Valeur moyenne = (Montant de fin + montant début)/2</text:p>
              <text:p text:style-name="OrgFixedWidthBlockLastLine">Résultat net = résultat brut moins les charges</text:p>
              <text:list text:style-name="OrgNumberedList" text:continue-numbering="true">
                <text:list-item>
                  <text:p text:style-name="Text_20_body">
<text:bookmark-start text:name="OrgXref.orgd9d8789"/>
<text:bookmark text:name="orgd9d8789"/>Interprétation
<text:bookmark-end text:name="OrgXref.orgd9d8789"/></text:p>
                  <text:p text:style-name="Text_20_body">Ce ratio indique le taux de rendement que l'entreprise tire de l'investissement
de ses propriétaires ou que les actionnaires obtiennent de leurs actions.
</text:p>
                  <text:p text:style-name="Text_20_body">Par exemple, si le ratio s'élève à 10 %, cela signifie que chaque dollar investi
à l'origine produit un actif de 10 cents.
</text:p>
                  <text:list text:style-name="OrgBulletedList" text:continue-numbering="false">
                    <text:list-item>
                      <text:p text:style-name="Text_20_body">Les sociétés à forte croissance devraient obtenir un rendement élevé des capitaux
propres.
</text:p>
                    </text:list-item>
                    <text:list-item>
                      <text:p text:style-name="Text_20_body">Le rendement moyen des capitaux propres au cours des 5 à 10 dernières années
donne une meilleure idée de la croissance à long terme.
</text:p>
                    </text:list-item>
                  </text:list>
                </text:list-item>
              </text:list>
            </text:list-item>
          </text:list>
        </text:list-item>
        <text:list-item>
          <text:p text:style-name="Text_20_body">
<text:bookmark-start text:name="OrgXref.orgacf11b0"/>
<text:bookmark text:name="orgacf11b0"/>Ratios de la valeur marchande
<text:bookmark-end text:name="OrgXref.orgacf11b0"/></text:p>
          <text:list text:style-name="OrgNumberedList" text:continue-numbering="true">
            <text:list-item>
              <text:p text:style-name="Text_20_body">
<text:bookmark-start text:name="OrgXref.orgda43792"/>
<text:bookmark text:name="orgda43792"/>Ratio du résultat par action
<text:bookmark-end text:name="OrgXref.orgda43792"/></text:p>
              <text:p text:style-name="OrgFixedWidthBlock"> <text:s text:c="11"/>Résultats nets</text:p>
              <text:p text:style-name="OrgFixedWidthBlock">------------------------------------------</text:p>
              <text:p text:style-name="OrgFixedWidthBlock">Nombre d'actions ordinaires en circulation</text:p>
              <text:p text:style-name="OrgFixedWidthBlock"/>
              <text:p text:style-name="OrgFixedWidthBlockLastLine">Résultats net = résultat brut moins les charges</text:p>
              <text:list text:style-name="OrgNumberedList" text:continue-numbering="true">
                <text:list-item>
                  <text:p text:style-name="Text_20_body">
<text:bookmark-start text:name="OrgXref.org1098417"/>
<text:bookmark text:name="org1098417"/>Interprétation
<text:bookmark-end text:name="OrgXref.org1098417"/></text:p>
                  <text:p text:style-name="Text_20_body">C'est le ratio le plus utilisé. Il indique le montant du bénéfice généré par la
société, par action.
</text:p>
                  <text:list text:style-name="OrgBulletedList" text:continue-numbering="false">
                    <text:list-item>
                      <text:p text:style-name="Text_20_body">On compare ce ratio avec les exercices précédents ainsi qu’avec d’autres
entreprises.
</text:p>
                    </text:list-item>
                    <text:list-item>
                      <text:p text:style-name="Text_20_body">Lorsque la société émet de nouvelles actions, il est beaucoup plus difficile
de comparer le BPA de l'exercice en cours et des exercices précédents.
</text:p>
                    </text:list-item>
                    <text:list-item>
                      <text:p text:style-name="Text_20_body">Le ratio du bénéfice par action (BPA ou du résultat par action) est
principalement utilisé pour les sociétés cotées en bourse. En soi, le BPA
n'indique pas grand-chose. Par contre, si vous le comparez au BPA d'un
trimestre ou d'un exercice antérieur, vous pouvez calculer le taux de
croissance du bénéfice (par action) de la société. Par exemple, une entreprise
qui augmente de 50 % en un an possède un excellent taux de croissance.
</text:p>
                    </text:list-item>
                  </text:list>
                </text:list-item>
              </text:list>
            </text:list-item>
            <text:list-item>
              <text:p text:style-name="Text_20_body">
<text:bookmark-start text:name="OrgXref.org6ca15f3"/>
<text:bookmark text:name="org6ca15f3"/>Ratio du cours/résultats
<text:bookmark-end text:name="OrgXref.org6ca15f3"/></text:p>
              <text:p text:style-name="OrgFixedWidthBlock">Cours du marché ordinaire</text:p>
              <text:p text:style-name="OrgFixedWidthBlock">-------------------------</text:p>
              <text:p text:style-name="OrgFixedWidthBlock">Résultat par action</text:p>
              <text:p text:style-name="OrgFixedWidthBlock"/>
              <text:p text:style-name="OrgFixedWidthBlockLastLine">Résultats net = résultat brut moins les charges</text:p>
              <text:list text:style-name="OrgNumberedList" text:continue-numbering="true">
                <text:list-item>
                  <text:p text:style-name="Text_20_body">
<text:bookmark-start text:name="OrgXref.org3dd7b62"/>
<text:bookmark text:name="org3dd7b62"/>Interprétation
<text:bookmark-end text:name="OrgXref.org3dd7b62"/></text:p>
                  <text:p text:style-name="Text_20_body">L'un des ratios les plus utilisés, il permet de comparer le prix courant au
bénéfice afin de déterminer si le titre est surévalué ou sous-évalué. Il
représente une attente quant au rendement futur de l'entreprise.
</text:p>
                  <text:list text:style-name="OrgBulletedList" text:continue-numbering="false">
                    <text:list-item>
                      <text:p text:style-name="Text_20_body">En règle générale, lorsque le ratio est élevé, cela signifie que les
investisseurs prévoient une forte croissance dans le futur.
</text:p>
                    </text:list-item>
                    <text:list-item>
                      <text:p text:style-name="Text_20_body">Le ratio cours/bénéfice (cours/résultats, C/B) moyen du marché est de 20 à 25
fois le bénéfice.
</text:p>
                    </text:list-item>
                    <text:list-item>
                      <text:p text:style-name="Text_20_body">Les sociétés qui perdent de l'argent n'ont pas de ratio C/B.
</text:p>
                    </text:list-item>
                    <text:list-item>
                      <text:p text:style-name="Text_20_body">On compare ce ratio avec les exercices précédents ainsi qu’avec d’autres
entreprises.
</text:p>
                    </text:list-item>
                    <text:list-item>
                      <text:p text:style-name="Text_20_body">Le ratio C/B ne détermine pas le cours de l'action. Un ratio C/B bas peut
indiquer que le bénéfice de l'entreprise est stable ou qu'il croît lentement,
comme il peut signifier que l'entreprise éprouve des difficultés financières.
</text:p>
                    </text:list-item>
                  </text:list>
                </text:list-item>
              </text:list>
            </text:list-item>
          </text:list>
        </text:list-item>
      </text:list>
      <text:h text:style-name="Heading_20_3" text:outline-level="3" text:is-list-header="false">
<text:bookmark-start text:name="OrgXref.orgbe3374d"/>
<text:bookmark text:name="orgbe3374d"/>Immobilisations et amortissement
<text:bookmark-end text:name="OrgXref.orgbe3374d"/></text:h>
      <text:list text:style-name="OrgNumberedList" text:continue-numbering="false">
        <text:list-item>
          <text:p text:style-name="Text_20_body">
<text:bookmark-start text:name="OrgXref.orgc6ffcb0"/>
<text:bookmark text:name="orgc6ffcb0"/>Vocabulaire
<text:bookmark-end text:name="OrgXref.orgc6ffcb0"/></text:p>
          <text:p text:style-name="Text_20_body"><text:span text:style-name="Bold">Actif immobilisé/Immobilisations</text:span> : 
</text:p>
          <text:list text:style-name="OrgBulletedList" text:continue-numbering="false">
            <text:list-item>
              <text:p text:style-name="Text_20_body">Destinés à être utilisés pour la production de bien ou pour gagner du revenu.
</text:p>
            </text:list-item>
            <text:list-item>
              <text:p text:style-name="Text_20_body">Destinés à être utilisés de façon durable
</text:p>
            </text:list-item>
            <text:list-item>
              <text:p text:style-name="Text_20_body">Non destinés à être vendus
</text:p>
            </text:list-item>
          </text:list>
          <text:list text:style-name="OrgNumberedList" text:continue-numbering="true">
            <text:list-item>
              <text:p text:style-name="Text_20_body">
<text:bookmark-start text:name="OrgXref.orgea37d86"/>
<text:bookmark text:name="orgea37d86"/>Catégories d'immobilisations
<text:bookmark-end text:name="OrgXref.orgea37d86"/></text:p>
              <text:list text:style-name="OrgNumberedList" text:continue-numbering="true">
                <text:list-item>
                  <text:p text:style-name="Text_20_body">
<text:bookmark-start text:name="OrgXref.org27e2ab1"/>
<text:bookmark text:name="org27e2ab1"/>Immobilisations corporelles
<text:bookmark-end text:name="OrgXref.org27e2ab1"/></text:p>
                  <text:list text:style-name="OrgBulletedList" text:continue-numbering="false">
                    <text:list-item>
                      <text:p text:style-name="Text_20_body">Biens amortissables : 
</text:p>
                      <text:list text:style-name="OrgBulletedList" text:continue-numbering="true">
                        <text:list-item>
                          <text:p text:style-name="Text_20_body">Immeubles
</text:p>
                        </text:list-item>
                        <text:list-item>
                          <text:p text:style-name="Text_20_body">Biens qui s'épuisent
</text:p>
                        </text:list-item>
                      </text:list>
                    </text:list-item>
                    <text:list-item>
                      <text:p text:style-name="Text_20_body">Biens non-ammortissables : 
</text:p>
                      <text:list text:style-name="OrgBulletedList" text:continue-numbering="true">
                        <text:list-item>
                          <text:p text:style-name="Text_20_body">Terrain
</text:p>
                        </text:list-item>
                      </text:list>
                    </text:list-item>
                  </text:list>
                </text:list-item>
                <text:list-item>
                  <text:p text:style-name="Text_20_body">
<text:bookmark-start text:name="OrgXref.org9fcef86"/>
<text:bookmark text:name="org9fcef86"/>Immobilisations incorporelles
<text:bookmark-end text:name="OrgXref.org9fcef86"/></text:p>
                  <text:list text:style-name="OrgBulletedList" text:continue-numbering="false">
                    <text:list-item>
                      <text:p text:style-name="Text_20_body">R&amp;D
</text:p>
                    </text:list-item>
                    <text:list-item>
                      <text:p text:style-name="Text_20_body">Droits d'auteur
</text:p>
                    </text:list-item>
                    <text:list-item>
                      <text:p text:style-name="Text_20_body">Franchises
</text:p>
                    </text:list-item>
                    <text:list-item>
                      <text:p text:style-name="Text_20_body">Licenses
</text:p>
                    </text:list-item>
                    <text:list-item>
                      <text:p text:style-name="Text_20_body">Marque de commerce
</text:p>
                    </text:list-item>
                    <text:list-item>
                      <text:p text:style-name="Text_20_body">Autres propriétés intellectuelles
</text:p>
                    </text:list-item>
                  </text:list>
                </text:list-item>
              </text:list>
            </text:list-item>
          </text:list>
        </text:list-item>
        <text:list-item>
          <text:p text:style-name="Text_20_body">
<text:bookmark-start text:name="OrgXref.org025441c"/>
<text:bookmark text:name="org025441c"/>Coût d'un actif immobilisé
<text:bookmark-end text:name="OrgXref.org025441c"/></text:p>
          <text:p text:style-name="Text_20_body">L'idée est de prendre en compte 
</text:p>
        </text:list-item>
      </text:list>
      <text:section text:style-name="OrgIndentedSection-Level-1" text:name="Section16">
        <table:table table:style-name="OrgTable">
          <table:table-column table:style-name="OrgTableColumn"/>
          <table:table-rows>
            <table:table-row>
              <table:table-cell table:style-name="OrgTblCellT">
                <text:p text:style-name="OrgTableContentsLeft">Coût de l'actif (prix affiché)</text:p>
              </table:table-cell>
            </table:table-row>
            <table:table-row>
              <table:table-cell table:style-name="OrgTblCell">
                <text:p text:style-name="OrgTableContentsLeft">+ Coûts de mise en service</text:p>
              </table:table-cell>
            </table:table-row>
            <table:table-row>
              <table:table-cell table:style-name="OrgTblCellB">
                <text:p text:style-name="OrgTableContentsLeft">+ Autres frais comme transport, préparation, installation</text:p>
              </table:table-cell>
            </table:table-row>
          </table:table-rows>
        </table:table>
      </text:section>
      <text:list text:style-name="OrgNumberedList" text:continue-numbering="true">
        <text:list-header>

</text:list-header>
        <text:list-item>
          <text:p text:style-name="Text_20_body">
<text:bookmark-start text:name="OrgXref.orgda294b7"/>
<text:bookmark text:name="orgda294b7"/>Coût Amortissable
<text:bookmark-end text:name="OrgXref.orgda294b7"/></text:p>
          <text:p text:style-name="Text_20_body">Si on achète un terrain et un immeuble pour un prix P, il faut déterminer quelle
partie est amortissable.
</text:p>
          <text:p text:style-name="Text_20_body">Une évaluation municipale par exemple dirait que l'immeuble vaut I et le terrain
vaut T.  Alors on va dire que P * (I/T) est le coût amortissable de l'immeuble.
</text:p>
          <text:p text:style-name="Text_20_body">Notons que nous n'avons pas nécéssairement I + T = P.  Nous utilisons les
évaluations pour obtenir un ratio de valeur, mais nous utilisons le coût d'achat
comme entrée pour avoir le coût amortissable.
</text:p>
        </text:list-item>
        <text:list-item>
          <text:p text:style-name="Text_20_body">
<text:bookmark-start text:name="OrgXref.org2a8bc34"/>
<text:bookmark text:name="org2a8bc34"/>Amortissement
<text:bookmark-end text:name="OrgXref.org2a8bc34"/></text:p>
          <text:list text:style-name="OrgNumberedList" text:continue-numbering="true">
            <text:list-item>
              <text:p text:style-name="Text_20_body">
<text:bookmark-start text:name="OrgXref.orge0a6d4c"/>
<text:bookmark text:name="orge0a6d4c"/>Amortissement linéaire
<text:bookmark-end text:name="OrgXref.orge0a6d4c"/></text:p>
              <text:p text:style-name="Text_20_body">L'immobilisation passe du coût initial <text:span text:style-name="Bold">P</text:span> à sa valeur résiduelle <text:span text:style-name="Bold">R</text:span> en <text:span text:style-name="Bold">n</text:span>
années en perdant <text:span text:style-name="Bold">(P-R)/n</text:span> à chaque année (sauf la première année où on prend
une fraction de ce montant correspondant à la fraction d'année d'utilisation(m/12)).
</text:p>
              <text:p text:style-name="Text_20_body">D<text:span text:style-name="OrgSubscript">1</text:span> = (m/12) * (P-R)/n
</text:p>
              <text:p text:style-name="Text_20_body">D<text:span text:style-name="OrgSubscript">t</text:span> = (P-R)/n
</text:p>
            </text:list-item>
            <text:list-item>
              <text:p text:style-name="Text_20_body">
<text:bookmark-start text:name="OrgXref.org8679ce9"/>
<text:bookmark text:name="org8679ce9"/>Amortissement à taux dégressif à taux constant
<text:bookmark-end text:name="OrgXref.org8679ce9"/></text:p>
              <text:p text:style-name="Text_20_body">Aller de <text:span text:style-name="Bold">P</text:span> à <text:span text:style-name="Bold">R</text:span> en <text:span text:style-name="Bold">n</text:span> étapes en multipliant par un facteur.
</text:p>
              <text:p text:style-name="Text_20_body">L'idée est en fait de multiplier la valeur de l'année précédente par un facteur
de sorte qu'après avoir multiplié par ce facteur <text:span text:style-name="Bold">n</text:span> fois, on fini par avoir
multiplié par <text:span text:style-name="Bold">R/P</text:span>.
</text:p>
            </text:list-item>
          </text:list>
        </text:list-item>
      </text:list>
      <text:section text:style-name="OrgIndentedSection-Level-2" text:name="Section17">
        <table:table table:style-name="OrgTable">
          <table:table-column table:style-name="OrgTableColumn"/>
          <table:table-column table:style-name="OrgTableColumn"/>
          <table:table-header-rows>
            <table:table-row>
              <table:table-cell table:style-name="OrgTblCellTB">
                <text:p text:style-name="OrgTableHeadingRight">Année</text:p>
              </table:table-cell>
              <table:table-cell table:style-name="OrgTblCellTB">
                <text:p text:style-name="OrgTableHeadingLeft">Valeur comptable</text:p>
              </table:table-cell>
            </table:table-row>
          </table:table-header-rows>
          <table:table-rows>
            <table:table-row>
              <table:table-cell table:style-name="OrgTblCellT">
                <text:p text:style-name="OrgTableContentsRight">0</text:p>
              </table:table-cell>
              <table:table-cell table:style-name="OrgTblCellT">
                <text:p text:style-name="OrgTableContentsLeft">P</text:p>
              </table:table-cell>
            </table:table-row>
            <table:table-row>
              <table:table-cell table:style-name="OrgTblCell">
                <text:p text:style-name="OrgTableContentsRight">1</text:p>
              </table:table-cell>
              <table:table-cell table:style-name="OrgTblCell">
                <text:p text:style-name="OrgTableContentsLeft">P (R/P)<text:span text:style-name="OrgSuperscript">1/n</text:span></text:p>
              </table:table-cell>
            </table:table-row>
            <table:table-row>
              <table:table-cell table:style-name="OrgTblCell">
                <text:p text:style-name="OrgTableContentsRight">2</text:p>
              </table:table-cell>
              <table:table-cell table:style-name="OrgTblCell">
                <text:p text:style-name="OrgTableContentsLeft">P (R/P)<text:span text:style-name="OrgSuperscript">1/n</text:span> (R/P)<text:span text:style-name="OrgSuperscript">1/n</text:span></text:p>
              </table:table-cell>
            </table:table-row>
            <table:table-row>
              <table:table-cell table:style-name="OrgTblCell">
                <text:p text:style-name="OrgTableContentsRight">…</text:p>
              </table:table-cell>
              <table:table-cell table:style-name="OrgTblCell">
                <text:p text:style-name="OrgTableContentsLeft">…</text:p>
              </table:table-cell>
            </table:table-row>
            <table:table-row>
              <table:table-cell table:style-name="OrgTblCellB">
                <text:p text:style-name="OrgTableContentsRight">n</text:p>
              </table:table-cell>
              <table:table-cell table:style-name="OrgTblCellB">
                <text:p text:style-name="OrgTableContentsLeft">P ( (R/P)<text:span text:style-name="OrgSuperscript">1/n</text:span> )<text:span text:style-name="OrgSuperscript">n</text:span> = P (R/P) = R</text:p>
              </table:table-cell>
            </table:table-row>
          </table:table-rows>
        </table:table>
      </text:section>
      <text:list text:style-name="OrgNumberedList" text:continue-numbering="true">
        <text:list-item>
          <text:list text:style-name="OrgNumberedList" text:continue-numbering="true">
            <text:list-header>
              <text:p text:style-name="Text_20_body">En pratique, on utilise la terminologie suivante:
On calcule un taux basé sur <text:span text:style-name="Bold">P</text:span>, <text:span text:style-name="Bold">R</text:span> et <text:span text:style-name="Bold">n</text:span>:
</text:p>
              <text:p text:style-name="Text_20_body">d = 1 - (R/P)<text:span text:style-name="OrgSuperscript">1/n</text:span>
</text:p>
              <text:p text:style-name="Text_20_body">et au lieu de soustraire le même montant à chaque année, on ammortit de
</text:p>
              <text:p text:style-name="Text_20_body">D<text:span text:style-name="OrgSubscript">t</text:span> = CNA<text:span text:style-name="OrgSubscript">t-1</text:span> * d
</text:p>
              <text:p text:style-name="Text_20_body">Ce qui correspond à multiplier par (R/P)<text:span text:style-name="OrgSuperscript">1/n</text:span>:
</text:p>
              <text:p text:style-name="Text_20_body">CNA<text:span text:style-name="OrgSubscript">t</text:span> = CNA<text:span text:style-name="OrgSubscript">t-1</text:span> - CNA<text:span text:style-name="OrgSubscript">t-1</text:span> * d = CNA<text:span text:style-name="OrgSubscript">t-1</text:span> * (1 - d) = CNA<text:span text:style-name="OrgSubscript">t-1</text:span> * (R/P)<text:span text:style-name="OrgSuperscript">1/n</text:span>
</text:p>
            </text:list-header>
            <text:list-item>
              <text:p text:style-name="Text_20_body">
<text:bookmark-start text:name="OrgXref.orgd3073cc"/>
<text:bookmark text:name="orgd3073cc"/>Amortissement Proportionnel à l'ordre inversé des années
<text:bookmark-end text:name="OrgXref.orgd3073cc"/></text:p>
              <text:p text:style-name="Text_20_body">Soit U<text:span text:style-name="OrgSubscript">t</text:span> = (P-R)(n - t + 1)/k la perte de valeur dans la première année <text:span text:style-name="Bold">d'utilisation</text:span>.
</text:p>
              <text:p text:style-name="Text_20_body">Si les années d'utilisation sont désynchronisées avec les périodes d'éxercice,
chaque année d'exercice ira chercher une partie de chaque année d'utilisation qui
la chevauchent.
</text:p>
              <text:p text:style-name="Text_20_body">Par exemple, pour une machinne achetée en fin avril de l'année 1: on a
U<text:span text:style-name="OrgSubscript">1</text:span> = (P-R)(n-1+1)/k, mais seulement (8/12)U<text:span text:style-name="OrgSubscript">1</text:span> sera mis dans les livres pour
l'année 1.
</text:p>
              <text:p text:style-name="Text_20_body">D<text:span text:style-name="OrgSubscript">1</text:span> = (8/12)U<text:span text:style-name="OrgSubscript">1</text:span>
</text:p>
              <text:p text:style-name="Text_20_body">À l'année fiscale 2, on a 4 mois qui font partie de la première année
d'utilisation (U<text:span text:style-name="OrgSubscript">1</text:span>).  L'amortissement à l'année 2 incluera (4/12)D<text:span text:style-name="OrgSubscript">1</text:span> et aussi (8/12)D<text:span text:style-name="OrgSubscript">2</text:span>
où
</text:p>
              <text:p text:style-name="Text_20_body">D<text:span text:style-name="OrgSubscript">2</text:span> = (4/12)U<text:span text:style-name="OrgSubscript">1</text:span> + (8/12)U<text:span text:style-name="OrgSubscript">2</text:span>
</text:p>
              <text:p text:style-name="Text_20_body"><text:span text:style-name="Bold">En passant, k = n(n+1)/2.</text:span>
</text:p>
              <text:p text:style-name="Text_20_body">/Sti que ça vaut pas la peine d'apprendre cet esti d'amortissement, come on.
R'garde, si j'ai besoin de faire un amortissement comme ça, j'ouvrirai un
livre./
</text:p>
            </text:list-item>
            <text:list-item>
              <text:p text:style-name="Text_20_body">
<text:bookmark-start text:name="OrgXref.orgc2135ad"/>
<text:bookmark text:name="orgc2135ad"/>Amortissement Proportionnel à l'utilisation
<text:bookmark-end text:name="OrgXref.orgc2135ad"/></text:p>
              <text:p text:style-name="Text_20_body">Ben simple: on remplace le <text:span text:style-name="Bold">n</text:span> par un volume total d'utilisation <text:span text:style-name="Bold">V</text:span>.
</text:p>
              <text:p text:style-name="Text_20_body">on a donc d = (P-R)/V
</text:p>
              <text:p text:style-name="Text_20_body">L'amortissement à l'année <text:span text:style-name="Bold">t</text:span> sera donné par le volume d'utilisation de v<text:span text:style-name="OrgSubscript">t</text:span> de
l'année <text:span text:style-name="Bold">t</text:span>.
</text:p>
              <text:p text:style-name="Text_20_body">D<text:span text:style-name="OrgSubscript">t</text:span> = d*v<text:span text:style-name="OrgSubscript">t</text:span>
</text:p>
              <text:p text:style-name="Text_20_body">Par exemple, ça pourrait être une voiture, <text:span text:style-name="Bold">V</text:span> serait le nombre total de
kilomètres qu'on prévoit faire avec la voiture et v<text:span text:style-name="OrgSubscript">t</text:span> serait le nombre de
kilomètres faits durant l'année <text:span text:style-name="Bold">t</text:span>.
</text:p>
            </text:list-item>
          </text:list>
        </text:list-item>
      </text:list>
      <text:h text:style-name="Heading_20_3" text:outline-level="3" text:is-list-header="false">
<text:bookmark-start text:name="OrgXref.org491b6f1"/>
<text:bookmark text:name="org491b6f1"/>Intérêt et valeur de l'argent dans le temps
<text:bookmark-end text:name="OrgXref.org491b6f1"/></text:h>
      <text:p text:style-name="Text_20_body">À cause des intérêts ou de l'inflation, un montant X<text:span text:style-name="OrgSubscript">1</text:span> à un temps T<text:span text:style-name="OrgSubscript">1</text:span> n'aura pas
la même valeur à un temps T<text:span text:style-name="OrgSubscript">2</text:span>.  Les méthodes dans cette sections permettent de
trouver des équivalences entre des montants d'argents à différents temps.
</text:p>
      <text:p text:style-name="Text_20_body">Les facteurs d'actualisations permettent d'établire ces équivalences.
</text:p>
      <text:p text:style-name="Text_20_body">Les taux effectifs permettent de comparer des situations avec des fréquences de
capitalisations différentes.
</text:p>
      <text:list text:style-name="OrgNumberedList" text:continue-numbering="false">
        <text:list-item>
          <text:p text:style-name="Text_20_body">
<text:bookmark-start text:name="OrgXref.org427c7a0"/>
<text:bookmark text:name="org427c7a0"/>Valeur de l'argent dans le temps
<text:bookmark-end text:name="OrgXref.org427c7a0"/></text:p>
          <text:list text:style-name="OrgNumberedList" text:continue-numbering="true">
            <text:list-item>
              <text:p text:style-name="Text_20_body">
<text:bookmark-start text:name="OrgXref.org269bdc4"/>
<text:bookmark text:name="org269bdc4"/>La base
<text:bookmark-end text:name="OrgXref.org269bdc4"/></text:p>
              <text:p text:style-name="Text_20_body">Avec un taux i, un montant est multiplié par (1+i) à chaque période de
capitalisation.
</text:p>
              <text:p text:style-name="Text_20_body">Ainsi, un montant à l'année 0 aura été mutiplié par (1+i)<text:span text:style-name="OrgSuperscript">n</text:span> rendu à l'année n.
</text:p>
              <text:p text:style-name="Text_20_body">Ainsi, si on connait le montant à l'année n, on peut connaître le montant à
l'année 0 en multipliant par (1+i)<text:span text:style-name="OrgSuperscript">-n</text:span>.  Donc:
</text:p>
            </text:list-item>
          </text:list>
        </text:list-item>
      </text:list>
      <text:section text:style-name="OrgIndentedSection-Level-2" text:name="Section18">
        <table:table table:style-name="OrgTable">
          <table:table-column table:style-name="OrgTableColumn"/>
          <table:table-column table:style-name="OrgTableColumn"/>
          <table:table-rows>
            <table:table-row>
              <table:table-cell table:style-name="OrgTblCellT">
                <text:p text:style-name="OrgTableContentsLeft">(P/F, i, n)</text:p>
              </table:table-cell>
              <table:table-cell table:style-name="OrgTblCellT">
                <text:p text:style-name="OrgTableContentsLeft">(1+i)<text:span text:style-name="OrgSuperscript">-n</text:span></text:p>
              </table:table-cell>
            </table:table-row>
            <table:table-row>
              <table:table-cell table:style-name="OrgTblCellB">
                <text:p text:style-name="OrgTableContentsLeft">(F/P, i, n)</text:p>
              </table:table-cell>
              <table:table-cell table:style-name="OrgTblCellB">
                <text:p text:style-name="OrgTableContentsLeft">(1+i)<text:span text:style-name="OrgSuperscript">n</text:span></text:p>
              </table:table-cell>
            </table:table-row>
          </table:table-rows>
        </table:table>
      </text:section>
      <text:list text:style-name="OrgNumberedList" text:continue-numbering="true">
        <text:list-item>
          <text:list text:style-name="OrgNumberedList" text:continue-numbering="true">
            <text:list-header>

</text:list-header>
            <text:list-item>
              <text:p text:style-name="Text_20_body">
<text:bookmark-start text:name="OrgXref.orgc65d14a"/>
<text:bookmark text:name="orgc65d14a"/>Le reste
<text:bookmark-end text:name="OrgXref.orgc65d14a"/></text:p>
              <text:p text:style-name="Text_20_body">Avec des annuités, on dépose un montant A à chaque période. Au bout de n années,
le premier montant A déposé à l'année vaudrait A(1+i)<text:span text:style-name="OrgSuperscript">-1</text:span> à l'année 0, le montant
déposé à l'année 2 vaudrait A(1+i)<text:span text:style-name="OrgSuperscript">-2</text:span> à l'année 0.  Finalement le montant déposé
à l'année n vaudrait A(1+i)<text:span text:style-name="OrgSuperscript">-n</text:span> à l'année 0.
</text:p>
              <text:p text:style-name="Text_20_body">La somme est donc
</text:p>
              <text:p text:style-name="Text_20_body">A((1+i)<text:span text:style-name="OrgSuperscript">-1</text:span> + (1+i)<text:span text:style-name="OrgSuperscript">-2</text:span> + … + (1+i)<text:span text:style-name="OrgSuperscript">-n</text:span>) = P
</text:p>
              <text:p text:style-name="Text_20_body">Si on fait le même truc qu'avec une série géométrique pour trouver P/A = ξ, nous
avons
</text:p>
              <text:p text:style-name="Text_20_body">ξ = (1+i)<text:span text:style-name="OrgSuperscript">-1</text:span> + (1+i)<text:span text:style-name="OrgSuperscript">-2</text:span> + … + (1+i)<text:span text:style-name="OrgSuperscript">-n</text:span>
</text:p>
              <text:p text:style-name="Text_20_body">et
</text:p>
              <text:p text:style-name="Text_20_body">(1+i)ξ = 1 + (1+i)<text:span text:style-name="OrgSuperscript">-1</text:span> + (1+i)<text:span text:style-name="OrgSuperscript">-2</text:span> + … + (1+i)<text:span text:style-name="OrgSuperscript">-(n-1)</text:span> 
</text:p>
              <text:p text:style-name="Text_20_body">donc ξ - (1+i)ξ = -iξ = (1+i)<text:span text:style-name="OrgSuperscript">-n</text:span> - 1.
</text:p>
              <text:p text:style-name="Text_20_body">ou bien iξ = 1 - (1+i)<text:span text:style-name="OrgSuperscript">-n</text:span> et donc ξ = (1 - (1+i)<text:span text:style-name="OrgSuperscript">-n</text:span>)/i
</text:p>
              <text:p text:style-name="Text_20_body">On peut multiplier par (1+i)<text:span text:style-name="OrgSuperscript">n</text:span>/(1+i)<text:span text:style-name="OrgSuperscript">n</text:span> = 1 pour obtenir
</text:p>
            </text:list-item>
          </text:list>
        </text:list-item>
      </text:list>
      <text:section text:style-name="OrgIndentedSection-Level-2" text:name="Section19">
        <table:table table:style-name="OrgTable">
          <table:table-column table:style-name="OrgTableColumn"/>
          <table:table-column table:style-name="OrgTableColumn"/>
          <table:table-rows>
            <table:table-row>
              <table:table-cell table:style-name="OrgTblCellT">
                <text:p text:style-name="OrgTableContentsLeft">(P/A, i, n)</text:p>
              </table:table-cell>
              <table:table-cell table:style-name="OrgTblCellT">
                <text:p text:style-name="OrgTableContentsLeft">((1+i)<text:span text:style-name="OrgSuperscript">n</text:span> - 1)/(i(1+i)<text:span text:style-name="OrgSuperscript">n</text:span>)</text:p>
              </table:table-cell>
            </table:table-row>
            <table:table-row>
              <table:table-cell table:style-name="OrgTblCellB">
                <text:p text:style-name="OrgTableContentsLeft">(A/P, i, n)</text:p>
              </table:table-cell>
              <table:table-cell table:style-name="OrgTblCellB">
                <text:p text:style-name="OrgTableContentsLeft">1/(P/A, i, n)</text:p>
              </table:table-cell>
            </table:table-row>
          </table:table-rows>
        </table:table>
      </text:section>
      <text:list text:style-name="OrgNumberedList" text:continue-numbering="true">
        <text:list-item>
          <text:list text:style-name="OrgNumberedList" text:continue-numbering="true">
            <text:list-header>
              <text:p text:style-name="Text_20_body">pour avoir une formule sans exposants négatifs.
</text:p>
              <text:p text:style-name="Text_20_body">Les autres formules peuvent être obtenues ainsi:
</text:p>
            </text:list-header>
          </text:list>
        </text:list-item>
      </text:list>
      <text:section text:style-name="OrgIndentedSection-Level-2" text:name="Section20">
        <table:table table:style-name="OrgTable">
          <table:table-column table:style-name="OrgTableColumn"/>
          <table:table-column table:style-name="OrgTableColumn"/>
          <table:table-rows>
            <table:table-row>
              <table:table-cell table:style-name="OrgTblCellT">
                <text:p text:style-name="OrgTableContentsLeft">(F/A, i, n)</text:p>
              </table:table-cell>
              <table:table-cell table:style-name="OrgTblCellT">
                <text:p text:style-name="OrgTableContentsLeft">((1+i)<text:span text:style-name="OrgSuperscript">n</text:span> - 1)/i</text:p>
              </table:table-cell>
            </table:table-row>
            <table:table-row>
              <table:table-cell table:style-name="OrgTblCell">
                <text:p text:style-name="OrgTableContentsLeft">(A/F, i, n)</text:p>
              </table:table-cell>
              <table:table-cell table:style-name="OrgTblCell">
                <text:p text:style-name="OrgTableContentsLeft">i / ((1+i)<text:span text:style-name="OrgSuperscript">n</text:span> - 1)</text:p>
              </table:table-cell>
            </table:table-row>
            <table:table-row>
              <table:table-cell table:style-name="OrgTblCell">
                <text:p text:style-name="OrgTableContentsLeft">(P/G, i, n)</text:p>
              </table:table-cell>
              <table:table-cell table:style-name="OrgTblCell">
                <text:p text:style-name="OrgTableContentsLeft">…</text:p>
              </table:table-cell>
            </table:table-row>
            <table:table-row>
              <table:table-cell table:style-name="OrgTblCellB">
                <text:p text:style-name="OrgTableContentsLeft">(</text:p>
              </table:table-cell>
              <table:table-cell table:style-name="OrgTblCellB">
                <text:p text:style-name="OrgTableContentsLeft"/>
              </table:table-cell>
            </table:table-row>
          </table:table-rows>
        </table:table>
      </text:section>
      <text:list text:style-name="OrgNumberedList" text:continue-numbering="true">
        <text:list-item>
          <text:list text:style-name="OrgNumberedList" text:continue-numbering="true">
            <text:list-header>

</text:list-header>
            <text:list-item>
              <text:p text:style-name="Text_20_body">
<text:bookmark-start text:name="OrgXref.orgc432032"/>
<text:bookmark text:name="orgc432032"/>Cas spécial: Annuité à l'infini
<text:bookmark-end text:name="OrgXref.orgc432032"/></text:p>
              <text:p text:style-name="Text_20_body">Combien d'argent dois-je déposer dans un compte pour pouvoir retirer A<text:span text:style-name="OrgSubscript">∞</text:span> à
chaque année jusqu'à la fin des temps?  Pour que ça marche, c'est que les
intérêts qui me seront versés à chaque année vont être l'annuité.
</text:p>
              <text:p text:style-name="Text_20_body">Si je place 1000 à un taux <text:span text:style-name="Bold">i</text:span>, à chaque année, la banque va me donner
1000 ⋅ i.  Si je retire 1000 ⋅ i, il me reste encore 1000 et je pourrai retirer
1000 ⋅ i l'année prochaine.
</text:p>
              <text:p text:style-name="Text_20_body">Donc si je veux retirer A<text:span text:style-name="OrgSubscript">∞</text:span> par année jusqu'à la fin des temps, il faut que
</text:p>
              <text:p text:style-name="Text_20_body">A<text:span text:style-name="OrgSubscript">∞</text:span> = i ⋅ P.
</text:p>
              <text:p text:style-name="Text_20_body"><text:span text:style-name="Bold">Tout ce que c'est les annuités à l'infini, c'est de dire que je vais me payer
par l'intérêt à chaque année.</text:span>
</text:p>
              <text:p text:style-name="Text_20_body">Ou en d'autres termes, j'ai un projet qui me rapporte 100$ par année jusqu'à la
fin des temps.  Et le taux est de 7%.  Ça veut dire que la valeur actuelle de ce
projet est de 100/0.07 = 1428.57 parce que le projet est équivalent à mettre
1428.57 dans un compte avec un rendement de 7% et je vais recevoir 100$ par
année comme ce que le projet me donnerait.
</text:p>
              <text:p text:style-name="Text_20_body">Mathématiquement, notons que
</text:p>
              <text:p text:style-name="Text_20_body">(P/A, i, n) = (1 - (1+i)<text:span text:style-name="OrgSuperscript">-n</text:span>)/i
</text:p>
              <text:p text:style-name="Text_20_body">et que lorsque n → ∞, ceci tend vers (1+0)/i = 1/i. Notons que ceci requiert que
i &gt; 0 pour que (1+i) &gt; 1 pour que (1+i)<text:span text:style-name="OrgSuperscript">-n</text:span> → 0 quand n → ∞.
</text:p>
            </text:list-item>
          </text:list>
        </text:list-item>
        <text:list-item>
          <text:p text:style-name="Text_20_body">
<text:bookmark-start text:name="OrgXref.orgd47c79f"/>
<text:bookmark text:name="orgd47c79f"/>Taux nominal et périodes de capitalisation
<text:bookmark-end text:name="OrgXref.orgd47c79f"/></text:p>
          <text:p text:style-name="Text_20_body">Les termes d'un prêt ou d'un investissement expriment les taux sous la forme
</text:p>
          <text:p text:style-name="Text_20_body">"Un taux nominal de i<text:span text:style-name="OrgSubscript">nominal</text:span> par année capitalisée m fois par année"
</text:p>
          <text:p text:style-name="Text_20_body">Ceci veux dire que m fois par année, le montant sera multiplié par (1 + i/m).
Au bout d'une année, le montant aura été multiplié par (1 + i/m)<text:span text:style-name="OrgSuperscript">m</text:span>.
</text:p>
          <text:p text:style-name="Text_20_body">On appelle i<text:span text:style-name="OrgSubscript">eff</text:span> = (1 + i<text:span text:style-name="OrgSubscript">nom</text:span>/m)<text:span text:style-name="OrgSuperscript">m</text:span>.
</text:p>
          <text:p text:style-name="Text_20_body">Afin de pouvoir travailler avec des flux monétaires avec diverses fréquences de
capitalisation, nous devons transformer ces taux en taux effectifs de la même
fréquence (généralement on met tout en années).
</text:p>
          <text:p text:style-name="Text_20_body">Périodes de versements:
</text:p>
          <text:p text:style-name="Text_20_body">On a vu une formule pour avoir un taux effectif qui a un <text:span text:style-name="Bold">m</text:span> et un <text:span text:style-name="Bold">v</text:span>.  Ce
qu'on veut, c'est que
</text:p>
          <text:p text:style-name="Text_20_body">(1+i/m)<text:span text:style-name="OrgSuperscript">m</text:span> = (1 + i/v)<text:span text:style-name="OrgSuperscript">v</text:span>
</text:p>
          <text:p text:style-name="Text_20_body">On fait X<text:span text:style-name="OrgSuperscript">(1/v)</text:span> des deux côtés pour obtenir
</text:p>
          <text:p text:style-name="Text_20_body">((1+i<text:span text:style-name="OrgSubscript">1</text:span>/m)<text:span text:style-name="OrgSuperscript">m</text:span>)<text:span text:style-name="OrgSuperscript">1/v</text:span> = 1 + i<text:span text:style-name="OrgSubscript">2</text:span>/v <text:line-break/>⇒ (1 + i<text:span text:style-name="OrgSubscript">1</text:span>/m)<text:span text:style-name="OrgSuperscript">m/v</text:span> = 1 + i<text:span text:style-name="OrgSubscript">2</text:span>/v <text:line-break/>⇒ (1 + i<text:span text:style-name="OrgSubscript">1</text:span>/m)<text:span text:style-name="OrgSuperscript">m/v</text:span> - 1 = i<text:span text:style-name="OrgSubscript">2</text:span>/v <text:line-break/></text:p>
          <text:p text:style-name="Text_20_body">Exemple: un taux de 10% capitalisé mensuellement mais payés semestriellement
donne:
</text:p>
          <text:p text:style-name="Text_20_body">(1 + 0.10/12)<text:span text:style-name="OrgSuperscript">12</text:span> = (1 + i<text:span text:style-name="OrgSubscript">2</text:span>/2)<text:span text:style-name="OrgSuperscript">2</text:span>      <text:line-break/>⇒ (1 + 0.10/12)<text:span text:style-name="OrgSuperscript">6</text:span> = 1 + i<text:span text:style-name="OrgSubscript">2</text:span>/2       <text:line-break/>⇒ (1 + 0.10/12)<text:span text:style-name="OrgSuperscript">6</text:span> - 1 = 0.05105    <text:line-break/></text:p>
          <text:p text:style-name="Text_20_body">Ce qui veut dire que notre taux de 10% par année capitalisé mensuellement
correspond à un taux de 5.105% effectif par période de paiement.
</text:p>
          <text:p text:style-name="Text_20_body">Ça correspond aussi à un taux de 10.21% capitalisé semestriellement.
</text:p>
          <text:p text:style-name="Text_20_body">En effet:
</text:p>
          <text:p text:style-name="Text_20_body">(1 + 0.10/12)<text:span text:style-name="OrgSuperscript">12</text:span> = 1.1047
</text:p>
          <text:p text:style-name="Text_20_body">et 
</text:p>
          <text:p text:style-name="Text_20_body">(1 + 0.1021/2)<text:span text:style-name="OrgSuperscript">2</text:span> = 1.1047
</text:p>
          <text:p text:style-name="Text_20_body">Le 0.05105, c'est le i<text:span text:style-name="OrgSubscript">2</text:span>/v. C'est le taux effectif.  Si on veut un taux nominal
annuel, c'est i<text:span text:style-name="OrgSubscript">2</text:span> = 10.21%.
</text:p>
        </text:list-item>
      </text:list>
      <text:h text:style-name="Heading_20_3" text:outline-level="3" text:is-list-header="false">
<text:bookmark-start text:name="OrgXref.orgaada651"/>
<text:bookmark text:name="orgaada651"/>Interpolations:
<text:bookmark-end text:name="OrgXref.orgaada651"/></text:h>
      <text:p text:style-name="Text_20_body">Supposons une fonction y = f(x) et nous cherchons x<text:span text:style-name="OrgSuperscript">*</text:span> pour que f(x<text:span text:style-name="OrgSuperscript">*</text:span>) = y<text:span text:style-name="OrgSuperscript">*</text:span>,
</text:p>
      <text:p text:style-name="Text_20_body">Si on a x<text:span text:style-name="OrgSubscript">1</text:span>, x<text:span text:style-name="OrgSubscript">2</text:span> tels que f(x<text:span text:style-name="OrgSubscript">1</text:span>) &lt; y<text:span text:style-name="OrgSuperscript">*</text:span> &lt; f(x<text:span text:style-name="OrgSubscript">2</text:span>) (sans dire si x<text:span text:style-name="OrgSubscript">1</text:span> &gt; x<text:span text:style-name="OrgSubscript">2</text:span> ou x<text:span text:style-name="OrgSubscript">2</text:span> &gt; x<text:span text:style-name="OrgSubscript">2</text:span>), la
droite reliant (x<text:span text:style-name="OrgSubscript">2</text:span>, y<text:span text:style-name="OrgSubscript">2</text:span>) à (x<text:span text:style-name="OrgSuperscript">*</text:span>, y<text:span text:style-name="OrgSuperscript">*</text:span>) a la même pente que la droite reliant (x<text:span text:style-name="OrgSubscript">1</text:span>,
y<text:span text:style-name="OrgSubscript">1</text:span>) à (x<text:span text:style-name="OrgSubscript">2</text:span>, y<text:span text:style-name="OrgSubscript">2</text:span>) donc
</text:p>
      <text:p text:style-name="OrgFixedWidthBlock">x_2 - x^* <text:s text:c="4"/>x_2 - x_1 <text:s text:c="1"/>\\</text:p>
      <text:p text:style-name="OrgFixedWidthBlock">--------- <text:s text:c="1"/>= <text:s text:c="1"/>--------- <text:s text:c="1"/>\\</text:p>
      <text:p text:style-name="OrgFixedWidthBlock">y_2 - y^* <text:s text:c="4"/>y_2 - y_1 <text:s text:c="1"/>\\</text:p>
      <text:p text:style-name="OrgFixedWidthBlock"/>
      <text:p text:style-name="OrgFixedWidthBlock">Et on peut manipuler cette équation</text:p>
      <text:p text:style-name="OrgFixedWidthBlock"/>
      <text:p text:style-name="OrgFixedWidthBlock">x_1 - x^* <text:s text:c="3"/>x_2 - x_1 <text:s text:c="11"/>\\</text:p>
      <text:p text:style-name="OrgFixedWidthBlock">--------- <text:s text:c="1"/>= --------- (y_1 - y^*) <text:s text:c="1"/>\\</text:p>
      <text:p text:style-name="OrgFixedWidthBlock"> <text:s text:c="12"/>y_2 - y_1 <text:s text:c="11"/>\\</text:p>
      <text:p text:style-name="OrgFixedWidthBlock"/>
      <text:p text:style-name="OrgFixedWidthBlock"/>
      <text:p text:style-name="OrgFixedWidthBlock"> <text:s text:c="13"/>x_2 - x_1 <text:s text:c="11"/>\\</text:p>
      <text:p text:style-name="OrgFixedWidthBlock">-x^* = -x_1 + --------- (y_1 - y^*) <text:s text:c="1"/>\\</text:p>
      <text:p text:style-name="OrgFixedWidthBlock"> <text:s text:c="13"/>y_2 - y_1 <text:s text:c="11"/>\\</text:p>
      <text:p text:style-name="OrgFixedWidthBlock"/>
      <text:p text:style-name="OrgFixedWidthBlock">pour obtenir</text:p>
      <text:p text:style-name="OrgFixedWidthBlock"/>
      <text:p text:style-name="OrgFixedWidthBlock"> <text:s text:c="13"/>x_2 - x_1 <text:s text:c="11"/>\\</text:p>
      <text:p text:style-name="OrgFixedWidthBlock"> x^* = +x_1 - --------- (y_1 - y^*) <text:s text:c="1"/>\\</text:p>
      <text:p text:style-name="OrgFixedWidthBlock"> <text:s text:c="13"/>y_2 - y_1 <text:s text:c="11"/>\\</text:p>
      <text:p text:style-name="OrgFixedWidthBlock"/>
      <text:p text:style-name="OrgFixedWidthBlock">Et notons que dans les slides, c'est généralement présenté comme suit:</text:p>
      <text:p text:style-name="OrgFixedWidthBlock"/>
      <text:p text:style-name="OrgFixedWidthBlock"> <text:s text:c="13"/>x_2 - x_1 <text:s text:c="11"/>\\</text:p>
      <text:p text:style-name="OrgFixedWidthBlock"> x^* = +x_1 + --------- (y^* - y_1) <text:s text:c="1"/>\\</text:p>
      <text:p text:style-name="OrgFixedWidthBlockLastLine"> <text:s text:c="13"/>y_2 - y_1 <text:s text:c="11"/>\\</text:p>
      <text:p text:style-name="Text_20_body">x<text:span text:style-name="OrgSuperscript">*</text:span> = +x<text:span text:style-name="OrgSubscript">1</text:span> + (y<text:span text:style-name="OrgSuperscript">*</text:span> - y<text:span text:style-name="OrgSubscript">1</text:span>) ⋅ (x<text:span text:style-name="OrgSubscript">2</text:span> - x<text:span text:style-name="OrgSubscript">1</text:span>)/(y<text:span text:style-name="OrgSubscript">2</text:span> - y<text:span text:style-name="OrgSubscript">1</text:span>) <text:line-break/></text:p>
      <text:h text:style-name="Heading_20_2" text:outline-level="2" text:is-list-header="false">
<text:bookmark-start text:name="OrgXref.org77714b8"/>
<text:bookmark text:name="org77714b8"/>Travaux Pratiques (TP)
<text:bookmark-end text:name="OrgXref.org77714b8"/></text:h>
      <text:h text:style-name="Heading_20_2" text:outline-level="2" text:is-list-header="false">
<text:bookmark-start text:name="OrgXref.orgc3efdf0"/>
<text:bookmark text:name="orgc3efdf0"/>Feuille de formules
<text:bookmark-end text:name="OrgXref.orgc3efdf0"/></text:h>
      <text:list text:style-name="OrgBulletedList" text:continue-numbering="false">
        <text:list-item>
          <text:p text:style-name="Text_20_body"><text:span text:style-name="OrgCode">[✓] </text:span>États financiers <text:span text:style-name="OrgCode">[4/4]</text:span>
</text:p>
          <text:list text:style-name="OrgBulletedList" text:continue-numbering="true">
            <text:list-item>
              <text:p text:style-name="Text_20_body"><text:span text:style-name="OrgCode">[✓] </text:span>État des résultats
</text:p>
              <text:list text:style-name="OrgBulletedList" text:continue-numbering="true">
                <text:list-item>
                  <text:p text:style-name="Text_20_body"><text:span text:style-name="OrgCode">[✓] </text:span>Notes
</text:p>
                </text:list-item>
              </text:list>
            </text:list-item>
            <text:list-item>
              <text:p text:style-name="Text_20_body"><text:span text:style-name="OrgCode">[✓] </text:span>État de variations de CP
</text:p>
              <text:list text:style-name="OrgBulletedList" text:continue-numbering="true">
                <text:list-item>
                  <text:p text:style-name="Text_20_body"><text:span text:style-name="OrgCode">[✓] </text:span>Notes
</text:p>
                </text:list-item>
              </text:list>
            </text:list-item>
            <text:list-item>
              <text:p text:style-name="Text_20_body"><text:span text:style-name="OrgCode">[✓] </text:span>État des résultats
</text:p>
              <text:list text:style-name="OrgBulletedList" text:continue-numbering="true">
                <text:list-item>
                  <text:p text:style-name="Text_20_body"><text:span text:style-name="OrgCode">[✓] </text:span>Notes
</text:p>
                </text:list-item>
              </text:list>
            </text:list-item>
            <text:list-item>
              <text:p text:style-name="Text_20_body"><text:span text:style-name="OrgCode">[✓] </text:span>État des flux de trésorie
</text:p>
              <text:list text:style-name="OrgBulletedList" text:continue-numbering="true">
                <text:list-item>
                  <text:p text:style-name="Text_20_body"><text:span text:style-name="OrgCode">[✓] </text:span>Notes
</text:p>
                </text:list-item>
              </text:list>
            </text:list-item>
          </text:list>
        </text:list-item>
        <text:list-item>
          <text:p text:style-name="Text_20_body"><text:span text:style-name="OrgCode">[-] </text:span>Ratios <text:span text:style-name="OrgCode">[4/14]</text:span>
</text:p>
          <text:list text:style-name="OrgBulletedList" text:continue-numbering="true">
            <text:list-item>
nil
</text:list-item>
            <text:list-item>
nil
</text:list-item>
            <text:list-item>
nil
</text:list-item>
            <text:list-item>
nil
</text:list-item>
            <text:list-item>
nil
</text:list-item>
            <text:list-item>
nil
</text:list-item>
            <text:list-item>
nil
</text:list-item>
            <text:list-item>
nil
</text:list-item>
            <text:list-item>
nil
</text:list-item>
            <text:list-item>
nil
</text:list-item>
            <text:list-item>
nil
</text:list-item>
            <text:list-item>
nil
</text:list-item>
            <text:list-item>
nil
</text:list-item>
            <text:list-item>
nil
</text:list-item>
          </text:list>
        </text:list-item>
        <text:list-item>
          <text:p text:style-name="Text_20_body"><text:span text:style-name="OrgCode">[ ] </text:span>Cas de figure (valeur de l'argent dans le temps) <text:span text:style-name="OrgCode">[0/5]</text:span>
</text:p>
          <text:list text:style-name="OrgBulletedList" text:continue-numbering="true">
            <text:list-item>
              <text:p text:style-name="Text_20_body"><text:span text:style-name="OrgCode">[ ] </text:span>Annuités
</text:p>
            </text:list-item>
            <text:list-item>
              <text:p text:style-name="Text_20_body"><text:span text:style-name="OrgCode">[ ] </text:span>Gradient arithmétique
</text:p>
            </text:list-item>
            <text:list-item>
              <text:p text:style-name="Text_20_body"><text:span text:style-name="OrgCode">[ ] </text:span>Gradient géométrique
</text:p>
            </text:list-item>
            <text:list-item>
              <text:p text:style-name="Text_20_body"><text:span text:style-name="OrgCode">[ ] </text:span>Annuité à l'infini
</text:p>
            </text:list-item>
            <text:list-item>
              <text:p text:style-name="Text_20_body"><text:span text:style-name="OrgCode">[ ] </text:span>Formule d'interpolation (Slides extra MVH P35)
</text:p>
            </text:list-item>
          </text:list>
        </text:list-item>
        <text:list-item>
          <text:p text:style-name="Text_20_body"><text:span text:style-name="OrgCode">[ ] </text:span>Conversions de taux d'intérêts
</text:p>
        </text:list-item>
        <text:list-item>
          <text:p text:style-name="Text_20_body"><text:span text:style-name="OrgCode">[ ] </text:span>Amortissement
</text:p>
          <text:list text:style-name="OrgBulletedList" text:continue-numbering="true">
            <text:list-item>
              <text:p text:style-name="Text_20_body"><text:span text:style-name="OrgCode">[ ] </text:span>Note: Coût amortissable
</text:p>
            </text:list-item>
            <text:list-item>
              <text:p text:style-name="Text_20_body"><text:span text:style-name="OrgCode">[ ] </text:span>Amortissement Linéaire
</text:p>
            </text:list-item>
            <text:list-item>
              <text:p text:style-name="Text_20_body"><text:span text:style-name="OrgCode">[ ] </text:span>Amortissement Dégressif
</text:p>
            </text:list-item>
            <text:list-item>
              <text:p text:style-name="Text_20_body"><text:span text:style-name="OrgCode">[ ] </text:span>Amortissement Proportionnel à l'ordre inversé des années
</text:p>
            </text:list-item>
            <text:list-item>
              <text:p text:style-name="Text_20_body"><text:span text:style-name="OrgCode">[ ] </text:span>Amortissement Linéaire
</text:p>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hilippe Carphin</dc:creator>
    <meta:initial-creator>Philippe Carphin</meta:initial-creator>
    <dc:date>2019-01-19T15:43:13</dc:date>
    <meta:creation-date>2019-01-19T15:43:13</meta:creation-date>
    <meta:generator>Emacs 26.1 (Org mode 9.1.13)</meta:generator>
    <meta:keyword/>
    <dc:subject/>
    <dc:title>Économie de l'ingénieur</dc:title>
  </office:meta>
</office:document-meta>
</file>